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2cm" style:rel-column-width="10699*"/>
    </style:style>
    <style:style style:name="Tabela2.B" style:family="table-column">
      <style:table-column-properties style:column-width="13.388cm" style:rel-column-width="54836*"/>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6" style:family="table">
      <style:table-properties style:width="16.016cm" fo:margin-left="0cm" table:align="left" style:writing-mode="lr-tb"/>
    </style:style>
    <style:style style:name="Tabela6.A" style:family="table-column">
      <style:table-column-properties style:column-width="0.706cm"/>
    </style:style>
    <style:style style:name="Tabela6.B" style:family="table-column">
      <style:table-column-properties style:column-width="2.681cm"/>
    </style:style>
    <style:style style:name="Tabela6.C" style:family="table-column">
      <style:table-column-properties style:column-width="2.117cm"/>
    </style:style>
    <style:style style:name="Tabela6.D" style:family="table-column">
      <style:table-column-properties style:column-width="2.293cm"/>
    </style:style>
    <style:style style:name="Tabela6.E" style:family="table-column">
      <style:table-column-properties style:column-width="2.716cm"/>
    </style:style>
    <style:style style:name="Tabela6.F" style:family="table-column">
      <style:table-column-properties style:column-width="3.104cm"/>
    </style:style>
    <style:style style:name="Tabela6.G" style:family="table-column">
      <style:table-column-properties style:column-width="2.399cm"/>
    </style:style>
    <style:style style:name="Tabela6.A1" style:family="table-cell">
      <style:table-cell-properties fo:padding="0.097cm" fo:border-left="0.05pt solid #000000" fo:border-right="none" fo:border-top="0.05pt solid #000000" fo:border-bottom="0.05pt solid #000000"/>
    </style:style>
    <style:style style:name="Tabela6.G1" style:family="table-cell">
      <style:table-cell-properties fo:padding="0.097cm" fo:border="0.05pt solid #000000"/>
    </style:style>
    <style:style style:name="Tabela5" style:family="table">
      <style:table-properties style:width="16.016cm" fo:margin-left="0cm" table:align="left" style:writing-mode="lr-tb"/>
    </style:style>
    <style:style style:name="Tabela5.A" style:family="table-column">
      <style:table-column-properties style:column-width="0.706cm"/>
    </style:style>
    <style:style style:name="Tabela5.B" style:family="table-column">
      <style:table-column-properties style:column-width="2.681cm"/>
    </style:style>
    <style:style style:name="Tabela5.C" style:family="table-column">
      <style:table-column-properties style:column-width="2.117cm"/>
    </style:style>
    <style:style style:name="Tabela5.D" style:family="table-column">
      <style:table-column-properties style:column-width="2.293cm"/>
    </style:style>
    <style:style style:name="Tabela5.E" style:family="table-column">
      <style:table-column-properties style:column-width="2.716cm"/>
    </style:style>
    <style:style style:name="Tabela5.F" style:family="table-column">
      <style:table-column-properties style:column-width="3.104cm"/>
    </style:style>
    <style:style style:name="Tabela5.G" style:family="table-column">
      <style:table-column-properties style:column-width="2.399cm"/>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G1" style:family="table-cell">
      <style:table-cell-properties fo:background-color="transparent" fo:padding="0.097cm" fo:border="0.5pt solid #000000" style:writing-mode="page">
        <style:background-image/>
      </style:table-cell-properties>
    </style:style>
    <style:style style:name="Tabe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5.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ela5.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4.798cm" fo:margin-left="5.713cm" table:align="left" style:writing-mode="lr-tb"/>
    </style:style>
    <style:style style:name="Tabela4.A" style:family="table-column">
      <style:table-column-properties style:column-width="2.293cm"/>
    </style:style>
    <style:style style:name="Tabela4.B" style:family="table-column">
      <style:table-column-properties style:column-width="2.50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style:width="16.016cm" fo:margin-left="0.034cm" table:align="left" style:writing-mode="lr-tb"/>
    </style:style>
    <style:style style:name="Tabela3.A" style:family="table-column">
      <style:table-column-properties style:column-width="2.293cm"/>
    </style:style>
    <style:style style:name="Tabela3.B" style:family="table-column">
      <style:table-column-properties style:column-width="4.022cm"/>
    </style:style>
    <style:style style:name="Tabela3.C" style:family="table-column">
      <style:table-column-properties style:column-width="9.701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text-properties fo:font-size="12pt" fo:font-weight="bold" style:font-size-asian="12pt" style:font-weight-asian="bold"/>
    </style:style>
    <style:style style:name="P16" style:family="paragraph" style:parent-style-name="Standard">
      <style:paragraph-properties fo:text-align="center" style:justify-single-word="false"/>
      <style:text-properties style:font-size-complex="12pt"/>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2" style:family="paragraph" style:parent-style-name="Standard">
      <style:paragraph-properties fo:text-align="end" style:justify-single-word="false"/>
    </style:style>
    <style:style style:name="P23" style:family="paragraph" style:parent-style-name="Standard">
      <style:text-properties fo:text-transform="uppercase" fo:font-weight="bold" style:font-weight-asian="bold"/>
    </style:style>
    <style:style style:name="P24" style:family="paragraph" style:parent-style-name="Standard">
      <style:paragraph-properties fo:text-align="center" style:justify-single-word="false"/>
      <style:text-properties fo:text-transform="uppercase" fo:font-weight="bold" style:font-weight-asian="bold"/>
    </style:style>
    <style:style style:name="P25" style:family="paragraph" style:parent-style-name="Standard">
      <style:text-properties fo:color="#008000"/>
    </style:style>
    <style:style style:name="P26" style:family="paragraph" style:parent-style-name="Standard">
      <style:text-properties officeooo:paragraph-rsid="00211449"/>
    </style:style>
    <style:style style:name="P27" style:family="paragraph" style:parent-style-name="Standard">
      <style:paragraph-properties fo:text-align="center"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28"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29"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0" style:family="paragraph" style:parent-style-name="Standard">
      <style:paragraph-properties fo:text-align="center" style:justify-single-word="false"/>
      <style:text-properties style:use-window-font-color="true" style:font-name="Arial" fo:font-size="12pt" fo:language="pt" fo:country="BR" fo:font-style="italic" officeooo:rsid="00309fc4" officeooo:paragraph-rsid="0037dd62" style:font-name-asian="Times New Roman" style:font-size-asian="12pt" style:font-style-asian="italic" style:font-name-complex="Arial" style:font-size-complex="10pt" style:language-complex="ar" style:country-complex="SA" style:font-style-complex="italic"/>
    </style:style>
    <style:style style:name="P31" style:family="paragraph" style:parent-style-name="Standard">
      <style:text-properties officeooo:paragraph-rsid="00373bde"/>
    </style:style>
    <style:style style:name="P32" style:family="paragraph" style:parent-style-name="Standard">
      <style:text-properties officeooo:paragraph-rsid="00418f9c"/>
    </style:style>
    <style:style style:name="P33" style:family="paragraph" style:parent-style-name="Standard">
      <style:text-properties officeooo:paragraph-rsid="004954bb"/>
    </style:style>
    <style:style style:name="P34" style:family="paragraph" style:parent-style-name="Standard">
      <style:text-properties officeooo:paragraph-rsid="004b6c7c"/>
    </style:style>
    <style:style style:name="P35" style:family="paragraph" style:parent-style-name="Standard">
      <style:text-properties officeooo:paragraph-rsid="004b6c7c" style:font-name-complex="Arial"/>
    </style:style>
    <style:style style:name="P36" style:family="paragraph" style:parent-style-name="Standard">
      <style:text-properties style:font-name="Arial" officeooo:rsid="006ea126" officeooo:paragraph-rsid="004b6c7c" style:font-name-asian="Times New Roman" style:font-name-complex="Arial"/>
    </style:style>
    <style:style style:name="P37" style:family="paragraph" style:parent-style-name="Standard">
      <style:text-properties style:font-name="Arial" officeooo:rsid="00545491" officeooo:paragraph-rsid="004b6c7c" style:font-name-asian="Times New Roman" style:font-name-complex="Arial"/>
    </style:style>
    <style:style style:name="P38" style:family="paragraph" style:parent-style-name="Standard">
      <style:paragraph-properties fo:text-align="start" style:justify-single-word="false"/>
      <style:text-properties style:font-name="Arial"/>
    </style:style>
    <style:style style:name="P39" style:family="paragraph" style:parent-style-name="Standard">
      <style:paragraph-properties fo:text-align="start" style:justify-single-word="false"/>
      <style:text-properties style:font-name="Arial" fo:font-size="12pt" style:font-size-asian="12pt"/>
    </style:style>
    <style:style style:name="P40" style:family="paragraph" style:parent-style-name="Standard">
      <style:paragraph-properties fo:text-align="start" style:justify-single-word="false"/>
      <style:text-properties style:font-name="Arial" fo:font-size="12pt" fo:font-weight="normal" style:font-size-asian="12pt" style:font-weight-asian="normal" style:font-weight-complex="normal"/>
    </style:style>
    <style:style style:name="P41" style:family="paragraph" style:parent-style-name="Standard">
      <style:text-properties officeooo:rsid="0068e433" officeooo:paragraph-rsid="004b8c2a"/>
    </style:style>
    <style:style style:name="P42" style:family="paragraph" style:parent-style-name="Standard">
      <style:paragraph-properties fo:text-align="center" style:justify-single-word="false"/>
      <style:text-properties officeooo:rsid="0068e433" officeooo:paragraph-rsid="004b8c2a"/>
    </style:style>
    <style:style style:name="P43" style:family="paragraph" style:parent-style-name="Standard">
      <style:paragraph-properties fo:text-align="center" style:justify-single-word="false"/>
      <style:text-properties officeooo:rsid="0068e433" officeooo:paragraph-rsid="0091da4b"/>
    </style:style>
    <style:style style:name="P44" style:family="paragraph" style:parent-style-name="Standard">
      <style:text-properties style:text-position="0% 100%" officeooo:rsid="0068e433" officeooo:paragraph-rsid="004b6c7c"/>
    </style:style>
    <style:style style:name="P45" style:family="paragraph" style:parent-style-name="Standard">
      <style:text-properties officeooo:rsid="00314f88" officeooo:paragraph-rsid="004b6c7c"/>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officeooo:rsid="0046c2d1" officeooo:paragraph-rsid="004b6c7c"/>
    </style:style>
    <style:style style:name="P50" style:family="paragraph" style:parent-style-name="Standard">
      <style:text-properties officeooo:rsid="0046c2d1" officeooo:paragraph-rsid="005e1646"/>
    </style:style>
    <style:style style:name="P51" style:family="paragraph" style:parent-style-name="Standard">
      <style:text-properties officeooo:paragraph-rsid="00581d50"/>
    </style:style>
    <style:style style:name="P52"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53"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54" style:family="paragraph" style:parent-style-name="Standard">
      <style:text-properties officeooo:paragraph-rsid="002f91e5"/>
    </style:style>
    <style:style style:name="P55" style:family="paragraph" style:parent-style-name="Standard">
      <style:text-properties officeooo:paragraph-rsid="0074b3d3"/>
    </style:style>
    <style:style style:name="P56" style:family="paragraph" style:parent-style-name="Standard">
      <style:text-properties officeooo:paragraph-rsid="0077766b"/>
    </style:style>
    <style:style style:name="P57" style:family="paragraph" style:parent-style-name="Standard">
      <style:text-properties officeooo:rsid="0011faeb" officeooo:paragraph-rsid="006c5661"/>
    </style:style>
    <style:style style:name="P58" style:family="paragraph" style:parent-style-name="Standard">
      <style:text-properties officeooo:rsid="0011faeb" officeooo:paragraph-rsid="0082bc61"/>
    </style:style>
    <style:style style:name="P59" style:family="paragraph" style:parent-style-name="Standard">
      <style:paragraph-properties fo:text-align="center" style:justify-single-word="false"/>
      <style:text-properties officeooo:rsid="0011faeb" officeooo:paragraph-rsid="00899a1c"/>
    </style:style>
    <style:style style:name="P60" style:family="paragraph" style:parent-style-name="Standard">
      <style:paragraph-properties fo:text-align="justify" style:justify-single-word="false"/>
      <style:text-properties officeooo:rsid="0011faeb" officeooo:paragraph-rsid="008b7776"/>
    </style:style>
    <style:style style:name="P61" style:family="paragraph" style:parent-style-name="Standard">
      <style:text-properties officeooo:rsid="0011faeb" officeooo:paragraph-rsid="008a9af5"/>
    </style:style>
    <style:style style:name="P62" style:family="paragraph" style:parent-style-name="Standard">
      <style:text-properties officeooo:rsid="0011faeb" officeooo:paragraph-rsid="00955c1d"/>
    </style:style>
    <style:style style:name="P63" style:family="paragraph" style:parent-style-name="Standard">
      <style:text-properties officeooo:paragraph-rsid="005e1646"/>
    </style:style>
    <style:style style:name="P64" style:family="paragraph" style:parent-style-name="Standard">
      <style:text-properties officeooo:rsid="007beb7c" officeooo:paragraph-rsid="007beb7c"/>
    </style:style>
    <style:style style:name="P65" style:family="paragraph" style:parent-style-name="Standard">
      <style:text-properties officeooo:paragraph-rsid="007fa50e"/>
    </style:style>
    <style:style style:name="P66" style:family="paragraph" style:parent-style-name="Standard">
      <style:paragraph-properties fo:text-align="justify" style:justify-single-word="false"/>
      <style:text-properties officeooo:rsid="008b7776" officeooo:paragraph-rsid="008b7776"/>
    </style:style>
    <style:style style:name="P67" style:family="paragraph" style:parent-style-name="Standard">
      <style:paragraph-properties fo:margin-left="7.303cm" fo:margin-right="0cm" fo:text-indent="0cm" style:auto-text-indent="false"/>
    </style:style>
    <style:style style:name="P68" style:family="paragraph" style:parent-style-name="Standard">
      <style:paragraph-properties fo:margin-left="7.303cm" fo:margin-right="0cm" fo:text-indent="0cm" style:auto-text-indent="false"/>
      <style:text-properties style:font-name-complex="Arial"/>
    </style:style>
    <style:style style:name="P69" style:family="paragraph" style:parent-style-name="Standard">
      <style:paragraph-properties fo:margin-left="7.303cm" fo:margin-right="0cm" fo:text-indent="0cm" style:auto-text-indent="false" fo:break-before="page"/>
      <style:text-properties style:font-name-complex="Arial"/>
    </style:style>
    <style:style style:name="P70" style:family="paragraph" style:parent-style-name="Standard">
      <style:paragraph-properties fo:margin-left="0cm" fo:margin-right="0cm" fo:text-indent="1.9cm" style:auto-text-indent="false"/>
    </style:style>
    <style:style style:name="P71"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72" style:family="paragraph" style:parent-style-name="Text_20_body">
      <style:text-properties officeooo:paragraph-rsid="0033908b"/>
    </style:style>
    <style:style style:name="P73" style:family="paragraph" style:parent-style-name="Text_20_body">
      <style:text-properties officeooo:paragraph-rsid="0037dd62"/>
    </style:style>
    <style:style style:name="P74" style:family="paragraph" style:parent-style-name="Text_20_body">
      <style:text-properties style:use-window-font-color="true" style:font-name="Arial" fo:font-size="12pt" fo:language="pt" fo:country="BR" officeooo:rsid="00309fc4" officeooo:paragraph-rsid="0039fe83" style:font-name-asian="Times New Roman" style:font-size-asian="12pt" style:font-name-complex="Arial" style:font-size-complex="10pt" style:language-complex="ar" style:country-complex="SA"/>
    </style:style>
    <style:style style:name="P75" style:family="paragraph" style:parent-style-name="Text_20_body">
      <style:text-properties officeooo:rsid="00309fc4" officeooo:paragraph-rsid="0037dd62"/>
    </style:style>
    <style:style style:name="P76" style:family="paragraph" style:parent-style-name="Text_20_body">
      <style:text-properties officeooo:rsid="00309fc4" officeooo:paragraph-rsid="00322723"/>
    </style:style>
    <style:style style:name="P77" style:family="paragraph" style:parent-style-name="Text_20_body">
      <style:text-properties fo:font-style="normal" officeooo:rsid="0033908b" officeooo:paragraph-rsid="0037dd62" style:font-style-asian="normal" style:font-style-complex="normal"/>
    </style:style>
    <style:style style:name="P78" style:family="paragraph" style:parent-style-name="Text_20_body">
      <style:text-properties officeooo:paragraph-rsid="0045edfc"/>
    </style:style>
    <style:style style:name="P79"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80"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81" style:family="paragraph" style:parent-style-name="Table_20_Contents">
      <style:paragraph-properties fo:text-align="center" style:justify-single-word="false"/>
      <style:text-properties fo:font-weight="bold" officeooo:rsid="004b8c2a" officeooo:paragraph-rsid="0091da4b" style:font-weight-asian="bold" style:font-weight-complex="bold"/>
    </style:style>
    <style:style style:name="P82" style:family="paragraph" style:parent-style-name="Table_20_Contents">
      <style:paragraph-properties fo:text-align="center" style:justify-single-word="false"/>
      <style:text-properties officeooo:rsid="004b8c2a" officeooo:paragraph-rsid="004b8c2a"/>
    </style:style>
    <style:style style:name="P83" style:family="paragraph" style:parent-style-name="Table_20_Contents">
      <style:paragraph-properties fo:text-align="center" style:justify-single-word="false"/>
      <style:text-properties officeooo:rsid="004b8c2a" officeooo:paragraph-rsid="0087bddc"/>
    </style:style>
    <style:style style:name="P84" style:family="paragraph" style:parent-style-name="Table_20_Contents">
      <style:paragraph-properties fo:text-align="center" style:justify-single-word="false"/>
      <style:text-properties officeooo:rsid="004b8c2a" officeooo:paragraph-rsid="0090ca66"/>
    </style:style>
    <style:style style:name="P85" style:family="paragraph" style:parent-style-name="Table_20_Contents">
      <style:paragraph-properties fo:text-align="center" style:justify-single-word="false"/>
      <style:text-properties officeooo:rsid="004b8c2a" officeooo:paragraph-rsid="0091da4b"/>
    </style:style>
    <style:style style:name="P86"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87"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88" style:family="paragraph" style:parent-style-name="Table_20_Contents">
      <style:paragraph-properties fo:text-align="center" style:justify-single-word="false"/>
      <style:text-properties fo:font-style="italic" fo:font-weight="bold" officeooo:rsid="004b8c2a" officeooo:paragraph-rsid="0091da4b" style:font-style-asian="italic" style:font-weight-asian="bold" style:font-style-complex="italic" style:font-weight-complex="bold"/>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113" style:family="paragraph" style:parent-style-name="Table_20_Contents">
      <style:paragraph-properties fo:text-align="center" style:justify-single-word="false"/>
      <style:text-properties fo:font-style="normal" fo:font-weight="bold" officeooo:rsid="00899a1c" officeooo:paragraph-rsid="0091da4b" style:font-style-asian="normal" style:font-weight-asian="bold" style:font-style-complex="normal" style:font-weight-complex="bold"/>
    </style:style>
    <style:style style:name="P114" style:family="paragraph" style:parent-style-name="Table_20_Contents">
      <style:paragraph-properties fo:text-align="center" style:justify-single-word="false"/>
      <style:text-properties officeooo:rsid="008d97f8" officeooo:paragraph-rsid="008d97f8"/>
    </style:style>
    <style:style style:name="P115" style:family="paragraph" style:parent-style-name="Table_20_Contents">
      <style:paragraph-properties fo:text-align="center" style:justify-single-word="false"/>
      <style:text-properties officeooo:rsid="008d97f8" officeooo:paragraph-rsid="008f1cf2"/>
    </style:style>
    <style:style style:name="P116" style:family="paragraph" style:parent-style-name="Table_20_Contents">
      <style:paragraph-properties fo:text-align="center" style:justify-single-word="false"/>
      <style:text-properties officeooo:rsid="008d97f8" officeooo:paragraph-rsid="0090ca66"/>
    </style:style>
    <style:style style:name="P117" style:family="paragraph" style:parent-style-name="Table_20_Contents">
      <style:paragraph-properties fo:text-align="center" style:justify-single-word="false"/>
      <style:text-properties officeooo:rsid="008d97f8" officeooo:paragraph-rsid="0091739f"/>
    </style:style>
    <style:style style:name="P118" style:family="paragraph" style:parent-style-name="Table_20_Contents">
      <style:paragraph-properties fo:text-align="center" style:justify-single-word="false"/>
      <style:text-properties officeooo:rsid="008f1cf2" officeooo:paragraph-rsid="008f1cf2"/>
    </style:style>
    <style:style style:name="P119" style:family="paragraph" style:parent-style-name="Table_20_Contents">
      <style:paragraph-properties fo:text-align="center" style:justify-single-word="false"/>
      <style:text-properties officeooo:rsid="008f1cf2" officeooo:paragraph-rsid="0090ca66"/>
    </style:style>
    <style:style style:name="P120" style:family="paragraph" style:parent-style-name="Table_20_Contents">
      <style:paragraph-properties fo:text-align="center" style:justify-single-word="false"/>
      <style:text-properties officeooo:rsid="0091da4b" officeooo:paragraph-rsid="0091da4b"/>
    </style:style>
    <style:style style:name="P121" style:family="paragraph" style:parent-style-name="Contents_20_1">
      <style:paragraph-properties fo:margin-top="0cm" fo:margin-bottom="0cm" loext:contextual-spacing="false"/>
      <style:text-properties officeooo:paragraph-rsid="002bbbb6"/>
    </style:style>
    <style:style style:name="P122" style:family="paragraph" style:parent-style-name="REFERÊNCIA_20_BIBLIOGRÁFICA">
      <style:paragraph-properties fo:text-align="start" style:justify-single-word="false"/>
    </style:style>
    <style:style style:name="P123" style:family="paragraph" style:parent-style-name="Contents_20_1">
      <style:text-properties officeooo:paragraph-rsid="002f91e5"/>
    </style:style>
    <style:style style:name="P124" style:family="paragraph" style:parent-style-name="Contents_20_1">
      <style:paragraph-properties>
        <style:tab-stops>
          <style:tab-stop style:position="16cm" style:type="right" style:leader-style="dotted" style:leader-text="."/>
        </style:tab-stops>
      </style:paragraph-properties>
    </style:style>
    <style:style style:name="P125" style:family="paragraph" style:parent-style-name="Contents_20_2">
      <style:paragraph-properties>
        <style:tab-stops>
          <style:tab-stop style:position="16cm" style:type="right" style:leader-style="dotted" style:leader-text="."/>
        </style:tab-stops>
      </style:paragraph-properties>
    </style:style>
    <style:style style:name="P126" style:family="paragraph" style:parent-style-name="Table_20_Contents">
      <style:paragraph-properties fo:text-align="center" style:justify-single-word="false"/>
      <style:text-properties officeooo:rsid="008d97f8" officeooo:paragraph-rsid="0090ca66"/>
    </style:style>
    <style:style style:name="P127" style:family="paragraph" style:parent-style-name="Table_20_Contents">
      <style:paragraph-properties fo:text-align="center" style:justify-single-word="false"/>
      <style:text-properties officeooo:rsid="008f1cf2" officeooo:paragraph-rsid="0090ca66"/>
    </style:style>
    <style:style style:name="P128" style:family="paragraph" style:parent-style-name="Heading_20_1">
      <style:text-properties officeooo:paragraph-rsid="002bbbb6"/>
    </style:style>
    <style:style style:name="P129" style:family="paragraph" style:parent-style-name="Heading_20_1">
      <style:text-properties officeooo:paragraph-rsid="002f91e5"/>
    </style:style>
    <style:style style:name="P130" style:family="paragraph" style:parent-style-name="Heading_20_2">
      <style:text-properties officeooo:paragraph-rsid="0065b853"/>
    </style:style>
    <style:style style:name="P131" style:family="paragraph" style:parent-style-name="Heading_20_2">
      <style:text-properties officeooo:paragraph-rsid="005b7af2"/>
    </style:style>
    <style:style style:name="P132" style:family="paragraph" style:parent-style-name="Heading_20_2">
      <style:text-properties officeooo:paragraph-rsid="001d15d2"/>
    </style:style>
    <style:style style:name="P133" style:family="paragraph" style:parent-style-name="Heading_20_2">
      <style:text-properties officeooo:paragraph-rsid="0022d60c"/>
    </style:style>
    <style:style style:name="P134" style:family="paragraph" style:parent-style-name="Heading_20_2">
      <style:text-properties officeooo:paragraph-rsid="002f91e5"/>
    </style:style>
    <style:style style:name="P135" style:family="paragraph" style:parent-style-name="Heading_20_2">
      <style:paragraph-properties fo:break-before="page"/>
      <style:text-properties officeooo:paragraph-rsid="001b28af"/>
    </style:style>
    <style:style style:name="P136"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137" style:family="paragraph" style:parent-style-name="Standard">
      <style:paragraph-properties fo:text-align="center" style:justify-single-word="false"/>
      <style:text-properties style:text-position="0% 100%" fo:font-size="12pt" fo:font-style="normal" fo:font-weight="normal" officeooo:rsid="005da0e4" officeooo:paragraph-rsid="008c9de1" style:font-size-asian="12pt" style:font-style-asian="normal" style:font-weight-asian="normal" style:font-name-complex="Arial" style:font-size-complex="12pt" style:font-style-complex="normal" style:font-weight-complex="normal"/>
    </style:style>
    <style:style style:name="P138"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139"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140" style:family="paragraph" style:parent-style-name="Standard">
      <style:text-properties fo:font-style="normal" officeooo:rsid="007e683b" officeooo:paragraph-rsid="00955c1d" style:font-style-asian="normal" style:font-style-complex="normal"/>
    </style:style>
    <style:style style:name="P141" style:family="paragraph" style:parent-style-name="Standard">
      <style:text-properties fo:font-style="normal" officeooo:rsid="007e683b" officeooo:paragraph-rsid="00818b38" style:font-style-asian="normal" style:font-style-complex="normal"/>
    </style:style>
    <style:style style:name="P142" style:family="paragraph" style:parent-style-name="Standard">
      <style:text-properties fo:font-size="12pt" fo:font-style="normal" officeooo:rsid="007beb7c" officeooo:paragraph-rsid="00818b38" style:font-size-asian="12pt" style:font-style-asian="normal" style:font-size-complex="12pt" style:font-style-complex="normal"/>
    </style:style>
    <style:style style:name="P143" style:family="paragraph" style:parent-style-name="Standard">
      <style:text-properties officeooo:rsid="0011faeb" officeooo:paragraph-rsid="006c5661"/>
    </style:style>
    <style:style style:name="P144" style:family="paragraph" style:parent-style-name="Standard">
      <style:text-properties officeooo:rsid="0046c2d1" officeooo:paragraph-rsid="004b6c7c"/>
    </style:style>
    <style:style style:name="P145" style:family="paragraph" style:parent-style-name="Standard">
      <style:paragraph-properties fo:text-align="center" style:justify-single-word="false"/>
      <style:text-properties officeooo:rsid="0068e433" officeooo:paragraph-rsid="0098fb09"/>
    </style:style>
    <style:style style:name="P146" style:family="paragraph" style:parent-style-name="Standard" style:master-page-name="Standard">
      <style:paragraph-properties fo:text-align="center" style:justify-single-word="false" style:page-number="auto"/>
    </style:style>
    <style:style style:name="P147" style:family="paragraph">
      <loext:graphic-properties draw:fill="none" draw:fill-color="#ffffff"/>
      <style:text-properties fo:font-size="12pt"/>
    </style:style>
    <style:style style:name="P148" style:family="paragraph">
      <loext:graphic-properties draw:fill="none" draw:fill-color="#ffffff"/>
      <style:text-properties style:font-name="Arial" fo:font-size="9pt" style:font-size-asian="9pt" style:font-size-complex="9pt"/>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officeooo:rsid="0062b75e"/>
    </style:style>
    <style:style style:name="T8" style:family="text">
      <style:text-properties style:text-position="super 58%" fo:font-size="12pt" fo:font-style="normal" style:font-size-asian="12pt" style:font-style-asian="normal" style:font-size-complex="12pt" style:font-style-complex="normal"/>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fo:language="en" fo:country="US" style:font-name-asian="Arial"/>
    </style:style>
    <style:style style:name="T14" style:family="text">
      <style:text-properties officeooo:rsid="0011faeb"/>
    </style:style>
    <style:style style:name="T15" style:family="text">
      <style:text-properties officeooo:rsid="0012667d"/>
    </style:style>
    <style:style style:name="T16"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7"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18"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373bde"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29" style:family="text">
      <style:text-properties style:use-window-font-color="true" style:font-name="Arial" fo:font-size="12pt" fo:language="pt" fo:country="BR"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30"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31"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32"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33"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34"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35"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36"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37"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38"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39"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40"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02dafc7" style:font-style-asian="italic" style:font-style-complex="italic"/>
    </style:style>
    <style:style style:name="T44" style:family="text">
      <style:text-properties fo:font-style="italic" officeooo:rsid="00309fc4" style:font-style-asian="italic" style:font-style-complex="italic"/>
    </style:style>
    <style:style style:name="T45" style:family="text">
      <style:text-properties fo:font-style="italic" officeooo:rsid="0033908b" style:font-style-asian="italic" style:font-style-complex="italic"/>
    </style:style>
    <style:style style:name="T46" style:family="text">
      <style:text-properties fo:font-style="italic" officeooo:rsid="0037dd62" style:font-style-asian="italic" style:font-style-complex="italic"/>
    </style:style>
    <style:style style:name="T47" style:family="text">
      <style:text-properties fo:font-style="italic" officeooo:rsid="0035e93f" style:font-style-asian="italic" style:font-style-complex="italic"/>
    </style:style>
    <style:style style:name="T48" style:family="text">
      <style:text-properties fo:font-style="italic" officeooo:rsid="003564b6" style:font-style-asian="italic" style:font-style-complex="italic"/>
    </style:style>
    <style:style style:name="T49" style:family="text">
      <style:text-properties fo:font-style="italic" officeooo:rsid="00200c67" style:font-style-asian="italic" style:font-style-complex="italic"/>
    </style:style>
    <style:style style:name="T50" style:family="text">
      <style:text-properties fo:font-style="italic" officeooo:rsid="003d22c9" style:font-style-asian="italic" style:font-style-complex="italic"/>
    </style:style>
    <style:style style:name="T51" style:family="text">
      <style:text-properties fo:font-style="italic" officeooo:rsid="00525f22" style:font-style-asian="italic" style:font-style-complex="italic"/>
    </style:style>
    <style:style style:name="T52" style:family="text">
      <style:text-properties fo:font-style="italic" officeooo:rsid="00587f35" style:font-style-asian="italic" style:font-style-complex="italic"/>
    </style:style>
    <style:style style:name="T53" style:family="text">
      <style:text-properties fo:font-style="italic" officeooo:rsid="006f90c8" style:font-style-asian="italic" style:font-style-complex="italic"/>
    </style:style>
    <style:style style:name="T54" style:family="text">
      <style:text-properties fo:font-style="italic" officeooo:rsid="0012667d" style:font-style-asian="italic" style:font-style-complex="italic"/>
    </style:style>
    <style:style style:name="T55" style:family="text">
      <style:text-properties fo:font-style="italic" officeooo:rsid="007c7cb4" style:font-style-asian="italic" style:font-style-complex="italic"/>
    </style:style>
    <style:style style:name="T56" style:family="text">
      <style:text-properties fo:font-style="italic" officeooo:rsid="007e683b" style:font-style-asian="italic" style:font-style-complex="italic"/>
    </style:style>
    <style:style style:name="T57" style:family="text">
      <style:text-properties fo:font-style="italic" officeooo:rsid="007fa50e" style:font-style-asian="italic" style:font-style-complex="italic"/>
    </style:style>
    <style:style style:name="T58" style:family="text">
      <style:text-properties fo:font-style="italic" officeooo:rsid="0082bc61" style:font-style-asian="italic" style:font-style-complex="italic"/>
    </style:style>
    <style:style style:name="T59" style:family="text">
      <style:text-properties fo:font-style="italic" officeooo:rsid="0086fca7" style:font-style-asian="italic" style:font-style-complex="italic"/>
    </style:style>
    <style:style style:name="T60" style:family="text">
      <style:text-properties fo:font-style="italic" officeooo:rsid="0033bc80" style:font-style-asian="italic" style:font-name-complex="Arial" style:font-style-complex="italic"/>
    </style:style>
    <style:style style:name="T61" style:family="text">
      <style:text-properties fo:font-style="italic" officeooo:rsid="0037a429" style:font-style-asian="italic" style:font-name-complex="Arial" style:font-style-complex="italic"/>
    </style:style>
    <style:style style:name="T62" style:family="text">
      <style:text-properties fo:font-style="italic" fo:font-weight="normal" style:font-style-asian="italic" style:font-weight-asian="normal" style:font-name-complex="Arial" style:font-style-complex="italic" style:font-weight-complex="normal"/>
    </style:style>
    <style:style style:name="T63" style:family="text">
      <style:text-properties fo:font-style="italic" fo:font-weight="normal" officeooo:rsid="003564b6" style:font-style-asian="italic" style:font-weight-asian="normal" style:font-name-complex="Arial" style:font-style-complex="italic" style:font-weight-complex="normal"/>
    </style:style>
    <style:style style:name="T64" style:family="text">
      <style:text-properties fo:font-style="italic" fo:font-weight="normal" officeooo:rsid="005da0e4" style:font-style-asian="italic" style:font-weight-asian="normal" style:font-name-complex="Arial" style:font-style-complex="italic" style:font-weight-complex="normal"/>
    </style:style>
    <style:style style:name="T65" style:family="text">
      <style:text-properties fo:font-style="italic" fo:font-weight="normal" officeooo:rsid="0060e666" style:font-style-asian="italic" style:font-weight-asian="normal" style:font-style-complex="italic" style:font-weight-complex="normal"/>
    </style:style>
    <style:style style:name="T66" style:family="text">
      <style:text-properties fo:font-style="italic" fo:font-weight="normal" officeooo:rsid="007168ef" style:font-style-asian="italic" style:font-weight-asian="normal" style:font-style-complex="italic" style:font-weight-complex="normal"/>
    </style:style>
    <style:style style:name="T67" style:family="text">
      <style:text-properties fo:font-style="italic" style:text-underline-style="none" officeooo:rsid="00724467" style:font-style-asian="italic" style:font-style-complex="italic"/>
    </style:style>
    <style:style style:name="T68" style:family="text">
      <style:text-properties fo:font-style="italic" style:text-underline-style="none" officeooo:rsid="00724ddd" style:font-style-asian="italic" style:font-style-complex="italic"/>
    </style:style>
    <style:style style:name="T69" style:family="text">
      <style:text-properties fo:font-style="normal" officeooo:rsid="001d6277" style:font-style-asian="normal" style:font-style-complex="normal"/>
    </style:style>
    <style:style style:name="T70" style:family="text">
      <style:text-properties fo:font-style="normal" officeooo:rsid="0033908b" style:font-style-asian="normal" style:font-style-complex="normal"/>
    </style:style>
    <style:style style:name="T71" style:family="text">
      <style:text-properties fo:font-style="normal" officeooo:rsid="006f90c8" style:font-style-asian="normal" style:font-style-complex="normal"/>
    </style:style>
    <style:style style:name="T72" style:family="text">
      <style:text-properties fo:font-style="normal" officeooo:rsid="007e683b" style:font-style-asian="normal" style:font-style-complex="normal"/>
    </style:style>
    <style:style style:name="T73" style:family="text">
      <style:text-properties fo:font-style="normal" officeooo:rsid="0080aa6f" style:font-style-asian="normal" style:font-style-complex="normal"/>
    </style:style>
    <style:style style:name="T74" style:family="text">
      <style:text-properties fo:font-style="normal" officeooo:rsid="0082bc61" style:font-style-asian="normal" style:font-style-complex="normal"/>
    </style:style>
    <style:style style:name="T75" style:family="text">
      <style:text-properties fo:font-style="normal" officeooo:rsid="00860d82" style:font-style-asian="normal" style:font-style-complex="normal"/>
    </style:style>
    <style:style style:name="T76" style:family="text">
      <style:text-properties fo:font-style="normal" officeooo:rsid="0086fca7" style:font-style-asian="normal" style:font-style-complex="normal"/>
    </style:style>
    <style:style style:name="T77" style:family="text">
      <style:text-properties fo:font-style="normal" officeooo:rsid="0033bc80" style:font-style-asian="normal" style:font-name-complex="Arial" style:font-style-complex="normal"/>
    </style:style>
    <style:style style:name="T78" style:family="text">
      <style:text-properties fo:font-style="normal" officeooo:rsid="0037a429" style:font-style-asian="normal" style:font-name-complex="Arial" style:font-style-complex="normal"/>
    </style:style>
    <style:style style:name="T79" style:family="text">
      <style:text-properties fo:font-style="normal" officeooo:rsid="003c69d1" style:font-style-asian="normal" style:font-name-complex="Arial" style:font-style-complex="normal"/>
    </style:style>
    <style:style style:name="T80" style:family="text">
      <style:text-properties fo:font-style="normal" officeooo:rsid="0051480c" style:font-style-asian="normal" style:font-name-complex="Arial" style:font-style-complex="normal"/>
    </style:style>
    <style:style style:name="T81" style:family="text">
      <style:text-properties fo:font-style="normal" officeooo:rsid="0060e666" style:font-style-asian="normal" style:font-name-complex="Arial" style:font-style-complex="normal"/>
    </style:style>
    <style:style style:name="T82" style:family="text">
      <style:text-properties fo:font-style="normal" fo:font-weight="bold" officeooo:rsid="0037a429" style:font-style-asian="normal" style:font-weight-asian="bold" style:font-name-complex="Arial" style:font-style-complex="normal" style:font-weight-complex="bold"/>
    </style:style>
    <style:style style:name="T83" style:family="text">
      <style:text-properties fo:font-style="normal" fo:font-weight="bold" officeooo:rsid="006368b2" style:font-style-asian="normal" style:font-weight-asian="bold" style:font-name-complex="Arial" style:font-style-complex="normal" style:font-weight-complex="bold"/>
    </style:style>
    <style:style style:name="T84" style:family="text">
      <style:text-properties fo:font-style="normal" style:text-underline-style="solid" style:text-underline-width="auto" style:text-underline-color="font-color" officeooo:rsid="00724467" style:font-style-asian="normal" style:font-style-complex="normal"/>
    </style:style>
    <style:style style:name="T85" style:family="text">
      <style:text-properties fo:font-style="normal" style:text-underline-style="none" officeooo:rsid="00724467" style:font-style-asian="normal" style:font-style-complex="normal"/>
    </style:style>
    <style:style style:name="T86" style:family="text">
      <style:text-properties fo:font-style="normal" style:text-underline-style="none" officeooo:rsid="00724ddd" style:font-style-asian="normal" style:font-style-complex="normal"/>
    </style:style>
    <style:style style:name="T87" style:family="text">
      <style:text-properties officeooo:rsid="00211449"/>
    </style:style>
    <style:style style:name="T88" style:family="text">
      <style:text-properties officeooo:rsid="001d6277"/>
    </style:style>
    <style:style style:name="T89" style:family="text">
      <style:text-properties officeooo:rsid="002dafc7"/>
    </style:style>
    <style:style style:name="T90"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91"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92"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93" style:family="text">
      <style:text-properties officeooo:rsid="002f193e"/>
    </style:style>
    <style:style style:name="T94" style:family="text">
      <style:text-properties officeooo:rsid="00309fc4"/>
    </style:style>
    <style:style style:name="T95" style:family="text">
      <style:text-properties officeooo:rsid="00373bde"/>
    </style:style>
    <style:style style:name="T96" style:family="text">
      <style:text-properties officeooo:rsid="003e2b48"/>
    </style:style>
    <style:style style:name="T97" style:family="text">
      <style:text-properties officeooo:rsid="0045edfc"/>
    </style:style>
    <style:style style:name="T98" style:family="text">
      <style:text-properties fo:color="#0000ff" style:font-name="Arial" fo:font-size="12pt" fo:language="pt" fo:country="BR" style:text-underline-style="solid" style:text-underline-width="auto" style:text-underline-color="font-color" officeooo:rsid="00373bde" style:font-name-asian="Times New Roman" style:font-size-asian="12pt" style:font-name-complex="Arial" style:font-size-complex="10pt" style:language-complex="ar" style:country-complex="SA"/>
    </style:style>
    <style:style style:name="T99" style:family="text">
      <style:text-properties fo:color="#0000ff" style:font-name="Arial" fo:font-size="12pt" fo:language="pt" fo:country="BR" style:text-underline-style="solid" style:text-underline-width="auto" style:text-underline-color="font-color" officeooo:rsid="0045edfc" style:font-name-asian="Times New Roman" style:font-size-asian="12pt" style:font-name-complex="Arial" style:font-size-complex="10pt" style:language-complex="ar" style:country-complex="SA"/>
    </style:style>
    <style:style style:name="T100" style:family="text">
      <style:text-properties officeooo:rsid="00477315"/>
    </style:style>
    <style:style style:name="T101" style:family="text">
      <style:text-properties officeooo:rsid="002ead45"/>
    </style:style>
    <style:style style:name="T102" style:family="text">
      <style:text-properties officeooo:rsid="0039200f"/>
    </style:style>
    <style:style style:name="T103" style:family="text">
      <style:text-properties style:font-name-complex="Arial"/>
    </style:style>
    <style:style style:name="T104" style:family="text">
      <style:text-properties officeooo:rsid="0033bc80" style:font-name-complex="Arial"/>
    </style:style>
    <style:style style:name="T105" style:family="text">
      <style:text-properties officeooo:rsid="0037a429" style:font-name-complex="Arial"/>
    </style:style>
    <style:style style:name="T106" style:family="text">
      <style:text-properties officeooo:rsid="0033bc80"/>
    </style:style>
    <style:style style:name="T107" style:family="text">
      <style:text-properties officeooo:rsid="0035e93f"/>
    </style:style>
    <style:style style:name="T108" style:family="text">
      <style:text-properties officeooo:rsid="00371724"/>
    </style:style>
    <style:style style:name="T109" style:family="text">
      <style:text-properties officeooo:rsid="0037a429"/>
    </style:style>
    <style:style style:name="T110" style:family="text">
      <style:text-properties style:text-position="sub 58%" fo:font-style="normal" officeooo:rsid="0033bc80" style:font-style-asian="normal" style:font-name-complex="Arial" style:font-style-complex="normal"/>
    </style:style>
    <style:style style:name="T111" style:family="text">
      <style:text-properties style:text-position="sub 58%" fo:font-style="normal" officeooo:rsid="0037a429" style:font-style-asian="normal" style:font-name-complex="Arial" style:font-style-complex="normal"/>
    </style:style>
    <style:style style:name="T112" style:family="text">
      <style:text-properties style:text-position="sub 58%" fo:font-style="normal" officeooo:rsid="006f90c8" style:font-style-asian="normal" style:font-style-complex="normal"/>
    </style:style>
    <style:style style:name="T113" style:family="text">
      <style:text-properties style:text-position="sub 58%" fo:font-style="normal" fo:font-weight="normal" officeooo:rsid="006f90c8" style:font-style-asian="normal" style:font-weight-asian="normal" style:font-style-complex="normal" style:font-weight-complex="normal"/>
    </style:style>
    <style:style style:name="T114" style:family="text">
      <style:text-properties style:text-position="sub 58%" fo:font-style="normal" fo:font-weight="normal" officeooo:rsid="007168ef" style:font-style-asian="normal" style:font-weight-asian="normal" style:font-style-complex="normal" style:font-weight-complex="normal"/>
    </style:style>
    <style:style style:name="T115" style:family="text">
      <style:text-properties style:text-position="sub 58%" fo:font-style="normal" style:text-underline-style="none" officeooo:rsid="00724ddd" style:font-style-asian="normal" style:font-style-complex="normal"/>
    </style:style>
    <style:style style:name="T116" style:family="text">
      <style:text-properties style:text-position="sub 58%" fo:font-weight="normal" officeooo:rsid="006f90c8" style:font-weight-asian="normal" style:font-weight-complex="normal"/>
    </style:style>
    <style:style style:name="T117" style:family="text">
      <style:text-properties style:text-position="0% 100%"/>
    </style:style>
    <style:style style:name="T118" style:family="text">
      <style:text-properties style:text-position="0% 100%" fo:font-style="normal" officeooo:rsid="0033bc80" style:font-style-asian="normal" style:font-name-complex="Arial" style:font-style-complex="normal"/>
    </style:style>
    <style:style style:name="T119" style:family="text">
      <style:text-properties style:text-position="0% 100%" fo:font-style="normal" officeooo:rsid="0037a429" style:font-style-asian="normal" style:font-name-complex="Arial" style:font-style-complex="normal"/>
    </style:style>
    <style:style style:name="T120" style:family="text">
      <style:text-properties style:text-position="0% 100%" fo:font-style="normal" officeooo:rsid="006f90c8" style:font-style-asian="normal" style:font-style-complex="normal"/>
    </style:style>
    <style:style style:name="T121" style:family="text">
      <style:text-properties style:text-position="0% 100%" fo:font-style="normal" fo:font-weight="normal" officeooo:rsid="006f90c8" style:font-style-asian="normal" style:font-weight-asian="normal" style:font-style-complex="normal" style:font-weight-complex="normal"/>
    </style:style>
    <style:style style:name="T122" style:family="text">
      <style:text-properties style:text-position="0% 100%" fo:font-style="normal" fo:font-weight="normal" officeooo:rsid="007168ef" style:font-style-asian="normal" style:font-weight-asian="normal" style:font-style-complex="normal" style:font-weight-complex="normal"/>
    </style:style>
    <style:style style:name="T123" style:family="text">
      <style:text-properties style:text-position="0% 100%" fo:font-style="normal" style:text-underline-style="none" officeooo:rsid="00724ddd" style:font-style-asian="normal" style:font-style-complex="normal"/>
    </style:style>
    <style:style style:name="T124" style:family="text">
      <style:text-properties style:text-position="0% 100%" fo:font-style="italic" style:font-style-asian="italic" style:font-style-complex="italic"/>
    </style:style>
    <style:style style:name="T125" style:family="text">
      <style:text-properties style:text-position="0% 100%" fo:font-style="italic" officeooo:rsid="006f90c8" style:font-style-asian="italic" style:font-style-complex="italic"/>
    </style:style>
    <style:style style:name="T126" style:family="text">
      <style:text-properties style:text-position="0% 100%" fo:font-style="italic" fo:font-weight="normal" officeooo:rsid="006f90c8" style:font-style-asian="italic" style:font-weight-asian="normal" style:font-style-complex="italic" style:font-weight-complex="normal"/>
    </style:style>
    <style:style style:name="T127" style:family="text">
      <style:text-properties style:text-position="0% 100%" fo:font-style="italic" fo:font-weight="normal" officeooo:rsid="007168ef" style:font-style-asian="italic" style:font-weight-asian="normal" style:font-style-complex="italic" style:font-weight-complex="normal"/>
    </style:style>
    <style:style style:name="T128" style:family="text">
      <style:text-properties style:text-position="0% 100%" fo:font-style="italic" style:text-underline-style="none" officeooo:rsid="00724ddd" style:font-style-asian="italic" style:font-style-complex="italic"/>
    </style:style>
    <style:style style:name="T129"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130"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131" style:family="text">
      <style:text-properties style:text-position="0% 100%"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132"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133" style:family="text">
      <style:text-properties style:text-position="0% 100%" style:font-name="Arial" fo:font-size="12pt" fo:font-style="normal" style:text-underline-style="none" officeooo:rsid="00724ddd" style:font-size-asian="12pt" style:font-style-asian="normal" style:font-style-complex="normal"/>
    </style:style>
    <style:style style:name="T134" style:family="text">
      <style:text-properties style:text-position="0% 100%" style:font-name="Arial" fo:font-size="12pt" style:text-underline-style="none" officeooo:rsid="00724ddd" style:font-size-asian="12pt"/>
    </style:style>
    <style:style style:name="T135" style:family="text">
      <style:text-properties style:text-position="0% 100%" style:font-name="Arial" fo:font-size="12pt" style:text-underline-style="none" officeooo:rsid="0077766b" style:font-size-asian="12pt"/>
    </style:style>
    <style:style style:name="T136" style:family="text">
      <style:text-properties style:text-position="0% 100%" style:font-name="Arial" fo:font-size="36pt" fo:font-style="normal" fo:font-weight="normal" officeooo:rsid="00559ee3" style:font-name-asian="Times New Roman" style:font-size-asian="36pt" style:font-style-asian="normal" style:font-weight-asian="normal" style:font-name-complex="Arial" style:font-size-complex="36pt" style:font-style-complex="normal" style:font-weight-complex="normal"/>
    </style:style>
    <style:style style:name="T137" style:family="text">
      <style:text-properties style:text-position="0% 100%" style:font-name="Arial" fo:font-size="16pt" fo:font-style="normal" fo:font-weight="normal" officeooo:rsid="00563613" style:font-name-asian="Times New Roman" style:font-size-asian="14pt" style:font-style-asian="normal" style:font-weight-asian="normal" style:font-name-complex="Arial" style:font-size-complex="16pt" style:font-style-complex="normal" style:font-weight-complex="normal"/>
    </style:style>
    <style:style style:name="T138" style:family="text">
      <style:text-properties style:text-position="0% 100%" fo:font-weight="normal" officeooo:rsid="006f90c8" style:font-weight-asian="normal" style:font-weight-complex="normal"/>
    </style:style>
    <style:style style:name="T139" style:family="text">
      <style:text-properties style:text-position="0% 100%" fo:font-size="12pt" fo:font-style="normal" style:font-size-asian="12pt" style:font-style-asian="normal" style:font-size-complex="12pt" style:font-style-complex="normal"/>
    </style:style>
    <style:style style:name="T140" style:family="text">
      <style:text-properties style:text-position="0% 100%" fo:font-size="12pt" fo:font-style="normal" officeooo:rsid="007beb7c" style:font-size-asian="12pt" style:font-style-asian="normal" style:font-size-complex="12pt" style:font-style-complex="normal"/>
    </style:style>
    <style:style style:name="T141" style:family="text">
      <style:text-properties style:text-position="0% 100%" fo:font-size="12pt" fo:font-style="normal" officeooo:rsid="00831d89" style:font-size-asian="12pt" style:font-style-asian="normal" style:font-size-complex="12pt" style:font-style-complex="normal"/>
    </style:style>
    <style:style style:name="T142" style:family="text">
      <style:text-properties style:text-position="0% 100%" fo:font-size="12pt" fo:font-style="normal" officeooo:rsid="0084456d" style:font-size-asian="12pt" style:font-style-asian="normal" style:font-size-complex="12pt" style:font-style-complex="normal"/>
    </style:style>
    <style:style style:name="T143" style:family="text">
      <style:text-properties style:text-position="0% 100%" fo:font-size="12pt" fo:font-style="normal" officeooo:rsid="00848e7d" style:font-size-asian="12pt" style:font-style-asian="normal" style:font-size-complex="12pt" style:font-style-complex="normal"/>
    </style:style>
    <style:style style:name="T144" style:family="text">
      <style:text-properties style:text-position="0% 100%" fo:font-size="12pt" fo:font-style="normal" officeooo:rsid="0086fca7" style:font-size-asian="12pt" style:font-style-asian="normal" style:font-size-complex="12pt" style:font-style-complex="normal"/>
    </style:style>
    <style:style style:name="T145" style:family="text">
      <style:text-properties style:text-position="0% 100%" fo:font-size="12pt" fo:font-style="normal" officeooo:rsid="0087bddc" style:font-size-asian="12pt" style:font-style-asian="normal" style:font-size-complex="12pt" style:font-style-complex="normal"/>
    </style:style>
    <style:style style:name="T146" style:family="text">
      <style:text-properties style:text-position="0% 100%" fo:font-size="12pt" fo:font-style="normal" officeooo:rsid="00899a1c" style:font-size-asian="12pt" style:font-style-asian="normal" style:font-size-complex="12pt" style:font-style-complex="normal"/>
    </style:style>
    <style:style style:name="T147" style:family="text">
      <style:text-properties style:text-position="0% 100%" fo:font-size="12pt" fo:font-style="normal" officeooo:rsid="008a9af5" style:font-size-asian="12pt" style:font-style-asian="normal" style:font-size-complex="12pt" style:font-style-complex="normal"/>
    </style:style>
    <style:style style:name="T148" style:family="text">
      <style:text-properties style:text-position="0% 100%" fo:font-size="12pt" fo:font-style="normal" officeooo:rsid="008b7776" style:font-size-asian="12pt" style:font-style-asian="normal" style:font-size-complex="12pt" style:font-style-complex="normal"/>
    </style:style>
    <style:style style:name="T14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150"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151"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152"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153"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154"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155"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156"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157"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58"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159"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160"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16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162" style:family="text">
      <style:text-properties style:text-position="0% 100%" fo:font-size="12pt" fo:font-style="italic" officeooo:rsid="00848e7d" style:font-size-asian="12pt" style:font-style-asian="italic" style:font-size-complex="12pt" style:font-style-complex="italic"/>
    </style:style>
    <style:style style:name="T163" style:family="text">
      <style:text-properties style:text-position="0% 100%" fo:font-size="12pt" fo:font-style="italic" officeooo:rsid="0086fca7" style:font-size-asian="12pt" style:font-style-asian="italic" style:font-size-complex="12pt" style:font-style-complex="italic"/>
    </style:style>
    <style:style style:name="T164" style:family="text">
      <style:text-properties style:text-position="0% 100%" fo:font-size="12pt" fo:font-style="italic" officeooo:rsid="008a9af5" style:font-size-asian="12pt" style:font-style-asian="italic" style:font-size-complex="12pt" style:font-style-complex="italic"/>
    </style:style>
    <style:style style:name="T165" style:family="text">
      <style:text-properties style:text-position="0% 100%" fo:font-size="12pt" fo:font-style="italic" officeooo:rsid="008b7776" style:font-size-asian="12pt" style:font-style-asian="italic" style:font-size-complex="12pt" style:font-style-complex="italic"/>
    </style:style>
    <style:style style:name="T166"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167"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168" style:family="text">
      <style:text-properties style:text-position="0% 100%" style:font-name="Liberation Serif" fo:font-size="36pt" fo:font-style="normal" fo:font-weight="normal" officeooo:rsid="005d47ad" style:font-name-asian="Times New Roman" style:font-size-asian="36pt" style:font-style-asian="normal" style:font-weight-asian="normal" style:font-name-complex="Arial" style:font-size-complex="36pt" style:font-style-complex="normal" style:font-weight-complex="normal"/>
    </style:style>
    <style:style style:name="T169" style:family="text">
      <style:text-properties fo:font-weight="normal" style:font-weight-asian="normal" style:font-name-complex="Arial" style:font-weight-complex="normal"/>
    </style:style>
    <style:style style:name="T170" style:family="text">
      <style:text-properties fo:font-weight="normal" officeooo:rsid="005da0e4" style:font-weight-asian="normal" style:font-name-complex="Arial" style:font-weight-complex="normal"/>
    </style:style>
    <style:style style:name="T171" style:family="text">
      <style:text-properties fo:font-weight="normal" officeooo:rsid="00609eb4" style:font-weight-asian="normal" style:font-name-complex="Arial" style:font-weight-complex="normal"/>
    </style:style>
    <style:style style:name="T172" style:family="text">
      <style:text-properties fo:font-weight="normal" officeooo:rsid="0031c5db" style:font-weight-asian="normal" style:font-name-complex="Arial" style:font-weight-complex="normal"/>
    </style:style>
    <style:style style:name="T173" style:family="text">
      <style:text-properties fo:font-weight="normal" officeooo:rsid="0091da4b" style:font-weight-asian="normal" style:font-name-complex="Arial" style:font-weight-complex="normal"/>
    </style:style>
    <style:style style:name="T174" style:family="text">
      <style:text-properties fo:font-weight="normal" officeooo:rsid="0060e666" style:font-weight-asian="normal" style:font-weight-complex="normal"/>
    </style:style>
    <style:style style:name="T175" style:family="text">
      <style:text-properties officeooo:rsid="003d22c9"/>
    </style:style>
    <style:style style:name="T176" style:family="text">
      <style:text-properties style:font-name="Arial" style:font-name-asian="Times New Roman" style:font-name-complex="Arial"/>
    </style:style>
    <style:style style:name="T177" style:family="text">
      <style:text-properties style:font-name="Arial" officeooo:rsid="006ea126" style:font-name-asian="Times New Roman" style:font-name-complex="Arial"/>
    </style:style>
    <style:style style:name="T178" style:family="text">
      <style:text-properties style:font-name="Arial" officeooo:rsid="006ecb87" style:font-name-asian="Times New Roman" style:font-name-complex="Arial"/>
    </style:style>
    <style:style style:name="T179" style:family="text">
      <style:text-properties style:font-name="Arial" officeooo:rsid="0068e433" style:font-name-asian="Times New Roman" style:font-name-complex="Arial"/>
    </style:style>
    <style:style style:name="T180" style:family="text">
      <style:text-properties style:font-name="Arial" officeooo:rsid="006a5ac9" style:font-name-asian="Times New Roman" style:font-name-complex="Arial"/>
    </style:style>
    <style:style style:name="T181" style:family="text">
      <style:text-properties style:font-name="Arial" officeooo:rsid="00401f98" style:font-name-asian="Times New Roman" style:font-name-complex="Arial"/>
    </style:style>
    <style:style style:name="T182" style:family="text">
      <style:text-properties style:font-name="Arial" officeooo:rsid="00561946" style:font-name-asian="Times New Roman" style:font-name-complex="Arial"/>
    </style:style>
    <style:style style:name="T183" style:family="text">
      <style:text-properties style:font-name="Arial" officeooo:rsid="00428f1f" style:font-name-asian="Times New Roman" style:font-name-complex="Arial"/>
    </style:style>
    <style:style style:name="T184" style:family="text">
      <style:text-properties style:font-name="Arial" officeooo:rsid="0062ebef" style:font-name-asian="Times New Roman" style:font-name-complex="Arial"/>
    </style:style>
    <style:style style:name="T185" style:family="text">
      <style:text-properties style:font-name="Arial" officeooo:rsid="00468898" style:font-name-asian="Times New Roman" style:font-name-complex="Arial"/>
    </style:style>
    <style:style style:name="T186" style:family="text">
      <style:text-properties style:font-name="Arial" officeooo:rsid="0046c2d1" style:font-name-asian="Times New Roman" style:font-name-complex="Arial"/>
    </style:style>
    <style:style style:name="T187" style:family="text">
      <style:text-properties style:font-name="Arial" officeooo:rsid="004f0fe1" style:font-name-asian="Times New Roman" style:font-name-complex="Arial"/>
    </style:style>
    <style:style style:name="T188" style:family="text">
      <style:text-properties style:font-name="Arial" officeooo:rsid="00545491" style:font-name-asian="Times New Roman" style:font-name-complex="Arial"/>
    </style:style>
    <style:style style:name="T189" style:family="text">
      <style:text-properties style:font-name="Arial" officeooo:rsid="00494f91" style:font-name-asian="Times New Roman" style:font-name-complex="Arial"/>
    </style:style>
    <style:style style:name="T190" style:family="text">
      <style:text-properties style:font-name="Arial" officeooo:rsid="005a8de5" style:font-name-asian="Times New Roman" style:font-name-complex="Arial"/>
    </style:style>
    <style:style style:name="T191" style:family="text">
      <style:text-properties style:font-name="Arial" officeooo:rsid="005b7af2" style:font-name-asian="Times New Roman" style:font-name-complex="Arial"/>
    </style:style>
    <style:style style:name="T192" style:family="text">
      <style:text-properties style:font-name="Arial" officeooo:rsid="005d47ad" style:font-name-asian="Times New Roman" style:font-name-complex="Arial"/>
    </style:style>
    <style:style style:name="T193" style:family="text">
      <style:text-properties style:font-name="Arial" officeooo:rsid="005f4aed" style:font-name-asian="Times New Roman" style:font-name-complex="Arial"/>
    </style:style>
    <style:style style:name="T194" style:family="text">
      <style:text-properties style:font-name="Arial" fo:font-style="italic" style:font-name-asian="Times New Roman" style:font-style-asian="italic" style:font-name-complex="Arial" style:font-style-complex="italic"/>
    </style:style>
    <style:style style:name="T195" style:family="text">
      <style:text-properties style:font-name="Arial" fo:font-style="italic" officeooo:rsid="00428f1f" style:font-name-asian="Times New Roman" style:font-style-asian="italic" style:font-name-complex="Arial" style:font-style-complex="italic"/>
    </style:style>
    <style:style style:name="T196" style:family="text">
      <style:text-properties style:font-name="Arial" fo:font-style="italic" officeooo:rsid="00468898" style:font-name-asian="Times New Roman" style:font-style-asian="italic" style:font-name-complex="Arial" style:font-style-complex="italic"/>
    </style:style>
    <style:style style:name="T197" style:family="text">
      <style:text-properties style:font-name="Arial" fo:font-style="italic" officeooo:rsid="004f0fe1" style:font-name-asian="Times New Roman" style:font-style-asian="italic" style:font-name-complex="Arial" style:font-style-complex="italic"/>
    </style:style>
    <style:style style:name="T198" style:family="text">
      <style:text-properties style:font-name="Arial" fo:font-style="italic" officeooo:rsid="006c2668" style:font-name-asian="Times New Roman" style:font-style-asian="italic" style:font-name-complex="Arial" style:font-style-complex="italic"/>
    </style:style>
    <style:style style:name="T199" style:family="text">
      <style:text-properties style:font-name="Arial" fo:font-style="italic" officeooo:rsid="006ea126" style:font-name-asian="Times New Roman" style:font-style-asian="italic" style:font-name-complex="Arial" style:font-style-complex="italic"/>
    </style:style>
    <style:style style:name="T200" style:family="text">
      <style:text-properties style:font-name="Arial" fo:font-style="italic" officeooo:rsid="0068e433" style:font-name-asian="Times New Roman" style:font-style-asian="italic" style:font-name-complex="Arial" style:font-style-complex="italic"/>
    </style:style>
    <style:style style:name="T201" style:family="text">
      <style:text-properties style:font-name="Arial" fo:font-style="italic" officeooo:rsid="00494f91" style:font-name-asian="Times New Roman" style:font-style-asian="italic" style:font-name-complex="Arial" style:font-style-complex="italic"/>
    </style:style>
    <style:style style:name="T202"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203"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204"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205"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206"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207"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208"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209"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210" style:family="text">
      <style:text-properties style:font-name="Arial" fo:font-size="12pt" fo:font-style="normal" style:font-size-asian="12pt" style:font-style-asian="normal" style:font-style-complex="normal"/>
    </style:style>
    <style:style style:name="T211" style:family="text">
      <style:text-properties style:font-name="Arial" fo:font-size="12pt" fo:font-style="normal" officeooo:rsid="00742e11" style:font-size-asian="12pt" style:font-style-asian="normal" style:font-style-complex="normal"/>
    </style:style>
    <style:style style:name="T212" style:family="text">
      <style:text-properties style:font-name="Arial" fo:font-size="12pt" fo:font-style="normal" officeooo:rsid="007466b1" style:font-size-asian="12pt" style:font-style-asian="normal" style:font-style-complex="normal"/>
    </style:style>
    <style:style style:name="T213"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214"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215"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216" style:family="text">
      <style:text-properties style:font-name="Arial" fo:font-size="12pt" fo:font-style="italic" style:font-size-asian="12pt" style:font-style-asian="italic"/>
    </style:style>
    <style:style style:name="T217" style:family="text">
      <style:text-properties style:font-name="Arial" fo:font-size="12pt" fo:font-style="italic" officeooo:rsid="00742e11" style:font-size-asian="12pt" style:font-style-asian="italic"/>
    </style:style>
    <style:style style:name="T218" style:family="text">
      <style:text-properties style:font-name="Arial" fo:font-size="12pt" fo:font-style="italic" officeooo:rsid="00742e11" style:font-size-asian="12pt" style:font-style-asian="italic" style:font-style-complex="italic"/>
    </style:style>
    <style:style style:name="T219" style:family="text">
      <style:text-properties style:font-name="Arial" fo:font-size="12pt" fo:font-weight="normal" officeooo:rsid="005e1646" style:font-name-asian="Times New Roman" style:font-size-asian="10.5pt" style:font-weight-asian="normal" style:font-name-complex="Arial" style:font-size-complex="12pt" style:font-weight-complex="normal"/>
    </style:style>
    <style:style style:name="T220" style:family="text">
      <style:text-properties style:font-name="Arial" fo:font-size="12pt" fo:font-weight="normal" officeooo:rsid="006f90c8" style:font-size-asian="12pt" style:font-weight-asian="normal" style:font-weight-complex="normal"/>
    </style:style>
    <style:style style:name="T221" style:family="text">
      <style:text-properties style:font-name="Arial" fo:font-size="12pt" fo:font-weight="normal" officeooo:rsid="0077766b" style:font-size-asian="12pt" style:font-weight-asian="normal" style:font-weight-complex="normal"/>
    </style:style>
    <style:style style:name="T222" style:family="text">
      <style:text-properties style:font-name="Arial" fo:font-size="12pt" style:font-size-asian="12pt"/>
    </style:style>
    <style:style style:name="T223" style:family="text">
      <style:text-properties style:font-name="Arial" fo:font-size="12pt" officeooo:rsid="00742e11" style:font-size-asian="12pt"/>
    </style:style>
    <style:style style:name="T224" style:family="text">
      <style:text-properties style:font-name="Arial" fo:font-size="12pt" officeooo:rsid="00746284" style:font-size-asian="12pt"/>
    </style:style>
    <style:style style:name="T225" style:family="text">
      <style:text-properties style:font-name="Arial" fo:font-weight="bold" officeooo:rsid="005d47ad" style:font-name-asian="Times New Roman" style:font-weight-asian="bold" style:font-name-complex="Arial" style:font-weight-complex="bold"/>
    </style:style>
    <style:style style:name="T226" style:family="text">
      <style:text-properties style:font-name="Arial" fo:font-weight="bold" officeooo:rsid="006368b2" style:font-name-asian="Times New Roman" style:font-weight-asian="bold" style:font-name-complex="Arial" style:font-weight-complex="bold"/>
    </style:style>
    <style:style style:name="T227" style:family="text">
      <style:text-properties style:font-name="Arial" fo:font-weight="normal" officeooo:rsid="005d47ad" style:font-name-asian="Times New Roman" style:font-weight-asian="normal" style:font-name-complex="Arial" style:font-weight-complex="normal"/>
    </style:style>
    <style:style style:name="T228" style:family="text">
      <style:text-properties style:font-name="Arial" fo:font-weight="normal" officeooo:rsid="005e1646" style:font-name-asian="Times New Roman" style:font-weight-asian="normal" style:font-name-complex="Arial" style:font-weight-complex="normal"/>
    </style:style>
    <style:style style:name="T229" style:family="text">
      <style:text-properties style:font-name="Arial" fo:font-size="36pt" fo:font-style="italic" style:font-size-asian="36pt" style:font-style-asian="italic" style:font-size-complex="36pt" style:font-style-complex="italic"/>
    </style:style>
    <style:style style:name="T230" style:family="text">
      <style:text-properties style:font-name="Arial" fo:font-size="36pt" fo:font-style="normal" fo:font-weight="normal" officeooo:rsid="00559ee3" style:font-name-asian="Times New Roman" style:font-size-asian="36pt" style:font-style-asian="normal" style:font-weight-asian="normal" style:font-name-complex="Arial" style:font-size-complex="36pt" style:font-style-complex="normal" style:font-weight-complex="normal"/>
    </style:style>
    <style:style style:name="T231" style:family="text">
      <style:text-properties style:font-name="Arial" fo:font-size="24pt" fo:font-style="italic" officeooo:rsid="00494f91" style:font-name-asian="Times New Roman" style:font-size-asian="24pt" style:font-style-asian="italic" style:font-name-complex="Arial" style:font-size-complex="24pt" style:font-style-complex="italic"/>
    </style:style>
    <style:style style:name="T232" style:family="text">
      <style:text-properties style:font-name="Arial" fo:font-size="24pt" fo:font-style="italic" officeooo:rsid="00494f91" style:font-size-asian="24pt" style:font-style-asian="italic" style:font-size-complex="24pt" style:font-style-complex="italic"/>
    </style:style>
    <style:style style:name="T233" style:family="text">
      <style:text-properties style:font-name="Arial" fo:font-size="16pt" fo:font-style="normal" fo:font-weight="normal" officeooo:rsid="00563613" style:font-name-asian="Times New Roman" style:font-size-asian="14pt" style:font-style-asian="normal" style:font-weight-asian="normal" style:font-name-complex="Arial" style:font-size-complex="16pt" style:font-style-complex="normal" style:font-weight-complex="normal"/>
    </style:style>
    <style:style style:name="T234" style:family="text">
      <style:text-properties officeooo:rsid="00200c67"/>
    </style:style>
    <style:style style:name="T235" style:family="text">
      <style:text-properties style:font-name="Arial1" officeooo:rsid="00401f98" style:font-name-asian="Arial1" style:font-name-complex="Arial1"/>
    </style:style>
    <style:style style:name="T236" style:family="text">
      <style:text-properties style:font-name="Arial1" officeooo:rsid="00581d50" style:font-name-asian="Arial1" style:font-name-complex="Arial1"/>
    </style:style>
    <style:style style:name="T237"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238"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239"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240"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241"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242" style:family="text">
      <style:text-properties style:font-name="Arial1" fo:font-size="12pt" fo:font-style="italic" officeooo:rsid="00742e11" style:font-name-asian="Arial1" style:font-size-asian="12pt" style:font-style-asian="italic" style:font-name-complex="Arial1"/>
    </style:style>
    <style:style style:name="T243" style:family="text">
      <style:text-properties style:font-name="Arial1" fo:font-size="12pt" fo:font-style="italic" officeooo:rsid="00742e11" style:font-name-asian="Times New Roman" style:font-size-asian="12pt" style:font-style-asian="italic" style:font-name-complex="Arial"/>
    </style:style>
    <style:style style:name="T244"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245" style:family="text">
      <style:text-properties style:font-name="Arial1" fo:font-size="16pt" fo:font-style="normal" officeooo:rsid="00581d50" style:font-name-asian="Arial1" style:font-size-asian="14pt" style:font-style-asian="normal" style:font-name-complex="Arial1" style:font-size-complex="16pt" style:font-style-complex="normal"/>
    </style:style>
    <style:style style:name="T246"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247" style:family="text">
      <style:text-properties officeooo:rsid="00525f22"/>
    </style:style>
    <style:style style:name="T248" style:family="text">
      <style:text-properties officeooo:rsid="0057bdb1"/>
    </style:style>
    <style:style style:name="T249" style:family="text">
      <style:text-properties officeooo:rsid="0062ebef"/>
    </style:style>
    <style:style style:name="T250" style:family="text">
      <style:text-properties officeooo:rsid="006c2668"/>
    </style:style>
    <style:style style:name="T251" style:family="text">
      <style:text-properties fo:font-size="16pt" fo:font-style="normal" officeooo:rsid="00559ee3" style:font-size-asian="14pt" style:font-style-asian="normal" style:font-size-complex="16pt" style:font-style-complex="normal"/>
    </style:style>
    <style:style style:name="T252" style:family="text">
      <style:text-properties fo:font-size="16pt" fo:font-style="normal" officeooo:rsid="00563613" style:font-size-asian="14pt" style:font-style-asian="normal" style:font-size-complex="16pt" style:font-style-complex="normal"/>
    </style:style>
    <style:style style:name="T253" style:family="text">
      <style:text-properties fo:font-size="16pt" fo:font-style="normal" officeooo:rsid="00559ee3" style:font-size-asian="16pt" style:font-style-asian="normal" style:font-size-complex="16pt" style:font-style-complex="normal"/>
    </style:style>
    <style:style style:name="T254" style:family="text">
      <style:text-properties fo:font-size="12pt" fo:font-style="normal" style:font-size-asian="12pt" style:font-style-asian="normal" style:font-size-complex="12pt" style:font-style-complex="normal"/>
    </style:style>
    <style:style style:name="T255" style:family="text">
      <style:text-properties fo:font-size="12pt" fo:font-style="normal" officeooo:rsid="006f1f7e" style:font-size-asian="12pt" style:font-style-asian="normal" style:font-size-complex="12pt" style:font-style-complex="normal"/>
    </style:style>
    <style:style style:name="T256" style:family="text">
      <style:text-properties fo:font-size="12pt" fo:font-style="normal" officeooo:rsid="00559ee3" style:font-size-asian="12pt" style:font-style-asian="normal" style:font-size-complex="12pt" style:font-style-complex="normal"/>
    </style:style>
    <style:style style:name="T257" style:family="text">
      <style:text-properties fo:font-size="12pt" fo:font-style="normal" officeooo:rsid="005a8de5" style:font-size-asian="12pt" style:font-style-asian="normal" style:font-size-complex="12pt" style:font-style-complex="normal"/>
    </style:style>
    <style:style style:name="T258" style:family="text">
      <style:text-properties fo:font-size="12pt" fo:font-style="normal" officeooo:rsid="005b7af2" style:font-size-asian="12pt" style:font-style-asian="normal" style:font-size-complex="12pt" style:font-style-complex="normal"/>
    </style:style>
    <style:style style:name="T259" style:family="text">
      <style:text-properties fo:font-size="12pt" fo:font-style="normal" officeooo:rsid="00494f91" style:font-size-asian="12pt" style:font-style-asian="normal" style:font-size-complex="12pt" style:font-style-complex="normal"/>
    </style:style>
    <style:style style:name="T260" style:family="text">
      <style:text-properties fo:font-size="12pt" fo:font-style="normal" officeooo:rsid="005d47ad" style:font-size-asian="12pt" style:font-style-asian="normal" style:font-size-complex="12pt" style:font-style-complex="normal"/>
    </style:style>
    <style:style style:name="T261" style:family="text">
      <style:text-properties fo:font-size="12pt" fo:font-style="normal" officeooo:rsid="007beb7c" style:font-size-asian="12pt" style:font-style-asian="normal" style:font-size-complex="12pt" style:font-style-complex="normal"/>
    </style:style>
    <style:style style:name="T262" style:family="text">
      <style:text-properties fo:font-size="12pt" fo:font-style="italic" style:font-size-asian="12pt" style:font-style-asian="italic" style:font-size-complex="12pt" style:font-style-complex="italic"/>
    </style:style>
    <style:style style:name="T263" style:family="text">
      <style:text-properties fo:font-size="12pt" fo:font-style="italic" officeooo:rsid="006f1f7e" style:font-size-asian="12pt" style:font-style-asian="italic" style:font-size-complex="12pt" style:font-style-complex="italic"/>
    </style:style>
    <style:style style:name="T264" style:family="text">
      <style:text-properties fo:font-size="12pt" fo:font-style="italic" officeooo:rsid="007beb7c" style:font-size-asian="12pt" style:font-style-asian="italic" style:font-size-complex="12pt" style:font-style-complex="italic"/>
    </style:style>
    <style:style style:name="T265" style:family="text">
      <style:text-properties fo:font-size="12pt" style:font-size-asian="12pt"/>
    </style:style>
    <style:style style:name="T266" style:family="text">
      <style:text-properties fo:font-size="12pt" officeooo:rsid="0077766b" style:font-size-asian="12pt"/>
    </style:style>
    <style:style style:name="T267" style:family="text">
      <style:text-properties fo:font-size="12pt" fo:font-weight="normal" style:font-size-asian="12pt" style:font-weight-asian="normal" style:font-weight-complex="normal"/>
    </style:style>
    <style:style style:name="T268" style:family="text">
      <style:text-properties fo:font-size="12pt" fo:font-weight="normal" officeooo:rsid="0077766b" style:font-size-asian="12pt" style:font-weight-asian="normal" style:font-weight-complex="normal"/>
    </style:style>
    <style:style style:name="T269" style:family="text">
      <style:text-properties fo:font-weight="bold" style:font-weight-asian="bold" style:font-name-complex="Arial" style:font-weight-complex="bold"/>
    </style:style>
    <style:style style:name="T270" style:family="text">
      <style:text-properties fo:font-weight="bold" officeooo:rsid="0031c5db" style:font-weight-asian="bold" style:font-name-complex="Arial" style:font-weight-complex="bold"/>
    </style:style>
    <style:style style:name="T271" style:family="text">
      <style:text-properties fo:font-weight="bold" officeooo:rsid="004b8c2a" style:font-weight-asian="bold" style:font-name-complex="Arial" style:font-weight-complex="bold"/>
    </style:style>
    <style:style style:name="T272" style:family="text">
      <style:text-properties fo:font-weight="bold" officeooo:rsid="006368b2" style:font-weight-asian="bold" style:font-name-complex="Arial" style:font-weight-complex="bold"/>
    </style:style>
    <style:style style:name="T273" style:family="text">
      <style:text-properties fo:font-weight="bold" officeooo:rsid="005da0e4" style:font-weight-asian="bold" style:font-name-complex="Arial" style:font-weight-complex="bold"/>
    </style:style>
    <style:style style:name="T274" style:family="text">
      <style:text-properties fo:font-weight="bold" officeooo:rsid="0091da4b" style:font-weight-asian="bold" style:font-name-complex="Arial" style:font-weight-complex="bold"/>
    </style:style>
    <style:style style:name="T275" style:family="text">
      <style:text-properties fo:font-weight="bold" officeooo:rsid="003d22c9" style:font-weight-asian="bold" style:font-weight-complex="bold"/>
    </style:style>
    <style:style style:name="T276" style:family="text">
      <style:text-properties fo:font-weight="bold" officeooo:rsid="0060e666" style:font-weight-asian="bold" style:font-weight-complex="bold"/>
    </style:style>
    <style:style style:name="T277" style:family="text">
      <style:text-properties fo:font-weight="bold" officeooo:rsid="006368b2" style:font-weight-asian="bold" style:font-weight-complex="bold"/>
    </style:style>
    <style:style style:name="T278" style:family="text">
      <style:text-properties officeooo:rsid="00530012"/>
    </style:style>
    <style:style style:name="T279" style:family="text">
      <style:text-properties officeooo:rsid="00537fc8"/>
    </style:style>
    <style:style style:name="T280" style:family="text">
      <style:text-properties officeooo:rsid="0054555e"/>
    </style:style>
    <style:style style:name="T281" style:family="text">
      <style:text-properties fo:font-size="36pt" fo:font-style="normal" officeooo:rsid="00559ee3" style:font-size-asian="36pt" style:font-style-asian="normal" style:font-size-complex="36pt" style:font-style-complex="normal"/>
    </style:style>
    <style:style style:name="T282" style:family="text">
      <style:text-properties officeooo:rsid="005a8de5"/>
    </style:style>
    <style:style style:name="T283" style:family="text">
      <style:text-properties style:text-line-through-style="solid" style:text-line-through-type="single" style:font-name="Arial" officeooo:rsid="005b7af2" style:font-name-asian="Times New Roman" style:font-name-complex="Arial"/>
    </style:style>
    <style:style style:name="T284" style:family="text">
      <style:text-properties style:text-line-through-style="solid" style:text-line-through-type="single" style:font-name="Arial" officeooo:rsid="005a8de5" style:font-name-asian="Times New Roman" style:font-name-complex="Arial"/>
    </style:style>
    <style:style style:name="T285"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286"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287" style:family="text">
      <style:text-properties style:text-line-through-style="solid" style:text-line-through-type="single" officeooo:rsid="005b7af2"/>
    </style:style>
    <style:style style:name="T288" style:family="text">
      <style:text-properties style:text-line-through-style="solid" style:text-line-through-type="single" officeooo:rsid="005a8de5"/>
    </style:style>
    <style:style style:name="T289" style:family="text">
      <style:text-properties style:text-line-through-style="solid" style:text-line-through-type="single" officeooo:rsid="004f0fe1"/>
    </style:style>
    <style:style style:name="T290" style:family="text">
      <style:text-properties style:text-line-through-style="none" style:text-line-through-type="none" style:font-name="Arial" officeooo:rsid="005b7af2" style:font-name-asian="Times New Roman" style:font-name-complex="Arial"/>
    </style:style>
    <style:style style:name="T291"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292"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293" style:family="text">
      <style:text-properties style:text-line-through-style="none" style:text-line-through-type="none" officeooo:rsid="005b7af2"/>
    </style:style>
    <style:style style:name="T294" style:family="text">
      <style:text-properties style:text-line-through-style="none" style:text-line-through-type="none" officeooo:rsid="005d47ad"/>
    </style:style>
    <style:style style:name="T295" style:family="text">
      <style:text-properties officeooo:rsid="004f0fe1"/>
    </style:style>
    <style:style style:name="T296" style:family="text">
      <style:text-properties style:font-name="Liberation Serif" fo:font-size="36pt" fo:font-weight="normal" officeooo:rsid="005d47ad" style:font-name-asian="Times New Roman" style:font-size-asian="36pt" style:font-weight-asian="normal" style:font-name-complex="Arial" style:font-size-complex="36pt" style:font-weight-complex="normal"/>
    </style:style>
    <style:style style:name="T297" style:family="text">
      <style:text-properties style:font-name="Liberation Serif" fo:font-size="12pt" fo:font-weight="normal" officeooo:rsid="005d47ad" style:font-name-asian="Times New Roman" style:font-size-asian="10.5pt" style:font-weight-asian="normal" style:font-name-complex="Arial" style:font-size-complex="12pt" style:font-weight-complex="normal"/>
    </style:style>
    <style:style style:name="T298" style:family="text">
      <style:text-properties style:font-name="Liberation Serif" fo:font-size="12pt" officeooo:rsid="00746284" style:font-name-asian="Liberation Serif" style:font-size-asian="12pt" style:font-name-complex="Liberation Serif"/>
    </style:style>
    <style:style style:name="T299" style:family="text">
      <style:text-properties officeooo:rsid="0060e666"/>
    </style:style>
    <style:style style:name="T300" style:family="text">
      <style:text-properties officeooo:rsid="0062b75e"/>
    </style:style>
    <style:style style:name="T301" style:family="text">
      <style:text-properties officeooo:rsid="0065b853"/>
    </style:style>
    <style:style style:name="T302" style:family="text">
      <style:text-properties officeooo:rsid="006f90c8"/>
    </style:style>
    <style:style style:name="T303" style:family="text">
      <style:text-properties officeooo:rsid="007c7cb4"/>
    </style:style>
    <style:style style:name="T304" style:family="text">
      <style:text-properties officeooo:rsid="007e683b"/>
    </style:style>
    <style:style style:name="T305" style:family="text">
      <style:text-properties officeooo:rsid="007fa50e"/>
    </style:style>
    <style:style style:name="T306" style:family="text">
      <style:text-properties officeooo:rsid="00899a1c"/>
    </style:style>
    <style:style style:name="T307" style:family="text">
      <style:text-properties officeooo:rsid="008d97f8"/>
    </style:style>
    <style:style style:name="T308" style:family="text">
      <style:text-properties officeooo:rsid="008f1cf2"/>
    </style:style>
    <style:style style:name="T309" style:family="text">
      <style:text-properties officeooo:rsid="0090ca66"/>
    </style:style>
    <style:style style:name="T310" style:family="text">
      <style:text-properties officeooo:rsid="0091739f"/>
    </style:style>
    <style:style style:name="T311" style:family="text">
      <style:text-properties officeooo:rsid="0091da4b"/>
    </style:style>
    <style:style style:name="T312" style:family="text">
      <style:text-properties officeooo:rsid="00965007"/>
    </style:style>
    <style:style style:name="T313" style:family="text">
      <style:text-properties officeooo:rsid="0097e5df"/>
    </style:style>
    <style:style style:name="T314" style:family="text"/>
    <style:style style:name="T315" style:family="text">
      <style:text-properties fo:font-size="16pt" style:font-size-asian="16pt" style:font-size-complex="16pt"/>
    </style:style>
    <style:style style:name="T316" style:family="text">
      <style:text-properties style:font-name="Arial" fo:font-size="9pt" style:font-size-asian="9pt" style:font-size-complex="9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run-through="foreground"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5" style:family="graphic" style:parent-style-name="OLE">
      <style:graphic-properties style:vertical-pos="top" style:vertic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71">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71">Trabalho de Conclusão de Curso submetido ao Curso de Tecnologia em Sistemas de Computação da Universidade Federal Fluminense como requisito parcial para obtenção do título de Tecnólogo em Sistemas de Computação.</text:p>
      <text:p text:style-name="P15"/>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16">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Dedico este trabalho a minha família.</text:p>
      <text:p text:style-name="P18"/>
      <text:p text:style-name="P5">AGRADECIMENTOS</text:p>
      <text:p text:style-name="P68">A Deus, que sempre iluminou a minha caminhada.</text:p>
      <text:p text:style-name="P68"/>
      <text:p text:style-name="P68">A meu Orientador Altobelli de brito Mantuan pelo estímulo e atenção que me concedeu durante o curso.</text:p>
      <text:p text:style-name="P68"/>
      <text:p text:style-name="P68">Aos Colegas de curso pelo incentivo e troca de experiências.</text:p>
      <text:p text:style-name="P68"/>
      <text:p text:style-name="P68">A todos os meus familiares e amigos pelo apoio e colaboração.</text:p>
      <text:p text:style-name="P69"/>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8"/>
      <text:p text:style-name="P18"/>
      <text:p text:style-name="P18"/>
      <text:p text:style-name="P18"/>
      <text:p text:style-name="P18"/>
      <text:p text:style-name="P18"/>
      <text:p text:style-name="P18"/>
      <text:p text:style-name="P18"/>
      <text:p text:style-name="P18"/>
      <text:p text:style-name="P23"/>
      <text:p text:style-name="P24"/>
      <text:p text:style-name="P18"/>
      <text:p text:style-name="P18"/>
      <text:p text:style-name="P18"/>
      <text:p text:style-name="P18"/>
      <text:p text:style-name="P18"/>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3"><text:s/></text:span>SUMÁRIO<text:bookmark-end text:name="__RefHeading___Toc2749_2898442780"/></text:p>
      <text:p text:style-name="P1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24"><text:a xlink:type="simple" xlink:href="#__RefHeading___Toc378694359" text:style-name="Index_20_Link" text:visited-style-name="Index_20_Link"><text:s/>RESUMO<text:tab/>7</text:a></text:p>
          <text:p text:style-name="P124"><text:a xlink:type="simple" xlink:href="#__RefHeading___Toc378694360" text:style-name="Index_20_Link" text:visited-style-name="Index_20_Link"><text:s/>ABSTRACT<text:tab/>8</text:a></text:p>
          <text:p text:style-name="P124"><text:a xlink:type="simple" xlink:href="#__RefHeading___Toc2749_2898442780" text:style-name="Index_20_Link" text:visited-style-name="Index_20_Link"><text:s text:c="2"/>SUMÁRIO<text:tab/>9</text:a></text:p>
          <text:p text:style-name="P124"><text:a xlink:type="simple" xlink:href="#__RefHeading___Toc378694366" text:style-name="Index_20_Link" text:visited-style-name="Index_20_Link">1 <text:s/>INTRODUÇÃO<text:tab/>11</text:a></text:p>
          <text:p text:style-name="P124"><text:a xlink:type="simple" xlink:href="#__RefHeading___Toc2739_2898442780" text:style-name="Index_20_Link" text:visited-style-name="Index_20_Link">2 <text:s/>FUNDAMENTAÇÃO TEÓRICA<text:tab/>12</text:a></text:p>
          <text:p text:style-name="P125"><text:a xlink:type="simple" xlink:href="#__RefHeading___Toc2972_2898442780" text:style-name="Index_20_Link" text:visited-style-name="Index_20_Link">2.1 <text:s/>BASE DE DADOS<text:tab/>13</text:a></text:p>
          <text:p text:style-name="P125"><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42">ITEMSET </text:span></text:a><text:a xlink:type="simple" xlink:href="#__RefHeading___Toc2867_2898442780" text:style-name="Index_20_Link" text:visited-style-name="Index_20_Link">(APRIORI)<text:tab/>15</text:a></text:p>
          <text:p text:style-name="P125"><text:a xlink:type="simple" xlink:href="#__RefHeading___Toc2869_2898442780" text:style-name="Index_20_Link" text:visited-style-name="Index_20_Link">2.3 <text:s/>REGRA DE ASSOCIAÇÃO<text:tab/>18</text:a></text:p>
          <text:p text:style-name="P125"><text:a xlink:type="simple" xlink:href="#__RefHeading___Toc2871_2898442780" text:style-name="Index_20_Link" text:visited-style-name="Index_20_Link">2.4 <text:s/>SUPORTE<text:tab/>22</text:a></text:p>
          <text:p text:style-name="P125"><text:a xlink:type="simple" xlink:href="#__RefHeading___Toc2873_2898442780" text:style-name="Index_20_Link" text:visited-style-name="Index_20_Link">2.5 <text:s/>CONFIANÇA<text:tab/>23</text:a></text:p>
          <text:p text:style-name="P124"><text:a xlink:type="simple" xlink:href="#__RefHeading___Toc2741_2898442780" text:style-name="Index_20_Link" text:visited-style-name="Index_20_Link">3 <text:s/>MÉTRICAS DE REGRAS DE ASSOCIAÇÃO<text:tab/>24</text:a></text:p>
          <text:p text:style-name="P125"><text:a xlink:type="simple" xlink:href="#__RefHeading___Toc2875_2898442780" text:style-name="Index_20_Link" text:visited-style-name="Index_20_Link">3.1 <text:s/>Added Value (AV)<text:tab/>25</text:a></text:p>
          <text:p text:style-name="P125"><text:a xlink:type="simple" xlink:href="#__RefHeading___Toc2877_2898442780" text:style-name="Index_20_Link" text:visited-style-name="Index_20_Link">3.2 <text:s/>All-confidence<text:tab/>25</text:a></text:p>
          <text:p text:style-name="P125"><text:a xlink:type="simple" xlink:href="#__RefHeading___Toc2879_2898442780" text:style-name="Index_20_Link" text:visited-style-name="Index_20_Link">3.3 <text:s/>Casual Confidence<text:tab/>26</text:a></text:p>
          <text:p text:style-name="P125"><text:a xlink:type="simple" xlink:href="#__RefHeading___Toc2881_2898442780" text:style-name="Index_20_Link" text:visited-style-name="Index_20_Link">3.4 <text:s/>Casual Support<text:tab/>27</text:a></text:p>
          <text:p text:style-name="P125"><text:a xlink:type="simple" xlink:href="#__RefHeading___Toc2883_2898442780" text:style-name="Index_20_Link" text:visited-style-name="Index_20_Link">3.5 <text:s/>Certainty Factor<text:tab/>28</text:a></text:p>
          <text:p text:style-name="P125"><text:a xlink:type="simple" xlink:href="#__RefHeading___Toc2885_2898442780" text:style-name="Index_20_Link" text:visited-style-name="Index_20_Link">3.6 <text:s/>Chi-Squared<text:tab/>29</text:a></text:p>
          <text:p text:style-name="P125"><text:a xlink:type="simple" xlink:href="#__RefHeading___Toc2887_2898442780" text:style-name="Index_20_Link" text:visited-style-name="Index_20_Link">3.7 <text:s/>Cross-Support Ratio<text:tab/>30</text:a></text:p>
          <text:p text:style-name="P125"><text:a xlink:type="simple" xlink:href="#__RefHeading___Toc2889_2898442780" text:style-name="Index_20_Link" text:visited-style-name="Index_20_Link">3.8 <text:s/>Collective Strength<text:tab/>31</text:a></text:p>
          <text:p text:style-name="P125"><text:a xlink:type="simple" xlink:href="#__RefHeading___Toc2891_2898442780" text:style-name="Index_20_Link" text:visited-style-name="Index_20_Link">3.9 <text:s/>Conviction<text:tab/>32</text:a></text:p>
          <text:p text:style-name="P125"><text:a xlink:type="simple" xlink:href="#__RefHeading___Toc2893_2898442780" text:style-name="Index_20_Link" text:visited-style-name="Index_20_Link">3.10 <text:s/>Cosine<text:tab/>33</text:a></text:p>
          <text:p text:style-name="P125"><text:a xlink:type="simple" xlink:href="#__RefHeading___Toc2895_2898442780" text:style-name="Index_20_Link" text:visited-style-name="Index_20_Link">3.11 <text:s/>Coverage<text:tab/>34</text:a></text:p>
          <text:p text:style-name="P125"><text:a xlink:type="simple" xlink:href="#__RefHeading___Toc2897_2898442780" text:style-name="Index_20_Link" text:visited-style-name="Index_20_Link">3.12 <text:s/>Descriptive Confirmed Confidence<text:tab/>35</text:a></text:p>
          <text:p text:style-name="P125"><text:a xlink:type="simple" xlink:href="#__RefHeading___Toc2899_2898442780" text:style-name="Index_20_Link" text:visited-style-name="Index_20_Link">3.13 <text:s/>Difference of Confidence<text:tab/>36</text:a></text:p>
          <text:p text:style-name="P125"><text:a xlink:type="simple" xlink:href="#__RefHeading___Toc2901_2898442780" text:style-name="Index_20_Link" text:visited-style-name="Index_20_Link">3.14 <text:s/>Example and Counter-Example Rate<text:tab/>37</text:a></text:p>
          <text:p text:style-name="P125"><text:a xlink:type="simple" xlink:href="#__RefHeading___Toc2903_2898442780" text:style-name="Index_20_Link" text:visited-style-name="Index_20_Link">3.15 <text:s/>Fisher's Exact Test<text:tab/>38</text:a></text:p>
          <text:p text:style-name="P125"><text:a xlink:type="simple" xlink:href="#__RefHeading___Toc2905_2898442780" text:style-name="Index_20_Link" text:visited-style-name="Index_20_Link">3.16 <text:s/>Gini Index<text:tab/>39</text:a></text:p>
          <text:p text:style-name="P125"><text:soft-page-break/><text:a xlink:type="simple" xlink:href="#__RefHeading___Toc2907_2898442780" text:style-name="Index_20_Link" text:visited-style-name="Index_20_Link">3.17 <text:s/>Hyper-Confidence<text:tab/>40</text:a></text:p>
          <text:p text:style-name="P125"><text:a xlink:type="simple" xlink:href="#__RefHeading___Toc2909_2898442780" text:style-name="Index_20_Link" text:visited-style-name="Index_20_Link">3.18 <text:s/>Hyper-Lift<text:tab/>41</text:a></text:p>
          <text:p text:style-name="P125"><text:a xlink:type="simple" xlink:href="#__RefHeading___Toc2911_2898442780" text:style-name="Index_20_Link" text:visited-style-name="Index_20_Link">3.19 <text:s/>Imbalance Ratio<text:tab/>42</text:a></text:p>
          <text:p text:style-name="P125"><text:a xlink:type="simple" xlink:href="#__RefHeading___Toc2913_2898442780" text:style-name="Index_20_Link" text:visited-style-name="Index_20_Link">3.20 <text:s/>Importance<text:tab/>43</text:a></text:p>
          <text:p text:style-name="P125"><text:a xlink:type="simple" xlink:href="#__RefHeading___Toc2915_2898442780" text:style-name="Index_20_Link" text:visited-style-name="Index_20_Link">3.21 <text:s/>Improvement<text:tab/>44</text:a></text:p>
          <text:p text:style-name="P125"><text:a xlink:type="simple" xlink:href="#__RefHeading___Toc2917_2898442780" text:style-name="Index_20_Link" text:visited-style-name="Index_20_Link">3.22 <text:s/>Jaccard Coefficient<text:tab/>45</text:a></text:p>
          <text:p text:style-name="P125"><text:a xlink:type="simple" xlink:href="#__RefHeading___Toc2919_2898442780" text:style-name="Index_20_Link" text:visited-style-name="Index_20_Link">3.23 <text:s/>J-Measure<text:tab/>46</text:a></text:p>
          <text:p text:style-name="P125"><text:a xlink:type="simple" xlink:href="#__RefHeading___Toc2921_2898442780" text:style-name="Index_20_Link" text:visited-style-name="Index_20_Link">3.24 <text:s/>Kappa<text:tab/>47</text:a></text:p>
          <text:p text:style-name="P125"><text:a xlink:type="simple" xlink:href="#__RefHeading___Toc2923_2898442780" text:style-name="Index_20_Link" text:visited-style-name="Index_20_Link">3.25 <text:s/>Klosgen<text:tab/>48</text:a></text:p>
          <text:p text:style-name="P125"><text:a xlink:type="simple" xlink:href="#__RefHeading___Toc2925_2898442780" text:style-name="Index_20_Link" text:visited-style-name="Index_20_Link">3.26 <text:s/>Kulczynski<text:tab/>49</text:a></text:p>
          <text:p text:style-name="P125"><text:a xlink:type="simple" xlink:href="#__RefHeading___Toc2927_2898442780" text:style-name="Index_20_Link" text:visited-style-name="Index_20_Link">3.27 <text:s/>Goodman-Kruskal Lambda<text:tab/>51</text:a></text:p>
          <text:p text:style-name="P125"><text:a xlink:type="simple" xlink:href="#__RefHeading___Toc2929_2898442780" text:style-name="Index_20_Link" text:visited-style-name="Index_20_Link">3.28 <text:s/>Laplace Corrected Confidence<text:tab/>52</text:a></text:p>
          <text:p text:style-name="P125"><text:a xlink:type="simple" xlink:href="#__RefHeading___Toc2931_2898442780" text:style-name="Index_20_Link" text:visited-style-name="Index_20_Link">3.29 <text:s/>Least Contradiction<text:tab/>53</text:a></text:p>
          <text:p text:style-name="P125"><text:a xlink:type="simple" xlink:href="#__RefHeading___Toc2933_2898442780" text:style-name="Index_20_Link" text:visited-style-name="Index_20_Link">3.30 <text:s/>Lerman Similarity<text:tab/>54</text:a></text:p>
          <text:p text:style-name="P125"><text:a xlink:type="simple" xlink:href="#__RefHeading___Toc2935_2898442780" text:style-name="Index_20_Link" text:visited-style-name="Index_20_Link">3.31 <text:s/>Leverage<text:tab/>55</text:a></text:p>
          <text:p text:style-name="P125"><text:a xlink:type="simple" xlink:href="#__RefHeading___Toc2937_2898442780" text:style-name="Index_20_Link" text:visited-style-name="Index_20_Link">3.32 <text:s/>Lift<text:tab/>56</text:a></text:p>
          <text:p text:style-name="P125"><text:a xlink:type="simple" xlink:href="#__RefHeading___Toc2939_2898442780" text:style-name="Index_20_Link" text:visited-style-name="Index_20_Link">3.33 <text:s/>MaxConf<text:tab/>57</text:a></text:p>
          <text:p text:style-name="P125"><text:a xlink:type="simple" xlink:href="#__RefHeading___Toc2941_2898442780" text:style-name="Index_20_Link" text:visited-style-name="Index_20_Link">3.34 <text:s/>Mutual Information<text:tab/>58</text:a></text:p>
          <text:p text:style-name="P125"><text:a xlink:type="simple" xlink:href="#__RefHeading___Toc2943_2898442780" text:style-name="Index_20_Link" text:visited-style-name="Index_20_Link">3.35 <text:s/>Odds Ratio<text:tab/>59</text:a></text:p>
          <text:p text:style-name="P125"><text:a xlink:type="simple" xlink:href="#__RefHeading___Toc2945_2898442780" text:style-name="Index_20_Link" text:visited-style-name="Index_20_Link">3.36 <text:s/>Phi Correlation Coefficient<text:tab/>60</text:a></text:p>
          <text:p text:style-name="P125"><text:a xlink:type="simple" xlink:href="#__RefHeading___Toc2947_2898442780" text:style-name="Index_20_Link" text:visited-style-name="Index_20_Link">3.37 <text:s/>Ralambondrainy Measure<text:tab/>61</text:a></text:p>
          <text:p text:style-name="P125"><text:a xlink:type="simple" xlink:href="#__RefHeading___Toc2949_2898442780" text:style-name="Index_20_Link" text:visited-style-name="Index_20_Link">3.38 <text:s/>Relative Linkage Disequilibrium<text:tab/>62</text:a></text:p>
          <text:p text:style-name="P125"><text:a xlink:type="simple" xlink:href="#__RefHeading___Toc2951_2898442780" text:style-name="Index_20_Link" text:visited-style-name="Index_20_Link">3.39 <text:s/>Rule Power Factor<text:tab/>63</text:a></text:p>
          <text:p text:style-name="P125"><text:a xlink:type="simple" xlink:href="#__RefHeading___Toc2953_2898442780" text:style-name="Index_20_Link" text:visited-style-name="Index_20_Link">3.40 <text:s/>Sebag-Schoenauer Measure<text:tab/>64</text:a></text:p>
          <text:p text:style-name="P125"><text:a xlink:type="simple" xlink:href="#__RefHeading___Toc2955_2898442780" text:style-name="Index_20_Link" text:visited-style-name="Index_20_Link">3.41 <text:s/>Varying Rates Liaison<text:tab/>65</text:a></text:p>
          <text:p text:style-name="P125"><text:a xlink:type="simple" xlink:href="#__RefHeading___Toc2957_2898442780" text:style-name="Index_20_Link" text:visited-style-name="Index_20_Link">3.42 <text:s/>Yule's Q<text:tab/>66</text:a></text:p>
          <text:p text:style-name="P125"><text:a xlink:type="simple" xlink:href="#__RefHeading___Toc2959_2898442780" text:style-name="Index_20_Link" text:visited-style-name="Index_20_Link">3.43 <text:s/>Yule's Y<text:tab/>67</text:a></text:p>
          <text:p text:style-name="P124"><text:a xlink:type="simple" xlink:href="#__RefHeading___Toc2743_2898442780" text:style-name="Index_20_Link" text:visited-style-name="Index_20_Link">4 <text:s/>VISUALIZAR MÉTRICAS CALCULADAS<text:tab/>68</text:a></text:p>
          <text:p text:style-name="P124"><text:a xlink:type="simple" xlink:href="#__RefHeading___Toc2745_2898442780" text:style-name="Index_20_Link" text:visited-style-name="Index_20_Link">5 <text:s/>CONCLUSÕES E TRABALHOS FUTUROS<text:tab/>69</text:a></text:p>
          <text:p text:style-name="P124"><text:a xlink:type="simple" xlink:href="#__RefHeading___Toc2747_2898442780" text:style-name="Index_20_Link" text:visited-style-name="Index_20_Link"><text:s/>REFERÊNCIAS BIBLIOGRÁFICAS<text:tab/>7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34"><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34"><text:tab/>Sendo assim surgiu a necessidade de se desenvolver métodos de pesquisa para extrair essas informações dando origem então a área de pesquisa de descoberta de conhecimento a partir de base de dados (<text:span text:style-name="T42">KDD - Knowlegde Discovery in Databases</text:span>) ou “Mineração De Dados” (<text:span text:style-name="T42">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34"><text:tab/>As regras de associação são a base deste trabalho e são definidas por revelar todos os padrões de relacionamento entre itens ou atributos, que ocorrem <text:span text:style-name="T101">com</text:span> uma determinada frequência entre eventos correlacionados, pertencentes a uma determinada base de dados. <text:span text:style-name="T102">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128"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45"><text:tab/>O objetivo desta seção é demonstrar com clareza os aspectos que envolvem a mineração de dados através de regras de associação em bancos de dados de grande escala, definindo seus aspectos matemáticos e exemplificando através de modelo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4"/>
      <text:h text:style-name="P130" text:outline-level="2"><text:bookmark-start text:name="__RefHeading___Toc2972_2898442780"/><text:soft-page-break/><text:span text:style-name="T301">BASE DE DADOS</text:span> <text:bookmark-end text:name="__RefHeading___Toc2972_2898442780"/></text:h>
      <text:p text:style-name="P121"/>
      <text:p text:style-name="P121"/>
      <text:p text:style-name="Standard"><text:tab/>Bases de dados ou banco de dados são sistemas de persistência de informação (armazenamento de informações de forma permanente) que possui um conjunto de dados <text:span text:style-name="T313">inter-relacionados</text:span>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text:span text:style-name="T313">armazenadas</text:span>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text:span text:style-name="T313">ou seja,</text:span> uma <text:span text:style-name="T313">característica</text:span> não mensurável numericamente, ex: cor <text:span text:style-name="T103">→</text:span> azul) ou quantitativa que ainda pode ser discreta (expressa uma quantidade finita ou enumerável relacionada ao atributo, ex: pneus <text:span text:style-name="T103">→ </text:span>4) ou contínua (expressa uma quantidade infinita de possibilidades dentro de um intervalo ou conjunto união de números Reais relacionada ao atributo, ex: peso <text:span text:style-name="T103">→</text:span> 1 Kg).</text:p>
      <text:p text:style-name="Standard"><text:tab/>Os diferentes tipos de informação <text:span text:style-name="T106">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107">um exemplo clássico em regras de associação, a análise de cestas de mercado (</text:span><text:span text:style-name="T47">Market Basket Analisys</text:span><text:span text:style-name="T107">).</text:span></text:p>
      <text:p text:style-name="Standard"><text:span text:style-name="T108"><text:tab/>Essa base de dados é então assim definida como</text:span> um conjunto de atributos <text:span text:style-name="T109">ou </text:span><text:span text:style-name="T104">itens </text:span><text:span text:style-name="T60">I </text:span><text:span text:style-name="T77">= {I</text:span><text:span text:style-name="T110">1</text:span><text:span text:style-name="T118">, I</text:span><text:span text:style-name="T110">2</text:span><text:span text:style-name="T118">, I</text:span><text:span text:style-name="T110">3</text:span><text:span text:style-name="T118">, …, I</text:span><text:span text:style-name="T110">n</text:span><text:span text:style-name="T77">}</text:span> que podem assumir um valor binário (0 <text:span text:style-name="T103">→ não está contido, 1 → está contido) </text:span><text:span text:style-name="T105">e</text:span><text:span text:style-name="T61"> T </text:span><text:span text:style-name="T78">= {t</text:span><text:span text:style-name="T111">1</text:span><text:span text:style-name="T119">, t</text:span><text:span text:style-name="T111">2</text:span><text:span text:style-name="T119">, t</text:span><text:span text:style-name="T111">3</text:span><text:span text:style-name="T119">, …, t</text:span><text:span text:style-name="T111">n</text:span><text:span text:style-name="T78">} um conjunto de transações ou registros presentes nesta base de dados que</text:span><text:span text:style-name="T77"> representam compras desses itens. </text:span><text:span text:style-name="T81">A</text:span><text:span text:style-name="T78"> </text:span><text:span text:style-name="T82">tabela </text:span><text:span text:style-name="T83">2.</text:span><text:span text:style-name="T82">1</text:span><text:span text:style-name="T78"> demonstra um exemplo de uma base de dados com um conjunto total de 10 registros de transações ou tr</text:span><text:span text:style-name="T79">a</text:span><text:span text:style-name="T78">nsações </text:span><text:span text:style-name="T80">e um conjunto de 6 itens</text:span><text:span text:style-name="T78">.</text:span></text:p>
      <text:p text:style-name="Standard"><text:soft-page-break/></text:p>
      <text:p text:style-name="Standard"><text:span text:style-name="T269">Tabela </text:span><text:span text:style-name="T272">2.</text:span><text:span text:style-name="T269">1</text:span><text:span text:style-name="T103">:</text:span><text:span text:style-name="T169"> <text:s/>base de dados</text:span><text:span text:style-name="T62"> </text:span><text:span text:style-name="T63">T</text:span><text:span text:style-name="T62"> </text:span><text:span text:style-name="T169">de transação de itens</text:span></text:p>
      <table:table table:name="Tabela2" table:style-name="Tabela2">
        <table:table-column table:style-name="Tabela2.A"/>
        <table:table-column table:style-name="Tabela2.B"/>
        <table:table-row>
          <table:table-cell table:style-name="Tabela2.A1" office:value-type="string">
            <text:p text:style-name="P19">Transações</text:p>
          </table:table-cell>
          <table:table-cell table:style-name="Tabela2.B1" office:value-type="string">
            <text:p text:style-name="P20">Lista de Itens <text:span text:style-name="T48">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p text:style-name="P35"/>
      <text:p text:style-name="P35"/>
      <text:p text:style-name="P35"/>
      <text:h text:style-name="P131" text:outline-level="2"><text:bookmark-start text:name="__RefHeading___Toc2867_2898442780"/><text:soft-page-break/><text:span text:style-name="T42">ITEMSET </text:span>(APRIORI)<text:bookmark-end text:name="__RefHeading___Toc2867_2898442780"/></text:h>
      <text:p text:style-name="Standard"><text:tab/><text:span text:style-name="T175">Em regras de associação existe um conceito que é a base da identificação dos padrões de comportamento buscados em uma base de dados, este conceito é chamado de </text:span><text:span text:style-name="T50">itemset.</text:span><text:span text:style-name="T175"> Nossa base de dados exemplo descrita na </text:span><text:span text:style-name="T275">tabela </text:span><text:span text:style-name="T277">2.</text:span><text:span text:style-name="T275">1,</text:span><text:span text:style-name="T175"> possui um total de 6 atributos, ou itens diferentes (lápis, borracha, caneta, etc…). Um </text:span><text:span text:style-name="T50">itemset</text:span><text:span text:style-name="T175"> é um subconjunto do conjunto de itens pertencentes a base de dados através da qual avaliaremos seu estado e correlações com outros itens nas diversas transações existentes na base de dados.</text:span></text:p>
      <text:p text:style-name="Standard"><text:span text:style-name="T175"><text:tab/>Um </text:span><text:span text:style-name="T50">itemset</text:span><text:span text:style-name="T175"> pode possuir de diversas dimensões, limitado ao número total de itens diferentes existentes em nossa base de dados. O total de itens em nossa base é m = 6 itens, então possíveis dimensões de </text:span><text:span text:style-name="T50">itemset </text:span><text:span text:style-name="T175">em nossa base de dados seriam: 1-</text:span><text:span text:style-name="T50">Itemset</text:span><text:span text:style-name="T175">, 2-</text:span><text:span text:style-name="T50">Itemset</text:span><text:span text:style-name="T175">, 3-</text:span><text:span text:style-name="T50">Itemset</text:span><text:span text:style-name="T175">, 4-</text:span><text:span text:style-name="T50">Itemset,</text:span><text:span text:style-name="T175"> 5-I</text:span><text:span text:style-name="T50">temset</text:span><text:span text:style-name="T175">, 6-</text:span><text:span text:style-name="T50">Itemset</text:span><text:span text:style-name="T175">. Generalizando, um </text:span><text:span text:style-name="T50">itemset </text:span><text:span text:style-name="T175">contendo p dimensões para testes, onde p </text:span><text:span text:style-name="T235">≤</text:span><text:span text:style-name="T181"> </text:span><text:span text:style-name="T182">m</text:span><text:span text:style-name="T183"> é um </text:span><text:span text:style-name="T184">p</text:span><text:span text:style-name="T183">-</text:span><text:span text:style-name="T195">Itemset</text:span><text:span text:style-name="T183">. </text:span><text:span text:style-name="T185">O total de </text:span><text:span text:style-name="T196">itemsets</text:span><text:span text:style-name="T185"> possível para realizar busca na base de dados é igual ao somatório de todas as possíveis dimensões de i</text:span><text:span text:style-name="T196">ntemsets</text:span><text:span text:style-name="T185"> existentes em nossa base de dados, ou seja, </text:span><text:span text:style-name="T186">o somatório de total as possíveis combinações de itens</text:span><text:span text:style-name="T185">.</text:span></text:p>
      <text:p text:style-name="P51"><text:span text:style-name="T193">Fórmula de </text:span><text:span text:style-name="T188">combinações de itens <text:s/></text:span><text:span text:style-name="T236">→</text:span><text:span text:style-name="T182"> <text:s/></text:span><text:span text:style-name="T182"><draw:frame draw:style-name="fr3" draw:name="Object11" text:anchor-type="as-char" svg:y="-0.644cm" svg:width="4.997cm" svg:height="1.127cm" draw:z-index="6"><draw:object xlink:href="./Object 4" xlink:type="simple" xlink:show="embed" xlink:actuate="onLoad"/><draw:image xlink:href="./ObjectReplacements/Object 4" xlink:type="simple" xlink:show="embed" xlink:actuate="onLoad"/><svg:desc>fórmula</svg:desc></draw:frame></text:span><text:span text:style-name="T246"><text:s text:c="4"/></text:span><text:span text:style-name="T238">(2.1)</text:span></text:p>
      <text:p text:style-name="Standard"><text:span text:style-name="T185">1-</text:span><text:span text:style-name="T189">I</text:span><text:span text:style-name="T201">temset </text:span><text:span text:style-name="T189">= </text:span><draw:frame draw:style-name="fr3" draw:name="Objeto2" text:anchor-type="as-char" svg:y="-0.644cm" svg:width="8.423cm" svg:height="1.127cm" draw:z-index="7"><draw:object xlink:href="./Object 5" xlink:type="simple" xlink:show="embed" xlink:actuate="onLoad"/><draw:image xlink:href="./ObjectReplacements/Object 5" xlink:type="simple" xlink:show="embed" xlink:actuate="onLoad"/><svg:desc>fórmula</svg:desc></draw:frame></text:p>
      <text:p text:style-name="Standard"><text:span text:style-name="T187">2-</text:span><text:span text:style-name="T197">Itemset</text:span><text:span text:style-name="T187"> = </text:span><text:span text:style-name="T231">c</text:span><text:span text:style-name="T202">(</text:span><text:span text:style-name="T203">6</text:span><text:span text:style-name="T202">,</text:span><text:span text:style-name="T205">2</text:span><text:span text:style-name="T202">)</text:span><text:span text:style-name="T187"> </text:span><text:span text:style-name="T191">=</text:span><text:span text:style-name="T187"> </text:span><text:span text:style-name="T190">6! / </text:span><text:span text:style-name="T191">2</text:span><text:span text:style-name="T190">! (6-</text:span><text:span text:style-name="T191">2</text:span><text:span text:style-name="T190">)! = 6 x </text:span><text:span text:style-name="T191">5 x</text:span><text:span text:style-name="T283">4</text:span><text:span text:style-name="T284">!</text:span><text:span text:style-name="T190"> / </text:span><text:span text:style-name="T191">2 x </text:span><text:span text:style-name="T283">4!</text:span><text:span text:style-name="T290"> = 30/2 = 15</text:span></text:p>
      <text:p text:style-name="Standard"><text:span text:style-name="T187">3-</text:span><text:span text:style-name="T197">Itemset</text:span><text:span text:style-name="T187"> = </text:span><text:span text:style-name="T231">c</text:span><text:span text:style-name="T202">(</text:span><text:span text:style-name="T203">6</text:span><text:span text:style-name="T202">,</text:span><text:span text:style-name="T205">3</text:span><text:span text:style-name="T202">) </text:span><text:span text:style-name="T187">= </text:span><text:span text:style-name="T190">6! / </text:span><text:span text:style-name="T191">3</text:span><text:span text:style-name="T190">! (6-</text:span><text:span text:style-name="T191">3</text:span><text:span text:style-name="T190">)! = 6 x </text:span><text:span text:style-name="T191">5 x 4 x </text:span><text:span text:style-name="T283">3</text:span><text:span text:style-name="T284">!</text:span><text:span text:style-name="T190"> / </text:span><text:span text:style-name="T191">3 x 2 x </text:span><text:span text:style-name="T283">3!</text:span><text:span text:style-name="T290"> = </text:span><text:span text:style-name="T283">6</text:span><text:span text:style-name="T290"> x 20 / </text:span><text:span text:style-name="T283">6</text:span><text:span text:style-name="T290"> = <text:s/>20</text:span><text:span text:style-name="T187"> <text:s text:c="21"/></text:span><text:span text:style-name="T189"><text:s text:c="13"/></text:span></text:p>
      <text:p text:style-name="Standard">4-I<text:span text:style-name="T42">temset </text:span>= <text:span text:style-name="T232">c</text:span><text:span text:style-name="T256">(</text:span><text:span text:style-name="T257">6</text:span><text:span text:style-name="T256">,</text:span><text:span text:style-name="T258">4</text:span><text:span text:style-name="T256">)</text:span><text:span text:style-name="T295"> = 6! / 4! (6-4)! = 6 x 5 x</text:span><text:span text:style-name="T287">4</text:span><text:span text:style-name="T288">!</text:span><text:span text:style-name="T282"> / </text:span><text:span text:style-name="T287">4!</text:span><text:span text:style-name="T293"> x 2! = 30/2 = 15</text:span></text:p>
      <text:p text:style-name="Standard">5-<text:span text:style-name="T42">Itemset </text:span>= <text:span text:style-name="T232">c</text:span><text:span text:style-name="T256">(</text:span><text:span text:style-name="T257">6</text:span><text:span text:style-name="T256">,</text:span><text:span text:style-name="T260">5</text:span><text:span text:style-name="T256">)</text:span><text:span text:style-name="T259"> </text:span><text:span text:style-name="T295">= 6! / 5! (6-5)! = 6 x </text:span><text:span text:style-name="T288">5!</text:span><text:span text:style-name="T282"> / </text:span><text:span text:style-name="T287">5!</text:span><text:span text:style-name="T293"> </text:span><text:span text:style-name="T294">x 1!</text:span><text:span text:style-name="T293"> = 6/1 = 6</text:span> </text:p>
      <text:p text:style-name="Standard"><text:span text:style-name="T247">6-</text:span><text:span text:style-name="T51">Itemset</text:span><text:span text:style-name="T247"> = </text:span><text:span text:style-name="T232">c</text:span><text:span text:style-name="T256">(</text:span><text:span text:style-name="T257">6</text:span><text:span text:style-name="T256">,</text:span><text:span text:style-name="T260">6</text:span><text:span text:style-name="T256">)</text:span><text:span text:style-name="T259"> </text:span><text:span text:style-name="T295">= 6! / 6! (6-6)! = </text:span><text:span text:style-name="T289">6</text:span><text:span text:style-name="T288">!</text:span><text:span text:style-name="T282"> / </text:span><text:span text:style-name="T288">6!</text:span><text:span text:style-name="T282"> x 0</text:span><text:span text:style-name="T293">! = </text:span><text:span text:style-name="T294">1</text:span><text:span text:style-name="T293">/1 = </text:span><text:span text:style-name="T294">1</text:span><text:span text:style-name="T282"> <text:s text:c="5"/></text:span><text:s/></text:p>
      <text:p text:style-name="Standard"><text:tab/><text:span text:style-name="T299">Na </text:span><text:span text:style-name="T277">ta</text:span><text:span text:style-name="T276">bela 2.</text:span><text:span text:style-name="T277">2</text:span><text:span text:style-name="T276"> </text:span><text:span text:style-name="T174">descrevemos todas as possíveis combinações de itens existentes em nossa base de dados de acordo com <text:s/>nosso conjunto </text:span><text:span text:style-name="T65">I.</text:span></text:p>
      <text:p text:style-name="Standard"><text:soft-page-break/></text:p>
      <text:p text:style-name="Standard"><text:span text:style-name="T269">Tabela </text:span><text:span text:style-name="T273">2.</text:span><text:span text:style-name="T272">2</text:span><text:span text:style-name="T103">:</text:span><text:span text:style-name="T169"> <text:s/></text:span><text:span text:style-name="T170">Possíveis formações de itemsets através d</text:span><text:span text:style-name="T171">a</text:span><text:span text:style-name="T170"> combinações </text:span><text:span text:style-name="T169">de </text:span><text:span text:style-name="T170">iten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table-cell table:style-name="Tabela6.A1" office:value-type="string">
            <text:p text:style-name="P89">N<text:span text:style-name="T2">o</text:span></text:p>
          </table:table-cell>
          <table:table-cell table:style-name="Tabela6.A1" office:value-type="string">
            <text:p text:style-name="P46">1-<text:span text:style-name="T42">Itemset</text:span></text:p>
          </table:table-cell>
          <table:table-cell table:style-name="Tabela6.A1" office:value-type="string">
            <text:p text:style-name="P90">2-<text:span text:style-name="T42">Itemset</text:span></text:p>
          </table:table-cell>
          <table:table-cell table:style-name="Tabela6.A1" office:value-type="string">
            <text:p text:style-name="P90">3-<text:span text:style-name="T42">Itemset</text:span></text:p>
          </table:table-cell>
          <table:table-cell table:style-name="Tabela6.A1" office:value-type="string">
            <text:p text:style-name="P90">4-<text:span text:style-name="T52">I</text:span><text:span text:style-name="T42">temset</text:span></text:p>
          </table:table-cell>
          <table:table-cell table:style-name="Tabela6.A1" office:value-type="string">
            <text:p text:style-name="P90">5<text:span text:style-name="T42">-Itemset</text:span></text:p>
          </table:table-cell>
          <table:table-cell table:style-name="Tabela6.G1" office:value-type="string">
            <text:p text:style-name="P90">6-<text:span text:style-name="T42">Itemset</text:span></text:p>
          </table:table-cell>
        </table:table-row>
      </table:table>
      <text:p text:style-name="P52"/>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row>
          <table:table-cell table:style-name="Tabela5.A1" office:value-type="string">
            <text:p text:style-name="P91">1</text:p>
          </table:table-cell>
          <table:table-cell table:style-name="Tabela5.A1" office:value-type="string">
            <text:p text:style-name="P93">Lápis-<text:span text:style-name="T248">L</text:span></text:p>
          </table:table-cell>
          <table:table-cell table:style-name="Tabela5.A1" office:value-type="string">
            <text:p text:style-name="P93">(L,<text:span text:style-name="T248">CN</text:span>)</text:p>
          </table:table-cell>
          <table:table-cell table:style-name="Tabela5.A1" office:value-type="string">
            <text:p text:style-name="P91">(L,CN,CD)</text:p>
          </table:table-cell>
          <table:table-cell table:style-name="Tabela5.A1" office:value-type="string">
            <text:p text:style-name="P94">(L,CN,CD,B)</text:p>
          </table:table-cell>
          <table:table-cell table:style-name="Tabela5.A1" office:value-type="string">
            <text:p text:style-name="P95">(L,CN,CD,B,A)</text:p>
          </table:table-cell>
          <table:table-cell table:style-name="Tabela5.G1" office:value-type="string">
            <text:p text:style-name="P97">(L,CN,CD,B,A,E)</text:p>
          </table:table-cell>
        </table:table-row>
        <table:table-row>
          <table:table-cell table:style-name="Tabela5.A2" office:value-type="string">
            <text:p text:style-name="P91">2</text:p>
          </table:table-cell>
          <table:table-cell table:style-name="Tabela5.A2" office:value-type="string">
            <text:p text:style-name="P93">Caneta-<text:span text:style-name="T248">CN</text:span></text:p>
          </table:table-cell>
          <table:table-cell table:style-name="Tabela5.A2" office:value-type="string">
            <text:p text:style-name="P91">(L,CD)</text:p>
          </table:table-cell>
          <table:table-cell table:style-name="Tabela5.A2" office:value-type="string">
            <text:p text:style-name="P98">(L,CN,B)</text:p>
          </table:table-cell>
          <table:table-cell table:style-name="Tabela5.A2" office:value-type="string">
            <text:p text:style-name="P94">(L,CN,CD,A)</text:p>
          </table:table-cell>
          <table:table-cell table:style-name="Tabela5.A2" office:value-type="string">
            <text:p text:style-name="P95">(L,CN,CD,B,E)</text:p>
          </table:table-cell>
          <table:table-cell table:style-name="Tabela5.G2" office:value-type="string">
            <text:p text:style-name="P100"/>
          </table:table-cell>
        </table:table-row>
        <table:table-row>
          <table:table-cell table:style-name="Tabela5.A2" office:value-type="string">
            <text:p text:style-name="P91">3</text:p>
          </table:table-cell>
          <table:table-cell table:style-name="Tabela5.A2" office:value-type="string">
            <text:p text:style-name="P93">Caderno-<text:span text:style-name="T248">CD</text:span></text:p>
          </table:table-cell>
          <table:table-cell table:style-name="Tabela5.A2" office:value-type="string">
            <text:p text:style-name="P91">(L,B)</text:p>
          </table:table-cell>
          <table:table-cell table:style-name="Tabela5.A2" office:value-type="string">
            <text:p text:style-name="P98">(L,CN,A)</text:p>
          </table:table-cell>
          <table:table-cell table:style-name="Tabela5.A2" office:value-type="string">
            <text:p text:style-name="P94">(L,CN,CD,E<text:span text:style-name="T249">)</text:span></text:p>
          </table:table-cell>
          <table:table-cell table:style-name="Tabela5.A2" office:value-type="string">
            <text:p text:style-name="P101"><text:span text:style-name="T280">(</text:span>L,CN,CD,A,E)</text:p>
          </table:table-cell>
          <table:table-cell table:style-name="Tabela5.G2" office:value-type="string">
            <text:p text:style-name="P100"/>
          </table:table-cell>
        </table:table-row>
        <table:table-row>
          <table:table-cell table:style-name="Tabela5.A2" office:value-type="string">
            <text:p text:style-name="P91">4</text:p>
          </table:table-cell>
          <table:table-cell table:style-name="Tabela5.A2" office:value-type="string">
            <text:p text:style-name="P93">Borracha-<text:span text:style-name="T248">B</text:span></text:p>
          </table:table-cell>
          <table:table-cell table:style-name="Tabela5.A2" office:value-type="string">
            <text:p text:style-name="P91">L,A)</text:p>
          </table:table-cell>
          <table:table-cell table:style-name="Tabela5.A2" office:value-type="string">
            <text:p text:style-name="P98">(L,CN,E)</text:p>
          </table:table-cell>
          <table:table-cell table:style-name="Tabela5.A2" office:value-type="string">
            <text:p text:style-name="P103">(L,CN,B,A)</text:p>
          </table:table-cell>
          <table:table-cell table:style-name="Tabela5.A2" office:value-type="string">
            <text:p text:style-name="P48"><text:span text:style-name="T280">(</text:span>L,CN,B,A,E)</text:p>
          </table:table-cell>
          <table:table-cell table:style-name="Tabela5.G2" office:value-type="string">
            <text:p text:style-name="P100"/>
          </table:table-cell>
        </table:table-row>
        <table:table-row>
          <table:table-cell table:style-name="Tabela5.A2" office:value-type="string">
            <text:p text:style-name="P91">5</text:p>
          </table:table-cell>
          <table:table-cell table:style-name="Tabela5.A2" office:value-type="string">
            <text:p text:style-name="P93">Apontador-<text:span text:style-name="T248">A</text:span></text:p>
          </table:table-cell>
          <table:table-cell table:style-name="Tabela5.A2" office:value-type="string">
            <text:p text:style-name="P91">(L,E)</text:p>
          </table:table-cell>
          <table:table-cell table:style-name="Tabela5.A2" office:value-type="string">
            <text:p text:style-name="P98">(L,CD,B)</text:p>
          </table:table-cell>
          <table:table-cell table:style-name="Tabela5.A2" office:value-type="string">
            <text:p text:style-name="P103">(L,CN,B,E)</text:p>
          </table:table-cell>
          <table:table-cell table:style-name="Tabela5.A2" office:value-type="string">
            <text:p text:style-name="P102">(L,CD,B,A,E)</text:p>
          </table:table-cell>
          <table:table-cell table:style-name="Tabela5.G2" office:value-type="string">
            <text:p text:style-name="P100"/>
          </table:table-cell>
        </table:table-row>
        <table:table-row>
          <table:table-cell table:style-name="Tabela5.A2" office:value-type="string">
            <text:p text:style-name="P91">6</text:p>
          </table:table-cell>
          <table:table-cell table:style-name="Tabela5.A2" office:value-type="string">
            <text:p text:style-name="P93">Estojo-<text:span text:style-name="T248">E</text:span></text:p>
          </table:table-cell>
          <table:table-cell table:style-name="Tabela5.A2" office:value-type="string">
            <text:p text:style-name="P92">(CN,CD)</text:p>
          </table:table-cell>
          <table:table-cell table:style-name="Tabela5.A2" office:value-type="string">
            <text:p text:style-name="P98">(L,CD,A)</text:p>
          </table:table-cell>
          <table:table-cell table:style-name="Tabela5.A2" office:value-type="string">
            <text:p text:style-name="P104">(L,CN,A,E)</text:p>
          </table:table-cell>
          <table:table-cell table:style-name="Tabela5.A2" office:value-type="string">
            <text:p text:style-name="P97">(CN,CD,B,A,E)</text:p>
          </table:table-cell>
          <table:table-cell table:style-name="Tabela5.G2" office:value-type="string">
            <text:p text:style-name="P100"/>
          </table:table-cell>
        </table:table-row>
        <table:table-row>
          <table:table-cell table:style-name="Tabela5.A2" office:value-type="string">
            <text:p text:style-name="P91">7</text:p>
          </table:table-cell>
          <table:table-cell table:style-name="Tabela5.A2" office:value-type="string">
            <text:p text:style-name="P100"/>
          </table:table-cell>
          <table:table-cell table:style-name="Tabela5.A2" office:value-type="string">
            <text:p text:style-name="P92">(CN,B)</text:p>
          </table:table-cell>
          <table:table-cell table:style-name="Tabela5.A2" office:value-type="string">
            <text:p text:style-name="P98">(L,CD,E)</text:p>
          </table:table-cell>
          <table:table-cell table:style-name="Tabela5.A2" office:value-type="string">
            <text:p text:style-name="P105">(L,CD,B,A)</text:p>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8</text:p>
          </table:table-cell>
          <table:table-cell table:style-name="Tabela5.A2" office:value-type="string">
            <text:p text:style-name="P100"/>
          </table:table-cell>
          <table:table-cell table:style-name="Tabela5.A2" office:value-type="string">
            <text:p text:style-name="P92">(CN,A)</text:p>
          </table:table-cell>
          <table:table-cell table:style-name="Tabela5.A2" office:value-type="string">
            <text:p text:style-name="P98">(L,B,A)</text:p>
          </table:table-cell>
          <table:table-cell table:style-name="Tabela5.A2" office:value-type="string">
            <text:p text:style-name="P105">(L,CD,B,E)</text:p>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9</text:p>
          </table:table-cell>
          <table:table-cell table:style-name="Tabela5.A2" office:value-type="string">
            <text:p text:style-name="P100"/>
          </table:table-cell>
          <table:table-cell table:style-name="Tabela5.A2" office:value-type="string">
            <text:p text:style-name="P92">(CN,E)</text:p>
          </table:table-cell>
          <table:table-cell table:style-name="Tabela5.A2" office:value-type="string">
            <text:p text:style-name="P98">(L,B,E)</text:p>
          </table:table-cell>
          <table:table-cell table:style-name="Tabela5.A2" office:value-type="string">
            <text:p text:style-name="P106">(L,CD,A,E)</text:p>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0</text:p>
          </table:table-cell>
          <table:table-cell table:style-name="Tabela5.A2" office:value-type="string">
            <text:p text:style-name="P100"/>
          </table:table-cell>
          <table:table-cell table:style-name="Tabela5.A2" office:value-type="string">
            <text:p text:style-name="P92">(CD,B)</text:p>
          </table:table-cell>
          <table:table-cell table:style-name="Tabela5.A2" office:value-type="string">
            <text:p text:style-name="P99">(L,A,E)</text:p>
          </table:table-cell>
          <table:table-cell table:style-name="Tabela5.A2" office:value-type="string">
            <text:p text:style-name="P106">(L,B,A,E)</text:p>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1</text:p>
          </table:table-cell>
          <table:table-cell table:style-name="Tabela5.A2" office:value-type="string">
            <text:p text:style-name="P100"/>
          </table:table-cell>
          <table:table-cell table:style-name="Tabela5.A2" office:value-type="string">
            <text:p text:style-name="P92">(CD,A)</text:p>
          </table:table-cell>
          <table:table-cell table:style-name="Tabela5.A2" office:value-type="string">
            <text:p text:style-name="P98">(CN,CD,B)</text:p>
          </table:table-cell>
          <table:table-cell table:style-name="Tabela5.A2" office:value-type="string">
            <text:p text:style-name="P106">(CN,CD,B,A)</text:p>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2</text:p>
          </table:table-cell>
          <table:table-cell table:style-name="Tabela5.A2" office:value-type="string">
            <text:p text:style-name="P100"/>
          </table:table-cell>
          <table:table-cell table:style-name="Tabela5.A2" office:value-type="string">
            <text:p text:style-name="P92">(CD,E)</text:p>
          </table:table-cell>
          <table:table-cell table:style-name="Tabela5.A2" office:value-type="string">
            <text:p text:style-name="P98">(CN,CD,A)</text:p>
          </table:table-cell>
          <table:table-cell table:style-name="Tabela5.A2" office:value-type="string">
            <text:p text:style-name="P106">(CN,CD,B,E)</text:p>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3</text:p>
          </table:table-cell>
          <table:table-cell table:style-name="Tabela5.A2" office:value-type="string">
            <text:p text:style-name="P100"/>
          </table:table-cell>
          <table:table-cell table:style-name="Tabela5.A2" office:value-type="string">
            <text:p text:style-name="P91">(B,A)</text:p>
          </table:table-cell>
          <table:table-cell table:style-name="Tabela5.A2" office:value-type="string">
            <text:p text:style-name="P98">(CN,CD,E)</text:p>
          </table:table-cell>
          <table:table-cell table:style-name="Tabela5.A2" office:value-type="string">
            <text:p text:style-name="P106">(CN,CD,A,E)</text:p>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4</text:p>
          </table:table-cell>
          <table:table-cell table:style-name="Tabela5.A2" office:value-type="string">
            <text:p text:style-name="P100"/>
          </table:table-cell>
          <table:table-cell table:style-name="Tabela5.A2" office:value-type="string">
            <text:p text:style-name="P91">(B,E)</text:p>
          </table:table-cell>
          <table:table-cell table:style-name="Tabela5.A2" office:value-type="string">
            <text:p text:style-name="P108">(A,B,CN)</text:p>
          </table:table-cell>
          <table:table-cell table:style-name="Tabela5.A2" office:value-type="string">
            <text:p text:style-name="P96">(CN,B,A,E)</text:p>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5</text:p>
          </table:table-cell>
          <table:table-cell table:style-name="Tabela5.A2" office:value-type="string">
            <text:p text:style-name="P100"/>
          </table:table-cell>
          <table:table-cell table:style-name="Tabela5.A2" office:value-type="string">
            <text:p text:style-name="P92"><text:span text:style-name="T278">(</text:span>A,E)</text:p>
          </table:table-cell>
          <table:table-cell table:style-name="Tabela5.A2" office:value-type="string">
            <text:p text:style-name="P108">(<text:span text:style-name="T279">E</text:span>,B,CN)</text:p>
          </table:table-cell>
          <table:table-cell table:style-name="Tabela5.A2" office:value-type="string">
            <text:p text:style-name="P95">(CD,B,A,E)</text:p>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6</text:p>
          </table:table-cell>
          <table:table-cell table:style-name="Tabela5.A2" office:value-type="string">
            <text:p text:style-name="P100"/>
          </table:table-cell>
          <table:table-cell table:style-name="Tabela5.A2" office:value-type="string">
            <text:p text:style-name="P100"/>
          </table:table-cell>
          <table:table-cell table:style-name="Tabela5.A2" office:value-type="string">
            <text:p text:style-name="P108">(A,<text:span text:style-name="T279">E</text:span>,CN)</text:p>
          </table:table-cell>
          <table:table-cell table:style-name="Tabela5.A2" office:value-type="string">
            <text:p text:style-name="P107"/>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7</text:p>
          </table:table-cell>
          <table:table-cell table:style-name="Tabela5.A2" office:value-type="string">
            <text:p text:style-name="P100"/>
          </table:table-cell>
          <table:table-cell table:style-name="Tabela5.A2" office:value-type="string">
            <text:p text:style-name="P100"/>
          </table:table-cell>
          <table:table-cell table:style-name="Tabela5.A2" office:value-type="string">
            <text:p text:style-name="P98">(CD,B,A)</text:p>
          </table:table-cell>
          <table:table-cell table:style-name="Tabela5.A2" office:value-type="string">
            <text:p text:style-name="P107"/>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8</text:p>
          </table:table-cell>
          <table:table-cell table:style-name="Tabela5.A2" office:value-type="string">
            <text:p text:style-name="P100"/>
          </table:table-cell>
          <table:table-cell table:style-name="Tabela5.A2" office:value-type="string">
            <text:p text:style-name="P100"/>
          </table:table-cell>
          <table:table-cell table:style-name="Tabela5.A2" office:value-type="string">
            <text:p text:style-name="P99"><text:span text:style-name="T279">(</text:span>CD,B,E)</text:p>
          </table:table-cell>
          <table:table-cell table:style-name="Tabela5.A2" office:value-type="string">
            <text:p text:style-name="P107"/>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19</text:p>
          </table:table-cell>
          <table:table-cell table:style-name="Tabela5.A2" office:value-type="string">
            <text:p text:style-name="P100"/>
          </table:table-cell>
          <table:table-cell table:style-name="Tabela5.A2" office:value-type="string">
            <text:p text:style-name="P100"/>
          </table:table-cell>
          <table:table-cell table:style-name="Tabela5.A2" office:value-type="string">
            <text:p text:style-name="P109">(A,E,CD)</text:p>
          </table:table-cell>
          <table:table-cell table:style-name="Tabela5.A2" office:value-type="string">
            <text:p text:style-name="P107"/>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20</text:p>
          </table:table-cell>
          <table:table-cell table:style-name="Tabela5.A2" office:value-type="string">
            <text:p text:style-name="P100"/>
          </table:table-cell>
          <table:table-cell table:style-name="Tabela5.A2" office:value-type="string">
            <text:p text:style-name="P100"/>
          </table:table-cell>
          <table:table-cell table:style-name="Tabela5.A2" office:value-type="string">
            <text:p text:style-name="P99">(B,A,E)</text:p>
          </table:table-cell>
          <table:table-cell table:style-name="Tabela5.A2" office:value-type="string">
            <text:p text:style-name="P107"/>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91"/>
          </table:table-cell>
          <table:table-cell table:style-name="Tabela5.A2" office:value-type="string">
            <text:p text:style-name="P100"/>
          </table:table-cell>
          <table:table-cell table:style-name="Tabela5.A2" office:value-type="string">
            <text:p text:style-name="P100"/>
          </table:table-cell>
          <table:table-cell table:style-name="Tabela5.A2" office:value-type="string">
            <text:p text:style-name="P100"/>
          </table:table-cell>
          <table:table-cell table:style-name="Tabela5.A2" office:value-type="string">
            <text:p text:style-name="P107"/>
          </table:table-cell>
          <table:table-cell table:style-name="Tabela5.A2" office:value-type="string">
            <text:p text:style-name="P100"/>
          </table:table-cell>
          <table:table-cell table:style-name="Tabela5.G2" office:value-type="string">
            <text:p text:style-name="P100"/>
          </table:table-cell>
        </table:table-row>
        <table:table-row>
          <table:table-cell table:style-name="Tabela5.A2" office:value-type="string">
            <text:p text:style-name="P47">T</text:p>
          </table:table-cell>
          <table:table-cell table:style-name="Tabela5.B22" office:value-type="float" office:value="6">
            <text:p text:style-name="P110">6</text:p>
          </table:table-cell>
          <table:table-cell table:style-name="Tabela5.B22" office:value-type="float" office:value="15">
            <text:p text:style-name="P110">15</text:p>
          </table:table-cell>
          <table:table-cell table:style-name="Tabela5.B22" office:value-type="float" office:value="20">
            <text:p text:style-name="P110">20</text:p>
          </table:table-cell>
          <table:table-cell table:style-name="Tabela5.B22" office:value-type="float" office:value="15">
            <text:p text:style-name="P110">15</text:p>
          </table:table-cell>
          <table:table-cell table:style-name="Tabela5.B22" office:value-type="float" office:value="6">
            <text:p text:style-name="P110">6</text:p>
          </table:table-cell>
          <table:table-cell table:style-name="Tabela5.G22" office:value-type="float" office:value="1">
            <text:p text:style-name="P111">1</text:p>
          </table:table-cell>
        </table:table-row>
      </table:table>
      <text:p text:style-name="P53"/>
      <text:p text:style-name="P53"/>
      <text:p text:style-name="P37"/>
      <text:p text:style-name="P50"><text:span text:style-name="T188">O t</text:span><text:span text:style-name="T176">otal de </text:span><text:span text:style-name="T194">itemset</text:span><text:span text:style-name="T198">s</text:span><text:span text:style-name="T194"> </text:span><text:span text:style-name="T176">possíveis </text:span><text:span text:style-name="T192">descritos na </text:span><text:span text:style-name="T225">tabela </text:span><text:span text:style-name="T226">2.</text:span><text:span text:style-name="T225">3</text:span><text:span text:style-name="T227"> </text:span><text:span text:style-name="T228">é</text:span><text:span text:style-name="T227"> = </text:span><text:span text:style-name="T5"><text:s text:c="4"/></text:span><text:span text:style-name="T5"><draw:frame draw:style-name="fr2" draw:name="Object12" text:anchor-type="as-char" svg:y="-0.727cm" svg:width="2.806cm" svg:height="1.21cm" draw:z-index="8"><draw:object xlink:href="./Object 6" xlink:type="simple" xlink:show="embed" xlink:actuate="onLoad"/><draw:image xlink:href="./ObjectReplacements/Object 6" xlink:type="simple" xlink:show="embed" xlink:actuate="onLoad"/><svg:desc>fórmula</svg:desc></draw:frame></text:span><text:span text:style-name="T5"><text:s text:c="7"/></text:span><text:span text:style-name="T130">(2.2)</text:span></text:p>
      <text:p text:style-name="P49"/>
      <text:p text:style-name="P49"/>
      <text:p text:style-name="P145"><text:span text:style-name="T270"><text:s text:c="8"/></text:span></text:p>
      <text:p text:style-name="P145"><text:soft-page-break/><text:span text:style-name="T270"><text:s text:c="2"/>Tabela </text:span><text:span text:style-name="T272">2.</text:span><text:span text:style-name="T271">3</text:span><text:span text:style-name="T270">:</text:span><text:span text:style-name="T172"> <text:s/></text:span><text:span text:style-name="T170">Possíveis formações de itemsets</text:span><text:tab/></text:p>
      <table:table table:name="Tabela4" table:style-name="Tabela4">
        <table:table-column table:style-name="Tabela4.A"/>
        <table:table-column table:style-name="Tabela4.B"/>
        <table:table-row>
          <table:table-cell table:style-name="Tabela4.A1" office:value-type="string">
            <text:p text:style-name="P79">m</text:p>
          </table:table-cell>
          <table:table-cell table:style-name="Tabela4.B1" office:value-type="string">
            <text:p text:style-name="P86">Itemsets</text:p>
          </table:table-cell>
        </table:table-row>
        <table:table-row>
          <table:table-cell table:style-name="Tabela4.A2" office:value-type="string">
            <text:p text:style-name="P82">1</text:p>
          </table:table-cell>
          <table:table-cell table:style-name="Tabela4.B2" office:value-type="string">
            <text:p text:style-name="P82">2</text:p>
          </table:table-cell>
        </table:table-row>
        <table:table-row>
          <table:table-cell table:style-name="Tabela4.A2" office:value-type="string">
            <text:p text:style-name="P82">2</text:p>
          </table:table-cell>
          <table:table-cell table:style-name="Tabela4.B2" office:value-type="string">
            <text:p text:style-name="P82">4</text:p>
          </table:table-cell>
        </table:table-row>
        <table:table-row>
          <table:table-cell table:style-name="Tabela4.A2" office:value-type="string">
            <text:p text:style-name="P82">3</text:p>
          </table:table-cell>
          <table:table-cell table:style-name="Tabela4.B2" office:value-type="string">
            <text:p text:style-name="P82">8</text:p>
          </table:table-cell>
        </table:table-row>
        <table:table-row>
          <table:table-cell table:style-name="Tabela4.A2" office:value-type="string">
            <text:p text:style-name="P82">4</text:p>
          </table:table-cell>
          <table:table-cell table:style-name="Tabela4.B2" office:value-type="string">
            <text:p text:style-name="P82">16</text:p>
          </table:table-cell>
        </table:table-row>
        <table:table-row>
          <table:table-cell table:style-name="Tabela4.A2" office:value-type="string">
            <text:p text:style-name="P82">5</text:p>
          </table:table-cell>
          <table:table-cell table:style-name="Tabela4.B2" office:value-type="string">
            <text:p text:style-name="P82">32</text:p>
          </table:table-cell>
        </table:table-row>
        <table:table-row>
          <table:table-cell table:style-name="Tabela4.A2" office:value-type="string">
            <text:p text:style-name="P82">6</text:p>
          </table:table-cell>
          <table:table-cell table:style-name="Tabela4.B2" office:value-type="string">
            <text:p text:style-name="P82">64</text:p>
          </table:table-cell>
        </table:table-row>
      </table:table>
      <text:p text:style-name="P42"/>
      <text:p text:style-name="P41"/>
      <text:p text:style-name="P41"><text:tab/>Então o total de <text:span text:style-name="T42">itemsets</text:span> possíveis em nossa base de dados é igual a 2<text:span text:style-name="T7">6</text:span>= <text:span text:style-name="T300">64</text:span>, mas somando todos nossos agrupamentos obtidos na tabela dá um valor de <text:span text:style-name="T300">63</text:span>. <text:span text:style-name="T250">Isto se dá</text:span> porque não temos interesse no agrupamento (<text:span text:style-name="T42">itemset</text:span>) que não possui itens, ou seja, o 1<text:span text:style-name="T2">o</text:span><text:span text:style-name="T117"> </text:span><text:span text:style-name="T124">itemset</text:span><text:span text:style-name="T117">.</text:span></text:p>
      <text:p text:style-name="P44"/>
      <text:p text:style-name="P63"><text:span text:style-name="T215">0</text:span><text:span text:style-name="T214">-Itemset = </text:span><text:span text:style-name="T231">c</text:span><text:span text:style-name="T202">(</text:span><text:span text:style-name="T203">6</text:span><text:span text:style-name="T202">,</text:span><text:span text:style-name="T206">0</text:span><text:span text:style-name="T202">)</text:span><text:span text:style-name="T204"> </text:span><text:span text:style-name="T207">= 6! / </text:span><text:span text:style-name="T206">0</text:span><text:span text:style-name="T207">! (6-</text:span><text:span text:style-name="T206">0</text:span><text:span text:style-name="T207">)! = </text:span><text:span text:style-name="T285">6</text:span><text:span text:style-name="T286">!</text:span><text:span text:style-name="T203"> / <text:s/></text:span><text:span text:style-name="T206">0! x </text:span><text:span text:style-name="T286">6!</text:span><text:span text:style-name="T203"> </text:span><text:span text:style-name="T291"><text:s/>= </text:span><text:span text:style-name="T292">1</text:span><text:span text:style-name="T291">/1 = </text:span><text:span text:style-name="T292">1</text:span><text:span text:style-name="T203"> <text:s/></text:span><text:span text:style-name="T237">→</text:span><text:span text:style-name="T203"> <text:s/></text:span><text:span text:style-name="T213"><text:s/></text:span><text:span text:style-name="T263">itemset</text:span><text:span text:style-name="T255"> (</text:span><text:span text:style-name="T239">Ø</text:span><text:span text:style-name="T255">)</text:span></text:p>
      <text:p text:style-name="P64"><text:span text:style-name="T255">E</text:span><text:span text:style-name="T254">ntão a fórmula 2.2 evolui para </text:span><text:span text:style-name="T262">itemsets</text:span><text:span text:style-name="T254"> totais = 2</text:span><text:span text:style-name="T8">m</text:span><text:span text:style-name="T139"> – 1 <text:s text:c="12"/>(2.3)</text:span></text:p>
      <text:p text:style-name="P36"/>
      <text:p text:style-name="P34"><text:span text:style-name="T177"><text:tab/>Será através dos </text:span><text:span text:style-name="T199">Itemsets</text:span><text:span text:style-name="T177"> definidos na base de dados que o algoritmo de mineração em regras de associação realizar</text:span><text:span text:style-name="T178">á</text:span><text:span text:style-name="T177"> o processo de revelação dos relacionamentos nas transções registradas na base de dados. </text:span><text:span text:style-name="T179">O primeiro algoritmo desenvolvido baseado em </text:span><text:span text:style-name="T200">Itemsets</text:span><text:span text:style-name="T179"> foi o Algoritmo APRIORI </text:span><text:span text:style-name="T180">que foi desenvolvido por </text:span>Rakesh Agrawal <text:span text:style-name="T49"><text:s/></text:span><text:a xlink:type="simple" xlink:href="http://rakesh.agrawal-family.com/papers/vldb94apriori.pdf" text:style-name="Internet_20_link" text:visited-style-name="Visited_20_Internet_20_Link"><text:span text:style-name="T234">[1]</text:span></text:a><text:span text:style-name="T234">.</text:span></text:p>
      <text:p text:style-name="P34"/>
      <text:p text:style-name="P34"/>
      <text:p text:style-name="P34"/>
      <text:p text:style-name="P34"/>
      <text:h text:style-name="P132" text:outline-level="2"><text:bookmark-start text:name="__RefHeading___Toc2869_2898442780"/><text:soft-page-break/>REGRA DE ASSOCIAÇÃO<text:bookmark-end text:name="__RefHeading___Toc2869_2898442780"/></text:h>
      <text:p text:style-name="P57"><text:tab/>Regra<text:span text:style-name="T312">s</text:span> de associação basicamente são padrões identificados e avaliados dentro de certas premissas, para a obtenções de informações de relevância para as organizações. O objetivo principal é encontrar elementos <text:span text:style-name="T303">ou grupos de elementos (</text:span><text:span text:style-name="T55">itemsets</text:span><text:span text:style-name="T303">)</text:span> que implicam em outros elementos dentro de uma transação, em um grupo de transações registradas <text:s/>ou armazenadas em um banco de dados, ou seja, encontrar relacionamentos ou padrões frequêntes em um conjunto de dados.</text:p>
      <text:p text:style-name="P58"><text:tab/><text:span text:style-name="T305">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57">itemsets </text:span><text:span text:style-name="T73">(equação 2.3), </text:span><text:span text:style-name="T75">e em consequência </text:span><text:span text:style-name="T73">o </text:span><text:span text:style-name="T75">número de regras de associações em potencial e o </text:span><text:span text:style-name="T73">tempo de processamento se eleva na mesma proporção, o <text:s/>gerenciamento de memória se torna um grande problema. </text:span><text:span text:style-name="T305">O que obriga o desenvolvimento de algoritmos cada vez mais eficientes através integração de etapas associadas como critérios de corte, indicadores ou métricas de interesse.</text:span></text:p>
      <text:p text:style-name="P61"><text:tab/><text:span text:style-name="T306">Em uma base de dados que possui </text:span><text:span text:style-name="T74">p-</text:span><text:span text:style-name="T58">itemsets, </text:span><text:span text:style-name="T59">o</text:span><text:span text:style-name="T74"> número total de </text:span><text:span text:style-name="T58">itemsets</text:span><text:span text:style-name="T74"> é definido pela equação </text:span><text:span text:style-name="T76">2.3</text:span><text:span text:style-name="T74"> </text:span><text:span text:style-name="T76">(</text:span><text:span text:style-name="T264">itemsets</text:span><text:span text:style-name="T261"> totais = 2</text:span><text:span text:style-name="T9">m</text:span><text:span text:style-name="T140"> – 1</text:span><text:span text:style-name="T144">)</text:span><text:span text:style-name="T140">, </text:span><text:span text:style-name="T141">sendo m o total de itens na base de dados, </text:span><text:span text:style-name="T144">cada p-i</text:span><text:span text:style-name="T163">temset</text:span><text:span text:style-name="T144"> gera 2</text:span><text:span text:style-name="T10">r</text:span><text:span text:style-name="T144">-1 regras em potencial.</text:span><text:span text:style-name="T141"> </text:span><text:span text:style-name="T142">Sendo assim <text:s/>o total de regras de associação em potencial </text:span><text:span text:style-name="T143">(ou seja, todas as possíveis combinações de </text:span><text:span text:style-name="T147">p-</text:span><text:span text:style-name="T162">itemsets</text:span><text:span text:style-name="T143"> com itens </text:span><text:span text:style-name="T147">ou grupo de itens contidos neste</text:span><text:span text:style-name="T146"> </text:span><text:span text:style-name="T164">itemset</text:span><text:span text:style-name="T143">) é:</text:span></text:p>
      <text:p text:style-name="P61"><draw:frame text:anchor-type="paragraph" draw:z-index="4" draw:name="Forma1" draw:style-name="gr1" draw:text-style-name="P147" svg:width="1.412cm" svg:height="1.518cm" svg:x="10.199cm" svg:y="0.238cm"><draw:text-box><text:p><text:span text:style-name="T315">m</text:span></text:p></draw:text-box></draw:frame><draw:frame text:anchor-type="paragraph" draw:z-index="2" draw:name="Forma4" draw:style-name="gr3" draw:text-style-name="P148" svg:width="0.706cm" svg:height="0.533cm" svg:x="9.317cm" svg:y="1.293cm"><draw:text-box><text:p><text:span text:style-name="T316">p=1</text:span></text:p></draw:text-box></draw:frame><draw:frame text:anchor-type="paragraph" draw:z-index="3" draw:name="Forma4" draw:style-name="gr2" draw:text-style-name="P148" svg:width="0.706cm" svg:height="1.041cm" svg:x="9.317cm" svg:y="-0.026cm"><draw:text-box><text:p><text:span text:style-name="T316">m</text:span></text:p></draw:text-box></draw:frame><text:span text:style-name="T147">Total de regras de associação em potencial é </text:span><text:span text:style-name="T145">=</text:span><text:span text:style-name="T143"> </text:span><text:span text:style-name="T168">Σ</text:span><text:span text:style-name="T136">(</text:span><text:span text:style-name="T137">p</text:span><text:span text:style-name="T136">)</text:span><text:span text:style-name="T131"> </text:span><text:span text:style-name="T132">x 2</text:span><text:span text:style-name="T6">r</text:span><text:span text:style-name="T132"> -1 = 3</text:span><text:span text:style-name="T6">m</text:span><text:span text:style-name="T132"> – 2</text:span><text:span text:style-name="T6">m</text:span><text:span text:style-name="T132"> <text:s text:c="5"/>(2.4)</text:span></text:p>
      <text:p text:style-name="P60"><text:span text:style-name="T148">Em uma base de dados com 3 itens </text:span><text:span text:style-name="T165">I</text:span><text:span text:style-name="T149"> </text:span><text:span text:style-name="T156">= {Lápis, Apontador, Estojo}</text:span></text:p>
      <text:p text:style-name="P66"><text:span text:style-name="T152">Possui </text:span><text:span text:style-name="T166">itemsets</text:span><text:span text:style-name="T157"> totais = 2</text:span><text:span text:style-name="T12">m</text:span><text:span text:style-name="T157"> – 1 </text:span><text:span text:style-name="T152">= 2</text:span><text:span text:style-name="T11">3</text:span><text:span text:style-name="T152"> – 1 = 7</text:span></text:p>
      <text:p text:style-name="P66"><text:span text:style-name="T160">T</text:span><text:span text:style-name="T158">otal </text:span><text:span text:style-name="T160">(candidatos)</text:span><text:span text:style-name="T158"> </text:span><text:span text:style-name="T160">a</text:span><text:span text:style-name="T158"> regras de associação </text:span><text:span text:style-name="T152">= </text:span><text:span text:style-name="T132">3</text:span><text:span text:style-name="T6">m</text:span><text:span text:style-name="T132"> – 2</text:span><text:span text:style-name="T6">m</text:span><text:span text:style-name="T132"> </text:span><text:span text:style-name="T129">= 3</text:span><text:span text:style-name="T4">3</text:span><text:span text:style-name="T129"> – 2</text:span><text:span text:style-name="T4">3</text:span><text:span text:style-name="T129"> = 27 – 8 <text:s/>= 19</text:span></text:p>
      <text:p text:style-name="P136"/>
      <text:p text:style-name="P136"/>
      <text:p text:style-name="P136"/>
      <text:p text:style-name="P136"/>
      <text:p text:style-name="P136"><text:soft-page-break/></text:p>
      <text:p text:style-name="P137"/>
      <text:p text:style-name="P136"/>
      <text:p text:style-name="P59"><text:span text:style-name="T149"><text:s/>Tabela </text:span><text:span text:style-name="T150">2.</text:span><text:span text:style-name="T151">4</text:span><text:span text:style-name="T149">:</text:span><text:span text:style-name="T153"> <text:s/></text:span><text:span text:style-name="T155">tod</text:span><text:span text:style-name="T160">o</text:span><text:span text:style-name="T155">s </text:span><text:span text:style-name="T160">o</text:span><text:span text:style-name="T155">s p</text:span><text:span text:style-name="T154">ossíveis </text:span><text:span text:style-name="T155">c</text:span><text:span text:style-name="T160">andidatos a</text:span><text:span text:style-name="T159"> </text:span><text:span text:style-name="T155">regras de associação</text:span><text:span text:style-name="T154"> <text:s/></text:span><text:span text:style-name="T160">em </text:span><text:span text:style-name="T167">I</text:span><text:span text:style-name="T160"> = 3</text:span></text:p>
      <table:table table:name="Tabela3" table:style-name="Tabela3">
        <table:table-column table:style-name="Tabela3.A"/>
        <table:table-column table:style-name="Tabela3.B"/>
        <table:table-column table:style-name="Tabela3.C"/>
        <table:table-row>
          <table:table-cell table:style-name="Tabela3.A1" office:value-type="string">
            <text:p text:style-name="P80">m</text:p>
          </table:table-cell>
          <table:table-cell table:style-name="Tabela3.A1" office:value-type="string">
            <text:p text:style-name="P87">Itemsets</text:p>
          </table:table-cell>
          <table:table-cell table:style-name="Tabela3.C1" office:value-type="string">
            <text:p text:style-name="P112">Regras de associação</text:p>
          </table:table-cell>
        </table:table-row>
        <table:table-row>
          <table:table-cell table:style-name="Tabela3.A2" office:value-type="string">
            <text:p text:style-name="P83">1 - <text:span text:style-name="T307">(Lápis)</text:span></text:p>
          </table:table-cell>
          <table:table-cell table:style-name="Tabela3.A2" office:value-type="string">
            <text:p text:style-name="P114">1 - (Lápis)</text:p>
          </table:table-cell>
          <table:table-cell table:style-name="Tabela3.C2" office:value-type="string">
            <text:p text:style-name="P115"><text:span text:style-name="T309">1 - </text:span><text:s/>(Lápis) <text:span text:style-name="T308">=&gt; </text:span><text:s/>(Lápis)</text:p>
          </table:table-cell>
        </table:table-row>
        <table:table-row>
          <table:table-cell table:style-name="Tabela3.A2" office:value-type="string">
            <text:p text:style-name="P84">2 – <text:span text:style-name="T307">(Lápis,</text:span></text:p>
            <text:p text:style-name="P116">Apontador)</text:p>
          </table:table-cell>
          <table:table-cell table:style-name="Tabela3.A2" office:value-type="string">
            <text:p text:style-name="P116">3 – (Lápis),</text:p>
            <text:p text:style-name="P116"><text:s/>(Apontador),</text:p>
            <text:p text:style-name="P116"><text:s/>(Lápis, Apontador)</text:p>
          </table:table-cell>
          <table:table-cell table:style-name="Tabela3.C2" office:value-type="string">
            <text:p text:style-name="P115"><text:span text:style-name="T309">5 - </text:span>(Lápis) <text:span text:style-name="T308">=&gt; </text:span><text:s/>(Lápis)</text:p>
            <text:p text:style-name="P118">(Apontador) =&gt; (Apontador)</text:p>
            <text:p text:style-name="P118">(Lápis, Apontador) =&gt; (<text:span text:style-name="T309">Lápis</text:span>)</text:p>
            <text:p text:style-name="P119">(Lápis, Apontador) =&gt; (<text:span text:style-name="T309">Apontador</text:span>)</text:p>
            <text:p text:style-name="P119">(Lápis, Apontador) =&gt; (<text:span text:style-name="T309">Lápis, Apontador</text:span>)</text:p>
          </table:table-cell>
        </table:table-row>
        <table:table-row>
          <table:table-cell table:style-name="Tabela3.A2" office:value-type="string">
            <text:p text:style-name="P84">3 – <text:span text:style-name="T307">(Lápis,</text:span></text:p>
            <text:p text:style-name="P116">Apontador,Estojo)</text:p>
          </table:table-cell>
          <table:table-cell table:style-name="Tabela3.A2" office:value-type="string">
            <text:p text:style-name="P116">7 – (Lápis),</text:p>
            <text:p text:style-name="P116"><text:s/>(Apontador),</text:p>
            <text:p text:style-name="P116"><text:s/><text:span text:style-name="T308">(Estojo),</text:span></text:p>
            <text:p text:style-name="P116"><text:span text:style-name="T308"><text:s/></text:span>(Lápis, Apontador),</text:p>
            <text:p text:style-name="P116"><text:s/><text:span text:style-name="T308">(Lápis, Estojo),</text:span></text:p>
            <text:p text:style-name="P119">(Apontador, Estojo),</text:p>
            <text:p text:style-name="P116"><text:span text:style-name="T308">(</text:span>Lápis, Apontador, Estojo<text:span text:style-name="T308">) </text:span></text:p>
          </table:table-cell>
          <table:table-cell table:style-name="Tabela3.C2" office:value-type="string">
            <text:p text:style-name="P116"><text:span text:style-name="T310">19 - </text:span>(Lápis) <text:span text:style-name="T308">=&gt; </text:span>(Lápis)</text:p>
            <text:p text:style-name="P116">(<text:span text:style-name="T309">Apontador</text:span>) <text:span text:style-name="T308">=&gt; </text:span>(<text:span text:style-name="T309">Apontador</text:span>)</text:p>
            <text:p text:style-name="P119">(<text:span text:style-name="T309">Estojo</text:span>) =&gt; (<text:span text:style-name="T309">Estojo</text:span>)</text:p>
            <text:p text:style-name="P119">(Lápis, Apontador) =&gt; (<text:span text:style-name="T309">Lápis</text:span>)</text:p>
            <text:p text:style-name="P119">(Lápis, Apontador) =&gt; (<text:span text:style-name="T309">Apontador</text:span>)</text:p>
            <text:p text:style-name="P119">(Lápis, Apontador) =&gt; (<text:span text:style-name="T309">Lápis, Apontador</text:span>)</text:p>
            <text:p text:style-name="P119">(Lápis, <text:span text:style-name="T309">Estojo</text:span>) =&gt; (<text:span text:style-name="T309">Lápis</text:span>)</text:p>
            <text:p text:style-name="P119">(Lápis, <text:span text:style-name="T309">Estojo</text:span>) =&gt; (<text:span text:style-name="T309">Estojo</text:span>)</text:p>
            <text:p text:style-name="P119">(Lápis, <text:span text:style-name="T309">Estojo</text:span>) =&gt; (<text:span text:style-name="T309">Lápis, Estojo</text:span>)</text:p>
            <text:p text:style-name="P119">(Apontador, <text:span text:style-name="T309">Estojo</text:span>) =&gt; (<text:span text:style-name="T309">Apontador</text:span>)</text:p>
            <text:p text:style-name="P119">(Apontador, <text:span text:style-name="T309">Estojo</text:span>) =&gt; (<text:span text:style-name="T309">Estojo</text:span>)</text:p>
            <text:p text:style-name="P119">(Apontador, <text:span text:style-name="T309">Estojo</text:span>) =&gt; (<text:span text:style-name="T309">Apontador, Estojo</text:span>)</text:p>
            <text:p text:style-name="P117"><text:span text:style-name="T308">(</text:span>Lápis, Apontador, Estojo<text:span text:style-name="T308">) =&gt; </text:span>(Lápis)</text:p>
            <text:p text:style-name="P117"><text:span text:style-name="T308">(</text:span>Lápis, Apontador, Estojo<text:span text:style-name="T308">) =&gt; </text:span>(<text:span text:style-name="T310">Apontador</text:span>)</text:p>
            <text:p text:style-name="P117"><text:span text:style-name="T308">(</text:span>Lápis, Apontador, Estojo<text:span text:style-name="T308">) =&gt; </text:span>(<text:span text:style-name="T310">Estojo</text:span>)</text:p>
            <text:p text:style-name="P117"><text:span text:style-name="T308">(</text:span>Lápis, Apontador, Estojo<text:span text:style-name="T308">) =&gt; </text:span>(Lápis, <text:span text:style-name="T310">Apontador</text:span>)</text:p>
            <text:p text:style-name="P117"><text:span text:style-name="T308">(</text:span>Lápis, Apontador, Estojo<text:span text:style-name="T308">) =&gt; </text:span>(Lápis, <text:span text:style-name="T310">Estojo</text:span>)</text:p>
            <text:p text:style-name="P117"><text:span text:style-name="T308">(</text:span>Lápis, Apontador, Estojo<text:span text:style-name="T308">) =&gt; </text:span>(<text:span text:style-name="T310">Apontador</text:span>, <text:span text:style-name="T310">Estojo</text:span>)</text:p>
            <text:p text:style-name="P117"><text:span text:style-name="T308">(</text:span>Lápis, Apontador, Estojo<text:span text:style-name="T308">) =&gt; </text:span>(<text:span text:style-name="T310">Lápis, Apontador</text:span>, <text:span text:style-name="T310">Estojo</text:span>)</text:p>
          </table:table-cell>
        </table:table-row>
      </table:table>
      <text:p text:style-name="P138"/>
      <text:p text:style-name="P138"/>
      <text:p text:style-name="P138"/>
      <text:p text:style-name="P138"><text:soft-page-break/></text:p>
      <text:p text:style-name="P43"><text:span text:style-name="T270"><text:s text:c="2"/>Tabela </text:span><text:span text:style-name="T272">2.</text:span><text:span text:style-name="T274">5</text:span><text:span text:style-name="T270">:</text:span><text:span text:style-name="T172"> <text:s/></text:span><text:span text:style-name="T173">Relação entre itens,</text:span><text:span text:style-name="T170"> </text:span><text:span text:style-name="T64">itemsets</text:span><text:span text:style-name="T170"> </text:span><text:span text:style-name="T173">e candidatos a regras de associação.</text:span></text:p>
      <table:table table:name="Tabela7" table:style-name="Tabela7">
        <table:table-column table:style-name="Tabela7.A"/>
        <table:table-column table:style-name="Tabela7.B"/>
        <table:table-column table:style-name="Tabela7.C"/>
        <table:table-row>
          <table:table-cell table:style-name="Tabela7.A1" office:value-type="string">
            <text:p text:style-name="P81">m</text:p>
          </table:table-cell>
          <table:table-cell table:style-name="Tabela7.A1" office:value-type="string">
            <text:p text:style-name="P88">Itemsets</text:p>
          </table:table-cell>
          <table:table-cell table:style-name="Tabela7.C1" office:value-type="string">
            <text:p text:style-name="P113">Regras de associação</text:p>
          </table:table-cell>
        </table:table-row>
        <table:table-row>
          <table:table-cell table:style-name="Tabela7.A2" office:value-type="string">
            <text:p text:style-name="P85">1</text:p>
          </table:table-cell>
          <table:table-cell table:style-name="Tabela7.A2" office:value-type="string">
            <text:p text:style-name="P120">1</text:p>
          </table:table-cell>
          <table:table-cell table:style-name="Tabela7.C2" office:value-type="string">
            <text:p text:style-name="P120">1</text:p>
          </table:table-cell>
        </table:table-row>
        <table:table-row>
          <table:table-cell table:style-name="Tabela7.A2" office:value-type="string">
            <text:p text:style-name="P85">2</text:p>
          </table:table-cell>
          <table:table-cell table:style-name="Tabela7.A2" office:value-type="string">
            <text:p text:style-name="P120">3</text:p>
          </table:table-cell>
          <table:table-cell table:style-name="Tabela7.C2" office:value-type="string">
            <text:p text:style-name="P120">5</text:p>
          </table:table-cell>
        </table:table-row>
        <table:table-row>
          <table:table-cell table:style-name="Tabela7.A2" office:value-type="string">
            <text:p text:style-name="P85">3</text:p>
          </table:table-cell>
          <table:table-cell table:style-name="Tabela7.A2" office:value-type="string">
            <text:p text:style-name="P120">7</text:p>
          </table:table-cell>
          <table:table-cell table:style-name="Tabela7.C2" office:value-type="string">
            <text:p text:style-name="P120">19</text:p>
          </table:table-cell>
        </table:table-row>
        <table:table-row>
          <table:table-cell table:style-name="Tabela7.A2" office:value-type="string">
            <text:p text:style-name="P85">4</text:p>
          </table:table-cell>
          <table:table-cell table:style-name="Tabela7.A2" office:value-type="string">
            <text:p text:style-name="P120">15</text:p>
          </table:table-cell>
          <table:table-cell table:style-name="Tabela7.C2" office:value-type="string">
            <text:p text:style-name="P120">65</text:p>
          </table:table-cell>
        </table:table-row>
        <table:table-row>
          <table:table-cell table:style-name="Tabela7.A2" office:value-type="string">
            <text:p text:style-name="P85">5</text:p>
          </table:table-cell>
          <table:table-cell table:style-name="Tabela7.A2" office:value-type="string">
            <text:p text:style-name="P85">3<text:span text:style-name="T311">1</text:span></text:p>
          </table:table-cell>
          <table:table-cell table:style-name="Tabela7.C2" office:value-type="string">
            <text:p text:style-name="P120">211</text:p>
          </table:table-cell>
        </table:table-row>
        <table:table-row>
          <table:table-cell table:style-name="Tabela7.A2" office:value-type="string">
            <text:p text:style-name="P85">6</text:p>
          </table:table-cell>
          <table:table-cell table:style-name="Tabela7.A2" office:value-type="string">
            <text:p text:style-name="P85">6<text:span text:style-name="T311">3</text:span></text:p>
          </table:table-cell>
          <table:table-cell table:style-name="Tabela7.C2" office:value-type="string">
            <text:p text:style-name="P120">665</text:p>
          </table:table-cell>
        </table:table-row>
      </table:table>
      <text:p text:style-name="P139"/>
      <text:p text:style-name="P139"/>
      <text:p text:style-name="P139"/>
      <text:p text:style-name="P21"><text:span text:style-name="T140">G</text:span><text:span text:style-name="T139">rafico 1.0: <text:s/></text:span><text:span text:style-name="T161">Evolução de itens x Candidatos a regras de associação</text:span></text:p>
      <text:p text:style-name="P139"><draw:frame draw:style-name="fr5" draw:name="Objeto1" text:anchor-type="paragraph" svg:width="15.998cm" svg:height="8.999cm" draw:z-index="5"><draw:object xlink:href="./Object 3" xlink:type="simple" xlink:show="embed" xlink:actuate="onLoad"/><draw:image xlink:href="./ObjectReplacements/Object 3" xlink:type="simple" xlink:show="embed" xlink:actuate="onLoad"/></draw:frame></text:p>
      <text:p text:style-name="P139"/>
      <text:p text:style-name="P62"><text:tab/><text:span text:style-name="T304">A identificação de regras de associação em bancos de dados pode ser subdividida em 3 etapas: (1) A geração de </text:span><text:span text:style-name="T56">itemsets</text:span><text:span text:style-name="T72"> candidatos, (2) a análise e <text:s/>identificação de </text:span><text:span text:style-name="T56">itemsets</text:span><text:span text:style-name="T72"> frequentes, (3) A definição das regras de associação identificadas.</text:span></text:p>
      <text:p text:style-name="P140"><text:tab/></text:p>
      <text:p text:style-name="P141"><text:tab/></text:p>
      <text:p text:style-name="P142"/>
      <text:p text:style-name="P57"><text:soft-page-break/><text:tab/></text:p>
      <text:p text:style-name="P56"><text:span text:style-name="T14"><text:tab/>Regra de associação é um conceito introduzido em 1993 por </text:span><text:span text:style-name="T53">Agrawal et al</text:span><text:span text:style-name="T71"> </text:span><text:s/><text:a xlink:type="simple" xlink:href="https://rakesh.agrawal-family.com/papers/sigmod93assoc.pdf" text:style-name="Internet_20_link" text:visited-style-name="Visited_20_Internet_20_Link"><text:span text:style-name="T87">[2]</text:span></text:a>, <text:span text:style-name="T15">que </text:span><text:span text:style-name="T16">d</text:span><text:span text:style-name="T17">escreve</text:span><text:span text:style-name="T15"> relações entre </text:span><text:span text:style-name="T54">itemsets</text:span><text:span text:style-name="T15">, e consiste em declarações da seguinte forma, </text:span>A⇒C onde A (antecedente) e C (consequente) representam conjuntos disjuntos de itens de uma mesma transação.</text:p>
      <text:p text:style-name="P55"><text:tab/><text:span text:style-name="T302">O modelo formal proposto por </text:span><text:span text:style-name="T53">Agrawal et al</text:span><text:span text:style-name="T71"> </text:span><text:span text:style-name="Citation"><text:span text:style-name="T220">[</text:span></text:span><text:span text:style-name="Citation"><text:span text:style-name="T221">3</text:span></text:span><text:span text:style-name="Citation"><text:span text:style-name="T220">]</text:span></text:span><text:span text:style-name="Citation"><text:span text:style-name="T302"> </text:span></text:span><text:span text:style-name="T302">é definido por: Temos que</text:span><text:span text:style-name="T53"> I </text:span><text:span text:style-name="T71">= {</text:span><text:span text:style-name="T53">i</text:span><text:span text:style-name="T112">1</text:span><text:span text:style-name="T120">, </text:span><text:span text:style-name="T125">i</text:span><text:span text:style-name="T112">2</text:span><text:span text:style-name="T120">, </text:span><text:span text:style-name="T125">i</text:span><text:span text:style-name="T112">3</text:span><text:span text:style-name="T120">, …, </text:span><text:span text:style-name="T125">i</text:span><text:span text:style-name="T112">m</text:span><text:span text:style-name="T71">} </text:span><text:span text:style-name="T302">é um conjunto de atributos binários chamados itens. Temos que </text:span><text:span text:style-name="T53">D</text:span><text:span text:style-name="T302"> = {</text:span><text:span text:style-name="T66">T</text:span><text:span text:style-name="T116">1</text:span><text:span text:style-name="T138">, </text:span><text:span text:style-name="T126">T</text:span><text:span text:style-name="T113">2</text:span><text:span text:style-name="T121">, </text:span><text:span text:style-name="T126">T</text:span><text:span text:style-name="T114">3</text:span><text:span text:style-name="T122">, …, </text:span><text:span text:style-name="T127">T</text:span><text:span text:style-name="T114">m</text:span><text:span text:style-name="T302">} é uma banco de dados de transações, onde cada transação </text:span><text:span text:style-name="T53">T</text:span><text:span text:style-name="T302"> é um conjunto de itens tal que </text:span><text:span text:style-name="T53">T </text:span><text:span text:style-name="T84">C</text:span><text:span text:style-name="T85"> </text:span><text:span text:style-name="T67">I</text:span><text:span text:style-name="T85">. C</text:span><text:span text:style-name="T86">cada transação </text:span><text:span text:style-name="T68">T </text:span><text:span text:style-name="T86">é representada como um vetor binário com t[k] = 1 se </text:span><text:span text:style-name="T68">T </text:span><text:span text:style-name="T86">contém o item</text:span><text:span text:style-name="T68"> i</text:span><text:span text:style-name="T115">k</text:span><text:span text:style-name="T123">, e t</text:span><text:span text:style-name="T86">[k] = 0 caso o contrário. Há uma tupla no banco de dados para cada transação. Considerando que X é subconjunto de </text:span><text:span text:style-name="T68">I</text:span><text:span text:style-name="T86">, uma transaçãso </text:span><text:span text:style-name="T68">T </text:span><text:span text:style-name="T86">contém </text:span><text:span text:style-name="T68">X </text:span><text:span text:style-name="T86">se para todos os itens i</text:span><text:span text:style-name="T115">k</text:span><text:span text:style-name="T123"> em </text:span><text:span text:style-name="T128">X</text:span><text:span text:style-name="T123">, t[k] = 1.</text:span></text:p>
      <text:p text:style-name="P55"><text:span text:style-name="T123"><text:tab/></text:span><text:span text:style-name="T133">Uma regra de associação </text:span><text:span text:style-name="Citation"><text:span text:style-name="T134">[</text:span></text:span><text:span text:style-name="Citation"><text:span text:style-name="T135">4</text:span></text:span><text:span text:style-name="Citation"><text:span text:style-name="T134">]</text:span></text:span><text:span text:style-name="T133"> é uma implicação da forma </text:span><text:span text:style-name="T216">X </text:span><text:span text:style-name="T222">=</text:span><text:span text:style-name="T223">&gt;</text:span><text:span text:style-name="T216"> Y </text:span><text:span text:style-name="T222">, onde </text:span><text:span text:style-name="T216">X </text:span><text:span text:style-name="T217">C</text:span><text:span text:style-name="T216"> I</text:span><text:span text:style-name="T222">, </text:span><text:span text:style-name="T216">Y </text:span><text:span text:style-name="T217">C</text:span><text:span text:style-name="T216"> I</text:span><text:span text:style-name="T222">, e </text:span><text:span text:style-name="T216">X </text:span><text:span text:style-name="T242">∩</text:span><text:span text:style-name="T216"> Y </text:span><text:span text:style-name="T222">= </text:span><text:span text:style-name="T243">Ø</text:span><text:span text:style-name="T240">, ou seja, </text:span><text:span text:style-name="T244">X</text:span><text:span text:style-name="T240"> é </text:span><text:span text:style-name="T241">sub</text:span><text:span text:style-name="T240">conjunto de </text:span><text:span text:style-name="T244">I</text:span><text:span text:style-name="T240">, e </text:span><text:span text:style-name="T244">Y</text:span><text:span text:style-name="T222"> </text:span><text:span text:style-name="T223">é </text:span><text:span text:style-name="T224">sub</text:span><text:span text:style-name="T223">conjunto de </text:span><text:span text:style-name="T218">I </text:span><text:span text:style-name="T211">que não está presente em</text:span><text:span text:style-name="T218"> X</text:span><text:span text:style-name="T211">. </text:span><text:span text:style-name="T210">A</text:span><text:span text:style-name="T222"> regra </text:span><text:span text:style-name="T216">X </text:span><text:span text:style-name="T222">=</text:span><text:span text:style-name="T223">&gt;</text:span><text:span text:style-name="T216"> Y </text:span><text:span text:style-name="T222">é válida no conjunto de transações </text:span><text:span text:style-name="T216">T</text:span><text:span text:style-name="T222">, com o grau de confiança </text:span><text:span text:style-name="T224">0 </text:span><text:span text:style-name="T298">≤ </text:span><text:span text:style-name="T222">c </text:span><text:span text:style-name="T298">≤ 1</text:span><text:span text:style-name="T222">, se </text:span><text:span text:style-name="T224">no mínimo </text:span><text:span text:style-name="T222">c% das transações em </text:span><text:span text:style-name="T216">T </text:span><text:span text:style-name="T222">que contêm </text:span><text:span text:style-name="T216">X </text:span><text:span text:style-name="T222">também contêm </text:span><text:span text:style-name="T216">Y </text:span><text:span text:style-name="T222">. A regra </text:span><text:span text:style-name="T216">X </text:span><text:span text:style-name="T222">=</text:span><text:span text:style-name="T224">&gt;</text:span><text:span text:style-name="T216"> Y </text:span><text:span text:style-name="T222">tem suporte s em </text:span><text:span text:style-name="T216">T</text:span><text:span text:style-name="T222">, se s% das transações em </text:span><text:span text:style-name="T216">T </text:span><text:span text:style-name="T222">contêm </text:span><text:span text:style-name="T216">X</text:span><text:span text:style-name="T210"> </text:span><text:span text:style-name="T212">U</text:span><text:span text:style-name="T210"> </text:span><text:span text:style-name="T216">Y </text:span><text:span text:style-name="T222">. Se as condições forem satisfeitas, c% representará o fator de confiabilidade e s% o fator de suporte.</text:span></text:p>
      <text:p text:style-name="P65"><text:tab/></text:p>
      <text:h text:style-name="P135" text:outline-level="2"><text:bookmark-start text:name="__RefHeading___Toc2871_2898442780"/>SUPORTE<text:bookmark-end text:name="__RefHeading___Toc2871_2898442780"/></text:h>
      <text:p text:style-name="P26"><text:tab/>Conceito também introduzido em 1993 [1]. Representa a quantidade de itemsets na base de dados que apoiam uma regra. É a probabilidade de um itemset <text:span text:style-name="T96">X</text:span> estar contido em uma tupla t de uma base de dados D.</text:p>
      <text:p text:style-name="P26"><text:span text:style-name="T88"><text:tab/></text:span><text:span text:style-name="T18">P</text:span><text:span text:style-name="T28">ode ser </text:span><text:span text:style-name="T69">representado</text:span><text:span text:style-name="T88"> por:</text:span></text:p>
      <text:p text:style-name="P26"><text:tab/><draw:frame draw:style-name="fr4" draw:name="Object1" text:anchor-type="as-char" svg:y="-0.644cm" svg:width="6.562cm" svg:height="1.046cm" draw:z-index="0"><draw:object xlink:href="./Object 1" xlink:type="simple" xlink:show="embed" xlink:actuate="onLoad"/><draw:image xlink:href="./ObjectReplacements/Object 1" xlink:type="simple" xlink:show="embed" xlink:actuate="onLoad"/><svg:desc>formula</svg:desc></draw:frame></text:p>
      <text:p text:style-name="P26"/>
      <text:p text:style-name="P31"><text:tab/><text:span text:style-name="T95">Trata-se da significância estatística da ocorrência dos itemsets que </text:span><text:span text:style-name="T19">geram as</text:span><text:span text:style-name="T95"> regras. Em algoritmos de mineração de associações, tais como o APRIORI</text:span><text:a xlink:type="simple" xlink:href="https://rakesh.agrawal-family.com/papers/icde99rules.pdf" text:style-name="Internet_20_link" text:visited-style-name="Visited_20_Internet_20_Link"><text:span text:style-name="T95">[citação p.3 3.3]</text:span></text:a><text:span text:style-name="T95">, geralmente é definido um índice de suporte mínimo que as regras devem atingir para que </text:span><text:span text:style-name="T19">sejam</text:span><text:span text:style-name="T95"> considerada</text:span><text:span text:style-name="T19">s</text:span><text:span text:style-name="T95">.</text:span></text:p>
      <text:p text:style-name="P31"><text:span text:style-name="T95"><text:tab/>O conceito de independência estatística </text:span><text:a xlink:type="simple" xlink:href="https://www.stat.cmu.edu/~cshalizi/36-220/lecture-5.pdf" text:style-name="Internet_20_link" text:visited-style-name="Visited_20_Internet_20_Link"><text:span text:style-name="T95">[</text:span></text:a><text:a xlink:type="simple" xlink:href="https://www.stat.cmu.edu/~cshalizi/36-220/lecture-5.pdf" text:style-name="Internet_20_link" text:visited-style-name="Visited_20_Internet_20_Link"><text:span text:style-name="T98">c</text:span></text:a><text:a xlink:type="simple" xlink:href="https://www.stat.cmu.edu/~cshalizi/36-220/lecture-5.pdf" text:style-name="Internet_20_link" text:visited-style-name="Visited_20_Internet_20_Link"><text:span text:style-name="T99">itação</text:span></text:a><text:a xlink:type="simple" xlink:href="https://www.stat.cmu.edu/~cshalizi/36-220/lecture-5.pdf" text:style-name="Internet_20_link" text:visited-style-name="Visited_20_Internet_20_Link"><text:span text:style-name="T95"> p.1]</text:span></text:a><text:span text:style-name="T95"> pode ser utilizado para estimar o apoio de um </text:span><text:span text:style-name="T43">itemset</text:span><text:span text:style-name="T89">. </text:span></text:p>
      <text:p text:style-name="P31"/>
      <text:p text:style-name="P31"/>
      <text:p text:style-name="P31"/>
      <text:p text:style-name="P31"/>
      <text:p text:style-name="P31"/>
      <text:p text:style-name="P31"/>
      <text:p text:style-name="P31"/>
      <text:p text:style-name="P31"/>
      <text:p text:style-name="P31"/>
      <text:p text:style-name="P31"/>
      <text:p text:style-name="P31"/>
      <text:h text:style-name="P133" text:outline-level="2"><text:bookmark-start text:name="__RefHeading___Toc2873_2898442780"/><text:soft-page-break/>CONFIANÇA<text:bookmark-end text:name="__RefHeading___Toc2873_2898442780"/></text:h>
      <text:p text:style-name="P32"><text:span text:style-name="T20"><text:tab/>Dada uma a</text:span><text:span text:style-name="T21">ssociação</text:span><text:span text:style-name="T35"> i = A⇒C </text:span></text:p>
      <text:p text:style-name="P32"><text:span text:style-name="T36"><text:tab/></text:span><text:span text:style-name="T30">Dado um</text:span><text:span text:style-name="T37"> </text:span><text:span text:style-name="T36">itemset t </text:span><text:span text:style-name="T29"><text:s/></text:span><text:span text:style-name="T32">tal que </text:span><text:span text:style-name="T39">t </text:span><text:span text:style-name="T40">⊃</text:span><text:span text:style-name="T39">A</text:span><text:span text:style-name="T36">;</text:span></text:p>
      <text:p text:style-name="P32"><text:span text:style-name="T36"><text:tab/></text:span><text:span text:style-name="T31">Se </text:span><text:span text:style-name="T38">C ⊄ t,</text:span><text:span text:style-name="T31"> </text:span><text:span text:style-name="T30">podemos afirmar que a regra </text:span><text:span text:style-name="T37">i </text:span><text:span text:style-name="T30">não se aplica a </text:span><text:span text:style-name="T37">t</text:span><text:span text:style-name="T30">, </text:span><text:span text:style-name="T32">já que a existência de A, segundo </text:span><text:span text:style-name="T39">i,</text:span><text:span text:style-name="T32"> implica na existência de C</text:span><text:span text:style-name="T30">.</text:span></text:p>
      <text:p text:style-name="P33"><text:span text:style-name="T20"><text:tab/></text:span><text:span text:style-name="T22">A</text:span><text:span text:style-name="T20"> confiança p</text:span><text:span text:style-name="T24">ode ser definida então como</text:span><text:span text:style-name="T20"> </text:span><text:span text:style-name="T23">a probabilidade de q</text:span><text:span text:style-name="T24">ue </text:span><text:span text:style-name="T39">t</text:span><text:span text:style-name="T24"> contenha também o termo consequente </text:span><text:span text:style-name="T27">(seja verdadeira)</text:span><text:span text:style-name="T31">. </text:span></text:p>
      <text:p text:style-name="P33"><text:span text:style-name="T31"><text:tab/></text:span><text:span text:style-name="T33">É dada po</text:span><text:span text:style-name="T34">r:</text:span></text:p>
      <text:p text:style-name="P29"><text:tab/><draw:frame draw:style-name="fr3" draw:name="Object2" text:anchor-type="as-char" svg:y="-0.667cm" svg:width="12.044cm" svg:height="1.09cm" draw:z-index="1"><draw:object xlink:href="./Object 2" xlink:type="simple" xlink:show="embed" xlink:actuate="onLoad"/><draw:image xlink:href="./ObjectReplacements/Object 2" xlink:type="simple" xlink:show="embed" xlink:actuate="onLoad"/><svg:desc>formula</svg:des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29" text:outline-level="1"><text:bookmark-start text:name="__RefHeading___Toc2741_2898442780"/><text:soft-page-break/>MÉTRICAS DE REGRAS DE ASSOCIAÇÃ<text:span text:style-name="T93">O</text:span><text:bookmark-end text:name="__RefHeading___Toc2741_2898442780"/></text:h>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875_2898442780"/><text:soft-page-break/><text:span text:style-name="T90">Added Value </text:span><text:span text:style-name="T91">(AV</text:span><text:span text:style-name="T92">) </text:span><text:bookmark-end text:name="__RefHeading___Toc2875_2898442780"/></text:h>
      <text:p text:style-name="P73"><text:tab/>Dada uma regra i = A⇒C com: </text:p>
      <text:p text:style-name="P75"><text:tab/><text:tab/>índice de confiança de 0.9;</text:p>
      <text:p text:style-name="P75"><text:tab/><text:tab/>índice de apoio aceitável;</text:p>
      <text:p text:style-name="P72"><text:tab/>Dada uma tupla t ⊃A de uma base de dados D;</text:p>
      <text:p text:style-name="P73"><text:span text:style-name="T94"><text:tab/>Podemos afirmar que</text:span><text:span text:style-name="T44"> </text:span><text:span text:style-name="T45">C </text:span><text:span text:style-name="T94">tem uma probabilidade de 90% de estar contido em</text:span><text:span text:style-name="T44"> </text:span><text:span text:style-name="T45">t </text:span><text:span text:style-name="T46">(devido à confiança de 0.9)</text:span><text:span text:style-name="T70">. </text:span></text:p>
      <text:p text:style-name="P77"/>
      <text:p text:style-name="P78"><text:tab/><text:span text:style-name="T25">De acordo com os</text:span> critérios de avaliação até então apresentados, a regra i <text:span text:style-name="T25">é</text:span> de grande interesse, tendo em vista seu alto índice de confiança. <text:tab/></text:p>
      <text:p text:style-name="P78"><text:tab/>No entanto, se supp(C) ≥ 0.9, ou seja, se <text:span text:style-name="T97">a </text:span>90% das tuplas de D contem C, independentemente de conterem A ou não, nosso interesse na associação i cai significantemente. Portanto, não podemos negligenciar o suporte do <text:span text:style-name="T42">itemset</text:span> consequente. A métrica AV pode ser usada para identificar casos nos quais o <text:span text:style-name="T97">suporte d</text:span><text:span text:style-name="T25">e </text:span><text:span text:style-name="T26">C</text:span> <text:span text:style-name="T25">seja i</text:span><text:span text:style-name="T26">gual</text:span><text:span text:style-name="T25"> a confiança da regra</text:span>.</text:p>
      <text:p text:style-name="P73"><text:tab/>Uma propriedade interessante dessa métrica, é que <text:span text:style-name="T100">a existência de</text:span> uma regra com um <text:span text:style-name="T26">AV</text:span> negativo e um alto valor absoluto implica na existência de uma outra regra com alto <text:span text:style-name="T26">AV</text:span>.</text:p>
      <text:p text:style-name="P76"><text:tab/>É definid<text:span text:style-name="T97">a por</text:span>:</text:p>
      <text:p text:style-name="P27"><text:bookmark text:name="MathJax-Span-409"/><text:bookmark text:name="MathJax-Span-407"/><text:bookmark text:name="MathJax-Element-37-Frame"/><text:bookmark text:name="MathJax-Span-408"/><text:span text:style-name="T41">A</text:span><text:bookmark text:name="MathJax-Span-410"/><text:span text:style-name="T41">V</text:span><text:bookmark text:name="MathJax-Span-411"/>(<text:span text:style-name="T41">A</text:span>⇒<text:span text:style-name="T41">C</text:span>)<text:bookmark text:name="MathJax-Span-416"/>)<text:bookmark text:name="MathJax-Span-417"/>=<text:bookmark text:name="MathJax-Span-418"/> <text:span text:style-name="T41">c</text:span><text:bookmark text:name="MathJax-Span-419"/><text:span text:style-name="T41">o</text:span><text:bookmark text:name="MathJax-Span-420"/><text:span text:style-name="T41">n</text:span><text:bookmark text:name="MathJax-Span-421"/><text:span text:style-name="T41">f</text:span><text:bookmark text:name="MathJax-Span-422"/>(<text:span text:style-name="T41">A</text:span>⇒<text:span text:style-name="T41">C</text:span>)<text:bookmark text:name="MathJax-Span-427"/> −<text:bookmark text:name="MathJax-Span-428"/> <text:span text:style-name="T41">s</text:span><text:bookmark text:name="MathJax-Span-429"/><text:span text:style-name="T41">u</text:span><text:bookmark text:name="MathJax-Span-430"/><text:span text:style-name="T41">p</text:span><text:bookmark text:name="MathJax-Span-431"/><text:span text:style-name="T41">p</text:span><text:bookmark text:name="MathJax-Span-432"/>(<text:span text:style-name="T41">C</text:span>)</text:p>
      <text:p text:style-name="P28">ou</text:p>
      <text:p text:style-name="P30">AV(A⇒C) = P(A|C) – P(C)</text:p>
      <text:p text:style-name="P74"><text:tab/></text:p>
      <text:h text:style-name="P134" text:outline-level="2"><text:bookmark-start text:name="__RefHeading___Toc2877_2898442780"/><text:a xlink:type="simple" xlink:href="https://michael.hahsler.net/research/association_rules/measures.html#all-confidence" text:style-name="Internet_20_link" text:visited-style-name="Visited_20_Internet_20_Link">All-confidence</text:a> <text:bookmark-end text:name="__RefHeading___Toc2877_2898442780"/></text:h>
      <text:p text:style-name="P123"/>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879_2898442780"/><text:a xlink:type="simple" xlink:href="https://michael.hahsler.net/research/association_rules/measures.html#casualConfidence" text:style-name="Internet_20_link" text:visited-style-name="Visited_20_Internet_20_Link">Casual Confidence</text:a> <text:bookmark-end text:name="__RefHeading___Toc2879_2898442780"/></text:h>
      <text:p text:style-name="P123"/>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881_2898442780"/><text:a xlink:type="simple" xlink:href="https://michael.hahsler.net/research/association_rules/measures.html#casualSupport" text:style-name="Internet_20_link" text:visited-style-name="Visited_20_Internet_20_Link">Casual Support</text:a> <text:bookmark-end text:name="__RefHeading___Toc2881_2898442780"/></text:h>
      <text:p text:style-name="P123"/>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23"/>
      <text:h text:style-name="P134" text:outline-level="2"><text:bookmark-start text:name="__RefHeading___Toc2883_2898442780"/><text:a xlink:type="simple" xlink:href="https://michael.hahsler.net/research/association_rules/measures.html#certainty" text:style-name="Internet_20_link" text:visited-style-name="Visited_20_Internet_20_Link">Certainty Factor</text:a> <text:bookmark-end text:name="__RefHeading___Toc2883_2898442780"/></text:h>
      <text:p text:style-name="P123"/>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885_2898442780"/><text:a xlink:type="simple" xlink:href="https://michael.hahsler.net/research/association_rules/measures.html#chisquared" text:style-name="Internet_20_link" text:visited-style-name="Visited_20_Internet_20_Link">Chi-Squared</text:a> <text:bookmark-end text:name="__RefHeading___Toc2885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23"/>
      <text:h text:style-name="P134" text:outline-level="2"><text:bookmark-start text:name="__RefHeading___Toc2887_2898442780"/><text:a xlink:type="simple" xlink:href="https://michael.hahsler.net/research/association_rules/measures.html#crossSupport" text:style-name="Internet_20_link" text:visited-style-name="Visited_20_Internet_20_Link">Cross-Support Ratio</text:a> <text:bookmark-end text:name="__RefHeading___Toc2887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889_2898442780"/><text:a xlink:type="simple" xlink:href="https://michael.hahsler.net/research/association_rules/measures.html#collective" text:style-name="Internet_20_link" text:visited-style-name="Visited_20_Internet_20_Link">Collective Strength</text:a> <text:bookmark-end text:name="__RefHeading___Toc2889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123"/>
      <text:h text:style-name="P134" text:outline-level="2"><text:bookmark-start text:name="__RefHeading___Toc2891_2898442780"/><text:a xlink:type="simple" xlink:href="https://michael.hahsler.net/research/association_rules/measures.html#conviction" text:style-name="Internet_20_link" text:visited-style-name="Visited_20_Internet_20_Link">Conviction</text:a> <text:bookmark-end text:name="__RefHeading___Toc2891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23"/>
      <text:h text:style-name="P134" text:outline-level="2"><text:bookmark-start text:name="__RefHeading___Toc2893_2898442780"/><text:a xlink:type="simple" xlink:href="https://michael.hahsler.net/research/association_rules/measures.html#cosine" text:style-name="Internet_20_link" text:visited-style-name="Visited_20_Internet_20_Link">Cosine</text:a> <text:bookmark-end text:name="__RefHeading___Toc2893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895_2898442780"/><text:a xlink:type="simple" xlink:href="https://michael.hahsler.net/research/association_rules/measures.html#coverage" text:style-name="Internet_20_link" text:visited-style-name="Visited_20_Internet_20_Link">Coverage</text:a> <text:bookmark-end text:name="__RefHeading___Toc2895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897_2898442780"/><text:a xlink:type="simple" xlink:href="https://michael.hahsler.net/research/association_rules/measures.html#confirmedConfidence" text:style-name="Internet_20_link" text:visited-style-name="Visited_20_Internet_20_Link">Descriptive Confirmed Confidence</text:a> <text:bookmark-end text:name="__RefHeading___Toc2897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899_2898442780"/><text:a xlink:type="simple" xlink:href="https://michael.hahsler.net/research/association_rules/measures.html#doc" text:style-name="Internet_20_link" text:visited-style-name="Visited_20_Internet_20_Link">Difference of Confidence</text:a> <text:bookmark-end text:name="__RefHeading___Toc2899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01_2898442780"/>Example and Counter-Example Rate <text:bookmark-end text:name="__RefHeading___Toc2901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03_2898442780"/>Fisher's Exact Test <text:bookmark-end text:name="__RefHeading___Toc2903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05_2898442780"/>Gini Index <text:bookmark-end text:name="__RefHeading___Toc2905_2898442780"/></text:h>
      <text:p text:style-name="P123"/>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07_2898442780"/><text:a xlink:type="simple" xlink:href="https://michael.hahsler.net/research/association_rules/measures.html#hyperConf" text:style-name="Internet_20_link" text:visited-style-name="Visited_20_Internet_20_Link">Hyper-Confidence</text:a> <text:bookmark-end text:name="__RefHeading___Toc2907_2898442780"/></text:h>
      <text:p text:style-name="P123"/>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09_2898442780"/><text:a xlink:type="simple" xlink:href="https://michael.hahsler.net/research/association_rules/measures.html#hyperLift" text:style-name="Internet_20_link" text:visited-style-name="Visited_20_Internet_20_Link">Hyper-Lift</text:a> <text:bookmark-end text:name="__RefHeading___Toc2909_2898442780"/></text:h>
      <text:p text:style-name="P123"/>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11_2898442780"/><text:a xlink:type="simple" xlink:href="https://michael.hahsler.net/research/association_rules/measures.html#imbalance" text:style-name="Internet_20_link" text:visited-style-name="Visited_20_Internet_20_Link">Imbalance Ratio</text:a> <text:bookmark-end text:name="__RefHeading___Toc2911_2898442780"/></text:h>
      <text:p text:style-name="P123"/>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13_2898442780"/><text:a xlink:type="simple" xlink:href="https://michael.hahsler.net/research/association_rules/measures.html#importance" text:style-name="Internet_20_link" text:visited-style-name="Visited_20_Internet_20_Link">Importance</text:a> <text:bookmark-end text:name="__RefHeading___Toc2913_2898442780"/></text:h>
      <text:p text:style-name="P123"/>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15_2898442780"/><text:a xlink:type="simple" xlink:href="https://michael.hahsler.net/research/association_rules/measures.html#improvement" text:style-name="Internet_20_link" text:visited-style-name="Visited_20_Internet_20_Link">Improvement</text:a> <text:bookmark-end text:name="__RefHeading___Toc2915_2898442780"/></text:h>
      <text:p text:style-name="P123"/>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17_2898442780"/><text:a xlink:type="simple" xlink:href="https://michael.hahsler.net/research/association_rules/measures.html#jaccard" text:style-name="Internet_20_link" text:visited-style-name="Visited_20_Internet_20_Link">Jaccard Coefficient</text:a> <text:bookmark-end text:name="__RefHeading___Toc2917_2898442780"/></text:h>
      <text:p text:style-name="P123"/>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19_2898442780"/><text:a xlink:type="simple" xlink:href="https://michael.hahsler.net/research/association_rules/measures.html#jMeasure" text:style-name="Internet_20_link" text:visited-style-name="Visited_20_Internet_20_Link">J-Measure</text:a> <text:bookmark-end text:name="__RefHeading___Toc2919_2898442780"/></text:h>
      <text:p text:style-name="P123"/>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21_2898442780"/><text:a xlink:type="simple" xlink:href="https://michael.hahsler.net/research/association_rules/measures.html#kappa" text:style-name="Internet_20_link" text:visited-style-name="Visited_20_Internet_20_Link">Kappa</text:a> <text:bookmark-end text:name="__RefHeading___Toc2921_2898442780"/></text:h>
      <text:p text:style-name="P123"/>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23_2898442780"/><text:a xlink:type="simple" xlink:href="https://michael.hahsler.net/research/association_rules/measures.html#klosgen" text:style-name="Internet_20_link" text:visited-style-name="Visited_20_Internet_20_Link">Klosgen</text:a> <text:bookmark-end text:name="__RefHeading___Toc2923_2898442780"/></text:h>
      <text:p text:style-name="P123"/>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25_2898442780"/><text:a xlink:type="simple" xlink:href="https://michael.hahsler.net/research/association_rules/measures.html#kulczynski" text:style-name="Internet_20_link" text:visited-style-name="Visited_20_Internet_20_Link">Kulczynski</text:a> <text:bookmark-end text:name="__RefHeading___Toc2925_2898442780"/></text:h>
      <text:p text:style-name="P123"/>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27_2898442780"/><text:soft-page-break/><text:a xlink:type="simple" xlink:href="https://michael.hahsler.net/research/association_rules/measures.html#lambda" text:style-name="Internet_20_link" text:visited-style-name="Visited_20_Internet_20_Link">Goodman-Kruskal Lambda</text:a> <text:bookmark-end text:name="__RefHeading___Toc2927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29_2898442780"/><text:soft-page-break/><text:a xlink:type="simple" xlink:href="https://michael.hahsler.net/research/association_rules/measures.html#laplace" text:style-name="Internet_20_link" text:visited-style-name="Visited_20_Internet_20_Link">Laplace Corrected Confidence</text:a> <text:bookmark-end text:name="__RefHeading___Toc2929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31_2898442780"/><text:soft-page-break/><text:a xlink:type="simple" xlink:href="https://michael.hahsler.net/research/association_rules/measures.html#leastContradiction" text:style-name="Internet_20_link" text:visited-style-name="Visited_20_Internet_20_Link">Least Contradiction</text:a> <text:bookmark-end text:name="__RefHeading___Toc2931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33_2898442780"/><text:soft-page-break/><text:a xlink:type="simple" xlink:href="https://michael.hahsler.net/research/association_rules/measures.html#lerman" text:style-name="Internet_20_link" text:visited-style-name="Visited_20_Internet_20_Link">Lerman Similarity</text:a> <text:bookmark-end text:name="__RefHeading___Toc2933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35_2898442780"/><text:soft-page-break/><text:a xlink:type="simple" xlink:href="https://michael.hahsler.net/research/association_rules/measures.html#leverage" text:style-name="Internet_20_link" text:visited-style-name="Visited_20_Internet_20_Link">Leverage</text:a> <text:bookmark-end text:name="__RefHeading___Toc2935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37_2898442780"/><text:soft-page-break/><text:a xlink:type="simple" xlink:href="https://michael.hahsler.net/research/association_rules/measures.html#lift" text:style-name="Internet_20_link" text:visited-style-name="Visited_20_Internet_20_Link">Lift</text:a> <text:bookmark-end text:name="__RefHeading___Toc2937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39_2898442780"/><text:soft-page-break/>MaxConf <text:bookmark-end text:name="__RefHeading___Toc2939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41_2898442780"/><text:soft-page-break/><text:a xlink:type="simple" xlink:href="https://michael.hahsler.net/research/association_rules/measures.html#mutualInformation" text:style-name="Internet_20_link" text:visited-style-name="Visited_20_Internet_20_Link">Mutual Information</text:a> <text:bookmark-end text:name="__RefHeading___Toc2941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43_2898442780"/><text:soft-page-break/><text:a xlink:type="simple" xlink:href="https://michael.hahsler.net/research/association_rules/measures.html#oddsRatio" text:style-name="Internet_20_link" text:visited-style-name="Visited_20_Internet_20_Link">Odds Ratio</text:a> <text:bookmark-end text:name="__RefHeading___Toc2943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45_2898442780"/><text:soft-page-break/><text:a xlink:type="simple" xlink:href="https://michael.hahsler.net/research/association_rules/measures.html#phi" text:style-name="Internet_20_link" text:visited-style-name="Visited_20_Internet_20_Link">Phi Correlation Coefficient</text:a> <text:bookmark-end text:name="__RefHeading___Toc2945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47_2898442780"/><text:soft-page-break/><text:a xlink:type="simple" xlink:href="https://michael.hahsler.net/research/association_rules/measures.html#ralambondrainy" text:style-name="Internet_20_link" text:visited-style-name="Visited_20_Internet_20_Link">Ralambondrainy Measure</text:a> <text:bookmark-end text:name="__RefHeading___Toc2947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49_2898442780"/><text:soft-page-break/><text:a xlink:type="simple" xlink:href="https://michael.hahsler.net/research/association_rules/measures.html#rld" text:style-name="Internet_20_link" text:visited-style-name="Visited_20_Internet_20_Link">Relative Linkage Disequilibrium</text:a> <text:bookmark-end text:name="__RefHeading___Toc2949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51_2898442780"/><text:soft-page-break/><text:a xlink:type="simple" xlink:href="https://michael.hahsler.net/research/association_rules/measures.html#rpf" text:style-name="Internet_20_link" text:visited-style-name="Visited_20_Internet_20_Link">Rule Power Factor</text:a> <text:s text:c="3"/><text:bookmark-end text:name="__RefHeading___Toc2951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53_2898442780"/><text:soft-page-break/><text:a xlink:type="simple" xlink:href="https://michael.hahsler.net/research/association_rules/measures.html#sebag" text:style-name="Internet_20_link" text:visited-style-name="Visited_20_Internet_20_Link">Sebag-Schoenauer Measure</text:a> <text:bookmark-end text:name="__RefHeading___Toc2953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55_2898442780"/><text:soft-page-break/><text:a xlink:type="simple" xlink:href="https://michael.hahsler.net/research/association_rules/measures.html#varyingLiaison" text:style-name="Internet_20_link" text:visited-style-name="Visited_20_Internet_20_Link">Varying Rates Liaison</text:a> <text:bookmark-end text:name="__RefHeading___Toc2955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57_2898442780"/><text:soft-page-break/><text:a xlink:type="simple" xlink:href="https://michael.hahsler.net/research/association_rules/measures.html#yule" text:style-name="Internet_20_link" text:visited-style-name="Visited_20_Internet_20_Link">Yule's Q</text:a> <text:bookmark-end text:name="__RefHeading___Toc2957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34" text:outline-level="2"><text:bookmark-start text:name="__RefHeading___Toc2959_2898442780"/><text:soft-page-break/><text:a xlink:type="simple" xlink:href="https://michael.hahsler.net/research/association_rules/measures.html#yule" text:style-name="Internet_20_link" text:visited-style-name="Visited_20_Internet_20_Link">Yule's Y</text:a> <text:bookmark-end text:name="__RefHeading___Toc2959_2898442780"/></text:h>
      <text:p text:style-name="P1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Standard"/>
      <text:h text:style-name="Heading_20_1" text:outline-level="1"><text:bookmark-start text:name="__RefHeading___Toc2743_2898442780"/><text:soft-page-break/>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h text:style-name="Heading_20_1" text:outline-level="1"><text:bookmark-start text:name="__RefHeading___Toc2745_2898442780"/><text:soft-page-break/>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text:tab/></text:p>
      <text:p text:style-name="P122"><text:bookmark-start text:name="__RefHeading___Toc2747_2898442780"/><text:soft-page-break/>REFERÊNCIAS BIBLIOGRÁFICAS<text:bookmark-end text:name="__RefHeading___Toc2747_2898442780"/></text:p>
      <text:p text:style-name="P38"><text:span text:style-name="T268">[3] </text:span><text:span text:style-name="T267">AGRAWAL, R; IMIELINSKI, T; SWAMI, A. Mining Association Rules between Sets </text:span><text:span text:style-name="T265">of Items in Large Databases. In: ACM SIGMOD CONFERENCE ON MANEGEMENT OF DATA, p. 207 – 216,Washington, DC, USA, 1993. ACM Press - New York, NY, USA.</text:span></text:p>
      <text:p text:style-name="P38"><text:span text:style-name="T266">[4]</text:span><text:span text:style-name="T265"> AGRAWAL, R; SRIKANT, R. Fast Algorithms for Mining Association Rules. In:</text:span></text:p>
      <text:p text:style-name="P39">Bocca, J. B; Jarke, M; Zaniolo, C, editors, PROC. 20TH INT. CONF. VERY LARGE</text:p>
      <text:p text:style-name="P40">DATA BASES, VLDB, p. 487–499, Washington, DC, USA, 12–15 1994. Morgan Kaufman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09-12T18:15:52.184000000</dc:date>
    <meta:print-date>1999-07-09T08:15:00</meta:print-date>
    <meta:editing-cycles>52</meta:editing-cycles>
    <meta:editing-duration>P1DT4M8S</meta:editing-duration>
    <meta:generator>LibreOffice/6.3.1.2$Windows_X86_64 LibreOffice_project/b79626edf0065ac373bd1df5c28bd630b4424273</meta:generator>
    <meta:document-statistic meta:table-count="7" meta:image-count="0" meta:object-count="6" meta:page-count="70" meta:paragraph-count="483" meta:word-count="3558" meta:character-count="21302" meta:non-whitespace-character-count="17960"/>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2/content.xml><?xml version="1.0" encoding="utf-8"?>
<math xmlns="http://www.w3.org/1998/Math/MathML" display="block">
  <semantics>
    <mrow>
      <mtext>conf</mtext>
      <mrow>
        <mrow>
          <mo fence="true" stretchy="false">(</mo>
          <mrow>
            <mrow>
              <mi>A</mi>
              <mtext>⇒</mtext>
              <mi>C</mi>
            </mrow>
          </mrow>
          <mo fence="true" stretchy="false">)</mo>
        </mrow>
        <mo stretchy="false">=</mo>
        <mfrac>
          <mrow>
            <mtext>sup</mtext>
            <mrow>
              <mo fence="true" stretchy="false">(</mo>
              <mrow>
                <mrow>
                  <mi>A</mi>
                  <mtext>⇒</mtext>
                  <mi>C</mi>
                </mrow>
              </mrow>
              <mo fence="true" stretchy="false">)</mo>
            </mrow>
          </mrow>
          <mrow>
            <mtext>  sup</mtext>
            <mrow>
              <mo fence="true" stretchy="false">(</mo>
              <mrow>
                <mi>A</mi>
              </mrow>
              <mo fence="true" stretchy="false">)</mo>
            </mrow>
          </mrow>
        </mfrac>
        <mo stretchy="false">=</mo>
        <mfrac>
          <mrow>
            <mtext>sup</mtext>
            <mrow>
              <mo fence="true" stretchy="false">(</mo>
              <mrow>
                <mrow>
                  <mi>A</mi>
                  <mo stretchy="false">∪</mo>
                  <mi>C</mi>
                </mrow>
              </mrow>
              <mo fence="true" stretchy="false">)</mo>
            </mrow>
          </mrow>
          <mrow>
            <mtext>  sup</mtext>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 A"⇒"C)} over { "  sup"(A) } = {"sup"(A union C)} over {"  sup"(A)}= { P( A intersection C )} over {P(A)} = P( A"|"C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n</mi>
              <mi>,</mi>
              <mi>p</mi>
            </mrow>
          </mrow>
          <mo fence="true" stretchy="false">)</mo>
        </mrow>
        <mo stretchy="false">=</mo>
        <mrow>
          <mo fence="true" stretchy="true">(</mo>
          <mrow>
            <mtable>
              <mtr>
                <mtd>
                  <mi>n</mi>
                </mtd>
              </mtr>
              <mtr>
                <mtd>
                  <mi>p</mi>
                </mtd>
              </mtr>
            </mtable>
          </mrow>
          <mo fence="true" stretchy="true">)</mo>
        </mrow>
        <mo stretchy="false">=</mo>
        <mfrac>
          <mrow>
            <mi>n</mi>
            <mi>!</mi>
          </mrow>
          <mrow>
            <mi>p</mi>
            <mi>!</mi>
            <mrow>
              <mo fence="true" stretchy="false">(</mo>
              <mrow>
                <mrow>
                  <mi>n</mi>
                  <mo stretchy="false">−</mo>
                  <mi>p</mi>
                </mrow>
              </mrow>
              <mo fence="true" stretchy="false">)</mo>
            </mrow>
            <mi>!</mi>
          </mrow>
        </mfrac>
      </mrow>
    </mrow>
    <annotation encoding="StarMath 5.0">C( n,p ) = left ( binom{n}{p}  right ) = { n! }over{ p!(n-p)! }</annotation>
  </semantics>
</math>
</file>

<file path=Object 5/content.xml><?xml version="1.0" encoding="utf-8"?>
<math xmlns="http://www.w3.org/1998/Math/MathML" display="block">
  <semantics>
    <mrow>
      <mi>C</mi>
      <mrow>
        <mrow>
          <mo fence="true" stretchy="false">(</mo>
          <mrow>
            <mrow>
              <mn>6</mn>
              <mn>,1</mn>
            </mrow>
          </mrow>
          <mo fence="true" stretchy="false">)</mo>
        </mrow>
        <mo stretchy="false">=</mo>
        <mrow>
          <mo fence="true" stretchy="true">(</mo>
          <mrow>
            <mtable>
              <mtr>
                <mtd>
                  <mn>6</mn>
                </mtd>
              </mtr>
              <mtr>
                <mtd>
                  <mn>1</mn>
                </mtd>
              </mtr>
            </mtable>
          </mrow>
          <mo fence="true" stretchy="true">)</mo>
        </mrow>
        <mo stretchy="false">=</mo>
        <mfrac>
          <mrow>
            <mn>6</mn>
            <mi>!</mi>
          </mrow>
          <mrow>
            <mn>6</mn>
            <mi>!</mi>
            <mrow>
              <mo fence="true" stretchy="false">(</mo>
              <mrow>
                <mrow>
                  <mn>6</mn>
                  <mo stretchy="false">−</mo>
                  <mn>1</mn>
                </mrow>
              </mrow>
              <mo fence="true" stretchy="false">)</mo>
            </mrow>
            <mi>!</mi>
          </mrow>
        </mfrac>
        <mo stretchy="false">=</mo>
        <mfrac>
          <mrow>
            <mn>6</mn>
            <mo stretchy="false">∗</mo>
            <mn>5</mn>
            <mo stretchy="false">∗</mo>
            <mn>4</mn>
          </mrow>
          <mrow>
            <mrow>
              <mn>2</mn>
              <mo stretchy="false">∗</mo>
              <mn>4</mn>
            </mrow>
            <mi>!</mi>
          </mrow>
        </mfrac>
        <mo stretchy="false">=</mo>
        <mrow>
          <mn>6</mn>
          <mo stretchy="false">/</mo>
          <mn>1</mn>
        </mrow>
        <mo stretchy="false">=</mo>
        <mn>6</mn>
      </mrow>
    </mrow>
    <annotation encoding="StarMath 5.0">C( 6,1 ) = left ( binom{6}{1}  right ) = { 6! }over{ 6!(6-1)! } = {6*5*4}over{2*4!}=6/1=6</annotation>
  </semantics>
</math>
</file>

<file path=Object 6/content.xml><?xml version="1.0" encoding="utf-8"?>
<math xmlns="http://www.w3.org/1998/Math/MathML" display="block">
  <semantics>
    <mrow>
      <mrow>
        <munderover>
          <mo stretchy="false">∑</mo>
          <mrow>
            <mi>p</mi>
            <mo stretchy="false">=</mo>
            <mn>0</mn>
          </mrow>
          <mi>m</mi>
        </munderover>
        <mrow/>
      </mrow>
      <mo stretchy="false">=</mo>
      <mrow>
        <mo fence="true" stretchy="true">(</mo>
        <mrow>
          <mtable>
            <mtr>
              <mtd>
                <mi>m</mi>
              </mtd>
            </mtr>
            <mtr>
              <mtd>
                <mi>p</mi>
              </mtd>
            </mtr>
          </mtable>
        </mrow>
        <mo fence="true" stretchy="true">)</mo>
      </mrow>
      <mo stretchy="false">=</mo>
      <msup>
        <mn>2</mn>
        <mi>m</mi>
      </msup>
    </mrow>
    <annotation encoding="StarMath 5.0">sum from { {p=0} } to {m} { } =  left ( binom{m}{p} right )=2^m</annotation>
  </semantics>
</math>
</file>